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3.24cm"/>
    </style:style>
    <style:style style:name="co9" style:family="table-column">
      <style:table-column-properties fo:break-before="auto" style:column-width="1.75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0.317cm"/>
    </style:style>
    <style:style style:name="co12" style:family="table-column">
      <style:table-column-properties fo:break-before="auto" style:column-width="5.838cm"/>
    </style:style>
    <style:style style:name="co13" style:family="table-column">
      <style:table-column-properties fo:break-before="auto" style:column-width="5.533cm"/>
    </style:style>
    <style:style style:name="co14" style:family="table-column">
      <style:table-column-properties fo:break-before="auto" style:column-width="3.515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1.60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/>
        </table:table-row>
        <table:table-row table:style-name="ro1">
          <table:table-cell office:value-type="float" office:value="12662649">
            <text:p>12662649</text:p>
          </table:table-cell>
          <table:table-cell office:value-type="float" office:value="182673897">
            <text:p>182673897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673030435581">
            <text:p>6730304355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1.89 ( 1.40 . 4.70 mmol/L ) Triglütseriidid 0.35 ( </text:p>
          </table:table-cell>
          <table:table-cell office:value-type="string">
            <text:p>Triglütseriidid 0.35 ( </text:p>
          </table:table-cell>
          <table:table-cell office:value-type="string">
            <text:p>0.45 . 2.60 mmol/L ) Kusihape 30</text:p>
          </table:table-cell>
          <table:table-cell office:value-type="string">
            <text:p>Triglütseriidid</text:p>
          </table:table-cell>
          <table:table-cell office:value-type="float" office:value="0.35">
            <text:p>0,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770479">
            <text:p>15770479</text:p>
          </table:table-cell>
          <table:table-cell office:value-type="float" office:value="213031821">
            <text:p>213031821</text:p>
          </table:table-cell>
          <table:table-cell office:value-type="string">
            <text:p>2013-12-03</text:p>
          </table:table-cell>
          <table:table-cell office:value-type="string">
            <text:p>S</text:p>
          </table:table-cell>
          <table:table-cell office:value-type="string">
            <text:p>2013-11-23</text:p>
          </table:table-cell>
          <table:table-cell office:value-type="float" office:value="58373812852">
            <text:p>5837381285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36 </text:p>
          </table:table-cell>
          <table:table-cell office:value-type="string">
            <text:p>↓ ( 0.45 . 2.60 mmol/L )</text:p>
          </table:table-cell>
          <table:table-cell office:value-type="string">
            <text:p>Triglütseriidid</text:p>
          </table:table-cell>
          <table:table-cell office:value-type="float" office:value="0.36">
            <text:p>0,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Täpsus 100</text:p>
          </table:table-cell>
        </table:table-row>
        <table:table-row table:style-name="ro1">
          <table:table-cell office:value-type="float" office:value="18676300">
            <text:p>18676300</text:p>
          </table:table-cell>
          <table:table-cell office:value-type="float" office:value="200921006">
            <text:p>200921006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34862">
            <text:p>6730305348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<text:s/>/ LDL kolesterool 3.1 mmol/l , Triglütseriidid 0.43 mmol/L</text:p>
          </table:table-cell>
          <table:table-cell office:value-type="string">
            <text:p>Triglütseriidid 0.43 mmol/L</text:p>
          </table:table-cell>
          <table:table-cell/>
          <table:table-cell office:value-type="string">
            <text:p>Triglütseriidid</text:p>
          </table:table-cell>
          <table:table-cell office:value-type="float" office:value="0.43">
            <text:p>0,4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21915">
            <text:p>21721915</text:p>
          </table:table-cell>
          <table:table-cell office:value-type="float" office:value="179376717">
            <text:p>179376717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673045376343">
            <text:p>6730453763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43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43">
            <text:p>0,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19337">
            <text:p>6819337</text:p>
          </table:table-cell>
          <table:table-cell office:value-type="float" office:value="87169921">
            <text:p>87169921</text:p>
          </table:table-cell>
          <table:table-cell office:value-type="string">
            <text:p>2012-03-12</text:p>
          </table:table-cell>
          <table:table-cell office:value-type="string">
            <text:p>S</text:p>
          </table:table-cell>
          <table:table-cell office:value-type="string">
            <text:p>2012-03-07</text:p>
          </table:table-cell>
          <table:table-cell office:value-type="float" office:value="43683832840">
            <text:p>4368383284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46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46">
            <text:p>0,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76830">
            <text:p>18776830</text:p>
          </table:table-cell>
          <table:table-cell office:value-type="float" office:value="175090065">
            <text:p>175090065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673030387879">
            <text:p>6730303878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7.04.201310 : 25 : 03 : Triglütseriidid 0.47 mmol/L</text:p>
          </table:table-cell>
          <table:table-cell office:value-type="string">
            <text:p>Triglütseriidid 0.47 mmol/L</text:p>
          </table:table-cell>
          <table:table-cell/>
          <table:table-cell office:value-type="string">
            <text:p>Triglütseriidid</text:p>
          </table:table-cell>
          <table:table-cell office:value-type="float" office:value="0.47">
            <text:p>0,4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12601">
            <text:p>16612601</text:p>
          </table:table-cell>
          <table:table-cell office:value-type="float" office:value="194005952">
            <text:p>194005952</text:p>
          </table:table-cell>
          <table:table-cell office:value-type="string">
            <text:p>2013-08-21</text:p>
          </table:table-cell>
          <table:table-cell office:value-type="string">
            <text:p>S</text:p>
          </table:table-cell>
          <table:table-cell office:value-type="string">
            <text:p>2013-08-19</text:p>
          </table:table-cell>
          <table:table-cell office:value-type="float" office:value="29151393179">
            <text:p>2915139317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48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48">
            <text:p>0,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9952">
            <text:p>479952</text:p>
          </table:table-cell>
          <table:table-cell office:value-type="float" office:value="83030795">
            <text:p>83030795</text:p>
          </table:table-cell>
          <table:table-cell office:value-type="string">
            <text:p>2012-01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9851386290">
            <text:p>998513862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49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49">
            <text:p>0,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71303">
            <text:p>18571303</text:p>
          </table:table-cell>
          <table:table-cell office:value-type="float" office:value="165838302">
            <text:p>165838302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office:value-type="string">
            <text:p>2013-01-02</text:p>
          </table:table-cell>
          <table:table-cell office:value-type="float" office:value="14557674398">
            <text:p>145576743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2.01.201313 : 21 : triglütseriidid 0.49 mmol/L</text:p>
          </table:table-cell>
          <table:table-cell office:value-type="string">
            <text:p>triglütseriidid 0.49 mmol/L</text:p>
          </table:table-cell>
          <table:table-cell/>
          <table:table-cell office:value-type="string">
            <text:p>triglütseriidid</text:p>
          </table:table-cell>
          <table:table-cell office:value-type="float" office:value="0.49">
            <text:p>0,4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76650">
            <text:p>5276650</text:p>
          </table:table-cell>
          <table:table-cell office:value-type="float" office:value="140914106">
            <text:p>140914106</text:p>
          </table:table-cell>
          <table:table-cell office:value-type="string">
            <text:p>2012-09-24</text:p>
          </table:table-cell>
          <table:table-cell office:value-type="string">
            <text:p>A</text:p>
          </table:table-cell>
          <table:table-cell office:value-type="string">
            <text:p>2012-09-06</text:p>
          </table:table-cell>
          <table:table-cell office:value-type="float" office:value="71706490234">
            <text:p>717064902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hol 2.33 ( 1.00 . 2.70 mmol/L ) fS , fP-Triglütseriidid 0.49 ( </text:p>
          </table:table-cell>
          <table:table-cell office:value-type="string">
            <text:p>fS , fP-Triglütseriidid 0.49 ( </text:p>
          </table:table-cell>
          <table:table-cell office:value-type="string">
            <text:p>0.45 . 2.60 mmol/L ) S , P-C-pep</text:p>
          </table:table-cell>
          <table:table-cell office:value-type="string">
            <text:p>fS , fP-Triglütseriidid</text:p>
          </table:table-cell>
          <table:table-cell office:value-type="float" office:value="0.49">
            <text:p>0,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07391">
            <text:p>22807391</text:p>
          </table:table-cell>
          <table:table-cell office:value-type="float" office:value="176031417">
            <text:p>176031417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26</text:p>
          </table:table-cell>
          <table:table-cell office:value-type="float" office:value="92981821707">
            <text:p>929818217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49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49">
            <text:p>0,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35558">
            <text:p>17735558</text:p>
          </table:table-cell>
          <table:table-cell office:value-type="float" office:value="164049321">
            <text:p>164049321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3-01-23</text:p>
          </table:table-cell>
          <table:table-cell office:value-type="float" office:value="673030324533">
            <text:p>6730303245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3.01.201314 : 26 : Triglütseriidid 0.50 mmol/L</text:p>
          </table:table-cell>
          <table:table-cell office:value-type="string">
            <text:p>Triglütseriidid 0.50 mmol/L</text:p>
          </table:table-cell>
          <table:table-cell/>
          <table:table-cell office:value-type="string">
            <text:p>Triglütseriidid</text:p>
          </table:table-cell>
          <table:table-cell office:value-type="float" office:value="0.5">
            <text:p>0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9959">
            <text:p>599959</text:p>
          </table:table-cell>
          <table:table-cell office:value-type="float" office:value="120802270">
            <text:p>120802270</text:p>
          </table:table-cell>
          <table:table-cell office:value-type="string">
            <text:p>2012-04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8274642489">
            <text:p>6827464248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51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51">
            <text:p>0,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5710">
            <text:p>715710</text:p>
          </table:table-cell>
          <table:table-cell office:value-type="float" office:value="142695544">
            <text:p>142695544</text:p>
          </table:table-cell>
          <table:table-cell office:value-type="string">
            <text:p>2012-10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4596925892">
            <text:p>3459692589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52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52">
            <text:p>0,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52219">
            <text:p>18052219</text:p>
          </table:table-cell>
          <table:table-cell office:value-type="float" office:value="194157355">
            <text:p>194157355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8-08</text:p>
          </table:table-cell>
          <table:table-cell office:value-type="float" office:value="69069589517">
            <text:p>690695895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8.08.201309 : 02 : triglütseriidid 0.53 mmol/L</text:p>
          </table:table-cell>
          <table:table-cell office:value-type="string">
            <text:p>triglütseriidid 0.53 mmol/L</text:p>
          </table:table-cell>
          <table:table-cell/>
          <table:table-cell office:value-type="string">
            <text:p>triglütseriidid</text:p>
          </table:table-cell>
          <table:table-cell office:value-type="float" office:value="0.53">
            <text:p>0,5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19379">
            <text:p>10719379</text:p>
          </table:table-cell>
          <table:table-cell office:value-type="float" office:value="205484384">
            <text:p>205484384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07-24</text:p>
          </table:table-cell>
          <table:table-cell office:value-type="float" office:value="673035547162">
            <text:p>6730355471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55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55">
            <text:p>0,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02581">
            <text:p>17002581</text:p>
          </table:table-cell>
          <table:table-cell office:value-type="float" office:value="182544322">
            <text:p>182544322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2013-05-30</text:p>
          </table:table-cell>
          <table:table-cell office:value-type="float" office:value="49616677276">
            <text:p>496166772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30.05.2013 : Triglütseriidid 0.55 mmol/L</text:p>
          </table:table-cell>
          <table:table-cell office:value-type="string">
            <text:p>Triglütseriidid 0.55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office:value-type="float" office:value="0.55">
            <text:p>0,5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83802">
            <text:p>23083802</text:p>
          </table:table-cell>
          <table:table-cell office:value-type="float" office:value="160232714">
            <text:p>160232714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63101470319">
            <text:p>631014703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57 ( mmol/L</text:p>
          </table:table-cell>
          <table:table-cell office:value-type="string">
            <text:p><text:s/>)</text:p>
          </table:table-cell>
          <table:table-cell office:value-type="string">
            <text:p>fS , fP-Triglütseriidid</text:p>
          </table:table-cell>
          <table:table-cell office:value-type="float" office:value="0.57">
            <text:p>0,5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35313">
            <text:p>19535313</text:p>
          </table:table-cell>
          <table:table-cell office:value-type="float" office:value="177222078">
            <text:p>177222078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5-06</text:p>
          </table:table-cell>
          <table:table-cell office:value-type="float" office:value="38349281411">
            <text:p>383492814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6.05.201311 : 41 : Triglütseriidid 0.59 mmol/L</text:p>
          </table:table-cell>
          <table:table-cell office:value-type="string">
            <text:p>Triglütseriidid 0.59 mmol/L</text:p>
          </table:table-cell>
          <table:table-cell/>
          <table:table-cell office:value-type="string">
            <text:p>Triglütseriidid</text:p>
          </table:table-cell>
          <table:table-cell office:value-type="float" office:value="0.59">
            <text:p>0,5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19795">
            <text:p>19319795</text:p>
          </table:table-cell>
          <table:table-cell office:value-type="float" office:value="202348904">
            <text:p>202348904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07-18</text:p>
          </table:table-cell>
          <table:table-cell office:value-type="float" office:value="673030330014">
            <text:p>6730303300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8.07.201312 : 44 : Triglütseriidid 0.6 mmol/L</text:p>
          </table:table-cell>
          <table:table-cell office:value-type="string">
            <text:p>Triglütseriidid 0.6 mmol/L</text:p>
          </table:table-cell>
          <table:table-cell/>
          <table:table-cell office:value-type="string">
            <text:p>Triglütseriidid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20042">
            <text:p>17620042</text:p>
          </table:table-cell>
          <table:table-cell office:value-type="float" office:value="212085073">
            <text:p>212085073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673030356111">
            <text:p>6730303561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8.09.201315 : 21 : Triglütseriidid 0.60 mmol/L</text:p>
          </table:table-cell>
          <table:table-cell office:value-type="string">
            <text:p>Triglütseriidid 0.60 mmol/L</text:p>
          </table:table-cell>
          <table:table-cell/>
          <table:table-cell office:value-type="string">
            <text:p>Triglütseriidid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45032">
            <text:p>16445032</text:p>
          </table:table-cell>
          <table:table-cell office:value-type="float" office:value="185402037">
            <text:p>185402037</text:p>
          </table:table-cell>
          <table:table-cell office:value-type="string">
            <text:p>2013-06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7965945826">
            <text:p>7796594582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61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61">
            <text:p>0,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98380">
            <text:p>14298380</text:p>
          </table:table-cell>
          <table:table-cell office:value-type="float" office:value="215078806">
            <text:p>215078806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57056843086">
            <text:p>570568430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3.02 ( 2.00 . 5.30 mmol/L ) Triglütseriidid 0.62 ( </text:p>
          </table:table-cell>
          <table:table-cell office:value-type="string">
            <text:p>Triglütseriidid 0.62 ( </text:p>
          </table:table-cell>
          <table:table-cell office:value-type="string">
            <text:p>0.45 . 2.60 mmol/L ) Kusihape 22</text:p>
          </table:table-cell>
          <table:table-cell office:value-type="string">
            <text:p>Triglütseriidid</text:p>
          </table:table-cell>
          <table:table-cell office:value-type="float" office:value="0.62">
            <text:p>0,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17324">
            <text:p>16317324</text:p>
          </table:table-cell>
          <table:table-cell office:value-type="float" office:value="182778160">
            <text:p>182778160</text:p>
          </table:table-cell>
          <table:table-cell office:value-type="string">
            <text:p>2013-04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6075390664">
            <text:p>7607539066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63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63">
            <text:p>0,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96766">
            <text:p>13896766</text:p>
          </table:table-cell>
          <table:table-cell office:value-type="float" office:value="178151362">
            <text:p>178151362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93868285952">
            <text:p>938682859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3.54 ( 2.00 . 5.30 mmol/L ) Triglütseriidid 0.63 ( </text:p>
          </table:table-cell>
          <table:table-cell office:value-type="string">
            <text:p>Triglütseriidid 0.63 ( </text:p>
          </table:table-cell>
          <table:table-cell office:value-type="string">
            <text:p>0.45 . 2.60 mmol/L ) eGFR 80 ( &gt;</text:p>
          </table:table-cell>
          <table:table-cell office:value-type="string">
            <text:p>Triglütseriidid</text:p>
          </table:table-cell>
          <table:table-cell office:value-type="float" office:value="0.63">
            <text:p>0,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17269">
            <text:p>18817269</text:p>
          </table:table-cell>
          <table:table-cell office:value-type="float" office:value="188030272">
            <text:p>188030272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office:value-type="string">
            <text:p>2012-05-25</text:p>
          </table:table-cell>
          <table:table-cell office:value-type="float" office:value="78507937511">
            <text:p>785079375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5.05.201215 : 42 : 30 : Triglütseriidid 0.64 mmol/L</text:p>
          </table:table-cell>
          <table:table-cell office:value-type="string">
            <text:p>Triglütseriidid 0.64 mmol/L</text:p>
          </table:table-cell>
          <table:table-cell/>
          <table:table-cell office:value-type="string">
            <text:p>Triglütseriidid</text:p>
          </table:table-cell>
          <table:table-cell office:value-type="float" office:value="0.64">
            <text:p>0,6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66528">
            <text:p>17166528</text:p>
          </table:table-cell>
          <table:table-cell office:value-type="float" office:value="200441190">
            <text:p>200441190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60875451129">
            <text:p>608754511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5.09.201313 : 07 : Triglütseriidid 0.64 mmol/L</text:p>
          </table:table-cell>
          <table:table-cell office:value-type="string">
            <text:p>Triglütseriidid 0.64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office:value-type="float" office:value="0.64">
            <text:p>0,6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72600">
            <text:p>11272600</text:p>
          </table:table-cell>
          <table:table-cell office:value-type="float" office:value="166256012">
            <text:p>166256012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office:value-type="string">
            <text:p>2013-03-04</text:p>
          </table:table-cell>
          <table:table-cell office:value-type="float" office:value="61526278791">
            <text:p>615262787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64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64">
            <text:p>0,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917987">
            <text:p>15917987</text:p>
          </table:table-cell>
          <table:table-cell office:value-type="float" office:value="161509698">
            <text:p>161509698</text:p>
          </table:table-cell>
          <table:table-cell office:value-type="string">
            <text:p>2013-02-07</text:p>
          </table:table-cell>
          <table:table-cell office:value-type="string">
            <text:p>S</text:p>
          </table:table-cell>
          <table:table-cell office:value-type="string">
            <text:p>2013-02-04</text:p>
          </table:table-cell>
          <table:table-cell office:value-type="float" office:value="673035915754">
            <text:p>67303591575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64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64">
            <text:p>0,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20278">
            <text:p>17020278</text:p>
          </table:table-cell>
          <table:table-cell office:value-type="float" office:value="202513379">
            <text:p>202513379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04-05</text:p>
          </table:table-cell>
          <table:table-cell office:value-type="float" office:value="94542834768">
            <text:p>945428347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5.04.201311 : 27 : Triglütseriidid 0.66 mmol/L</text:p>
          </table:table-cell>
          <table:table-cell office:value-type="string">
            <text:p>Triglütseriidid 0.66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office:value-type="float" office:value="0.66">
            <text:p>0,6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34502">
            <text:p>13834502</text:p>
          </table:table-cell>
          <table:table-cell office:value-type="float" office:value="160364941">
            <text:p>160364941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673030342688">
            <text:p>6730303426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2.46 ( 1.40 . 4.70 mmol/L ) Triglütseriidid 0.66 ( </text:p>
          </table:table-cell>
          <table:table-cell office:value-type="string">
            <text:p>Triglütseriidid 0.66 ( </text:p>
          </table:table-cell>
          <table:table-cell office:value-type="string">
            <text:p>0.45 . 2.60 mmol/L ) TSH 0.95 ( </text:p>
          </table:table-cell>
          <table:table-cell office:value-type="string">
            <text:p>Triglütseriidid</text:p>
          </table:table-cell>
          <table:table-cell office:value-type="float" office:value="0.66">
            <text:p>0,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0196">
            <text:p>700196</text:p>
          </table:table-cell>
          <table:table-cell office:value-type="float" office:value="85817093">
            <text:p>85817093</text:p>
          </table:table-cell>
          <table:table-cell office:value-type="string">
            <text:p>2012-03-01</text:p>
          </table:table-cell>
          <table:table-cell office:value-type="string">
            <text:p>S</text:p>
          </table:table-cell>
          <table:table-cell office:value-type="string">
            <text:p>2012-02-16</text:p>
          </table:table-cell>
          <table:table-cell office:value-type="float" office:value="43497387860">
            <text:p>4349738786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S , P-LDL-Chol 3.16 ( mmol/L ) fS , fP-Triglütseriidid 0.67 ( mm</text:p>
          </table:table-cell>
          <table:table-cell office:value-type="string">
            <text:p>fS , fP-Triglütseriidid 0.67 ( mmol/L</text:p>
          </table:table-cell>
          <table:table-cell office:value-type="string">
            <text:p><text:s/>) S , P-Kusihape 243 ( 142 . 38</text:p>
          </table:table-cell>
          <table:table-cell office:value-type="string">
            <text:p>fS , fP-Triglütseriidid</text:p>
          </table:table-cell>
          <table:table-cell office:value-type="float" office:value="0.67">
            <text:p>0,6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8821">
            <text:p>2428821</text:p>
          </table:table-cell>
          <table:table-cell office:value-type="float" office:value="142598914">
            <text:p>142598914</text:p>
          </table:table-cell>
          <table:table-cell office:value-type="string">
            <text:p>2012-10-18</text:p>
          </table:table-cell>
          <table:table-cell office:value-type="string">
            <text:p>A</text:p>
          </table:table-cell>
          <table:table-cell office:value-type="string">
            <text:p>2012-10-17</text:p>
          </table:table-cell>
          <table:table-cell office:value-type="float" office:value="25432420456">
            <text:p>254324204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7.10.201213 : 03 : 20 : Triglütseriidid 0.67 mmol/L</text:p>
          </table:table-cell>
          <table:table-cell office:value-type="string">
            <text:p>Triglütseriidid 0.67 mmol/L</text:p>
          </table:table-cell>
          <table:table-cell/>
          <table:table-cell office:value-type="string">
            <text:p>Triglütseriidid</text:p>
          </table:table-cell>
          <table:table-cell office:value-type="float" office:value="0.67">
            <text:p>0,6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9526">
            <text:p>449526</text:p>
          </table:table-cell>
          <table:table-cell office:value-type="float" office:value="134125264">
            <text:p>134125264</text:p>
          </table:table-cell>
          <table:table-cell office:value-type="string">
            <text:p>2012-08-17</text:p>
          </table:table-cell>
          <table:table-cell office:value-type="string">
            <text:p>S</text:p>
          </table:table-cell>
          <table:table-cell office:value-type="string">
            <text:p>2012-08-13</text:p>
          </table:table-cell>
          <table:table-cell office:value-type="float" office:value="39138513880">
            <text:p>3913851388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68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68">
            <text:p>0,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81256">
            <text:p>8181256</text:p>
          </table:table-cell>
          <table:table-cell office:value-type="float" office:value="136382049">
            <text:p>136382049</text:p>
          </table:table-cell>
          <table:table-cell office:value-type="string">
            <text:p>2012-08-23</text:p>
          </table:table-cell>
          <table:table-cell office:value-type="string">
            <text:p>A</text:p>
          </table:table-cell>
          <table:table-cell office:value-type="string">
            <text:p>2012-08-23</text:p>
          </table:table-cell>
          <table:table-cell office:value-type="float" office:value="61603729042">
            <text:p>6160372904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<text:s/>S , P-LDL-Chol 2.12 ( mmol/L ) fS , fP-Triglütseriidid 0.68 ( m</text:p>
          </table:table-cell>
          <table:table-cell office:value-type="string">
            <text:p>fS , fP-Triglütseriidid 0.68 ( mmol/L</text:p>
          </table:table-cell>
          <table:table-cell office:value-type="string">
            <text:p><text:s/>)</text:p>
          </table:table-cell>
          <table:table-cell office:value-type="string">
            <text:p>fS , fP-Triglütseriidid</text:p>
          </table:table-cell>
          <table:table-cell office:value-type="float" office:value="0.68">
            <text:p>0,6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87457">
            <text:p>19487457</text:p>
          </table:table-cell>
          <table:table-cell office:value-type="float" office:value="164387452">
            <text:p>164387452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96868773788">
            <text:p>968687737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1.02.201311 : 55 : 17 : Triglütseriidid 0.69 mmol/L</text:p>
          </table:table-cell>
          <table:table-cell office:value-type="string">
            <text:p>Triglütseriidid 0.69 mmol/L</text:p>
          </table:table-cell>
          <table:table-cell/>
          <table:table-cell office:value-type="string">
            <text:p>Triglütseriidid</text:p>
          </table:table-cell>
          <table:table-cell office:value-type="float" office:value="0.69">
            <text:p>0,6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28829">
            <text:p>16428829</text:p>
          </table:table-cell>
          <table:table-cell office:value-type="float" office:value="190159886">
            <text:p>190159886</text:p>
          </table:table-cell>
          <table:table-cell office:value-type="string">
            <text:p>2013-07-29</text:p>
          </table:table-cell>
          <table:table-cell office:value-type="string">
            <text:p>S</text:p>
          </table:table-cell>
          <table:table-cell office:value-type="string">
            <text:p>2013-07-16</text:p>
          </table:table-cell>
          <table:table-cell office:value-type="float" office:value="673036349690">
            <text:p>6730363496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69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69">
            <text:p>0,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99752">
            <text:p>18399752</text:p>
          </table:table-cell>
          <table:table-cell office:value-type="float" office:value="179685145">
            <text:p>179685145</text:p>
          </table:table-cell>
          <table:table-cell office:value-type="string">
            <text:p>2013-05-27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78692095058">
            <text:p>786920950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0.05.201317 : 35 : 57 : Triglütseriidid 0.70 mmol/L</text:p>
          </table:table-cell>
          <table:table-cell office:value-type="string">
            <text:p>Triglütseriidid 0.70 mmol/L</text:p>
          </table:table-cell>
          <table:table-cell/>
          <table:table-cell office:value-type="string">
            <text:p>Triglütseriidid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9926">
            <text:p>419926</text:p>
          </table:table-cell>
          <table:table-cell office:value-type="float" office:value="131553795">
            <text:p>131553795</text:p>
          </table:table-cell>
          <table:table-cell office:value-type="string">
            <text:p>2012-07-16</text:p>
          </table:table-cell>
          <table:table-cell office:value-type="string">
            <text:p>S</text:p>
          </table:table-cell>
          <table:table-cell office:value-type="string">
            <text:p>2012-06-29</text:p>
          </table:table-cell>
          <table:table-cell office:value-type="float" office:value="58765166025">
            <text:p>5876516602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71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71">
            <text:p>0,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50080">
            <text:p>4650080</text:p>
          </table:table-cell>
          <table:table-cell office:value-type="float" office:value="85826530">
            <text:p>85826530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28</text:p>
          </table:table-cell>
          <table:table-cell office:value-type="float" office:value="66880839921">
            <text:p>668808399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71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71">
            <text:p>0,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53419">
            <text:p>19853419</text:p>
          </table:table-cell>
          <table:table-cell office:value-type="float" office:value="184161729">
            <text:p>184161729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14670291453">
            <text:p>146702914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7.06.201319 : 00 : 27 : Triglütseriidid 0.72 mmol/L</text:p>
          </table:table-cell>
          <table:table-cell office:value-type="string">
            <text:p>Triglütseriidid 0.72 mmol/L</text:p>
          </table:table-cell>
          <table:table-cell/>
          <table:table-cell office:value-type="string">
            <text:p>Triglütseriidid</text:p>
          </table:table-cell>
          <table:table-cell office:value-type="float" office:value="0.72">
            <text:p>0,7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16257">
            <text:p>16116257</text:p>
          </table:table-cell>
          <table:table-cell office:value-type="float" office:value="208497371">
            <text:p>208497371</text:p>
          </table:table-cell>
          <table:table-cell office:value-type="string">
            <text:p>2013-11-12</text:p>
          </table:table-cell>
          <table:table-cell office:value-type="string">
            <text:p>S</text:p>
          </table:table-cell>
          <table:table-cell office:value-type="string">
            <text:p>2013-11-02</text:p>
          </table:table-cell>
          <table:table-cell office:value-type="float" office:value="30031123639">
            <text:p>3003112363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7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72">
            <text:p>0,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97829">
            <text:p>16397829</text:p>
          </table:table-cell>
          <table:table-cell office:value-type="float" office:value="205007908">
            <text:p>205007908</text:p>
          </table:table-cell>
          <table:table-cell office:value-type="string">
            <text:p>2013-10-25</text:p>
          </table:table-cell>
          <table:table-cell office:value-type="string">
            <text:p>S</text:p>
          </table:table-cell>
          <table:table-cell office:value-type="string">
            <text:p>2013-10-21</text:p>
          </table:table-cell>
          <table:table-cell office:value-type="float" office:value="29472960425">
            <text:p>2947296042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7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72">
            <text:p>0,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67696">
            <text:p>16767696</text:p>
          </table:table-cell>
          <table:table-cell office:value-type="float" office:value="199049813">
            <text:p>199049813</text:p>
          </table:table-cell>
          <table:table-cell office:value-type="string">
            <text:p>2013-09-23</text:p>
          </table:table-cell>
          <table:table-cell office:value-type="string">
            <text:p>S</text:p>
          </table:table-cell>
          <table:table-cell office:value-type="string">
            <text:p>2013-09-17</text:p>
          </table:table-cell>
          <table:table-cell office:value-type="float" office:value="673032246379">
            <text:p>67303224637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7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72">
            <text:p>0,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37332">
            <text:p>16737332</text:p>
          </table:table-cell>
          <table:table-cell office:value-type="float" office:value="180957005">
            <text:p>180957005</text:p>
          </table:table-cell>
          <table:table-cell office:value-type="string">
            <text:p>2013-06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7360783967">
            <text:p>9736078396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73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73">
            <text:p>0,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3932">
            <text:p>1863932</text:p>
          </table:table-cell>
          <table:table-cell office:value-type="float" office:value="129392797">
            <text:p>129392797</text:p>
          </table:table-cell>
          <table:table-cell office:value-type="string">
            <text:p>2012-07-19</text:p>
          </table:table-cell>
          <table:table-cell office:value-type="string">
            <text:p>A</text:p>
          </table:table-cell>
          <table:table-cell office:value-type="string">
            <text:p>2012-07-18</text:p>
          </table:table-cell>
          <table:table-cell office:value-type="float" office:value="50799427882">
            <text:p>507994278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8.07.201215 : 15 : 02 : Triglütseriidid 0.73 mmol/L</text:p>
          </table:table-cell>
          <table:table-cell office:value-type="string">
            <text:p>Triglütseriidid 0.73 mmol/L</text:p>
          </table:table-cell>
          <table:table-cell/>
          <table:table-cell office:value-type="string">
            <text:p>Triglütseriidid</text:p>
          </table:table-cell>
          <table:table-cell office:value-type="float" office:value="0.73">
            <text:p>0,7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80921">
            <text:p>11980921</text:p>
          </table:table-cell>
          <table:table-cell office:value-type="float" office:value="184671135">
            <text:p>184671135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office:value-type="string">
            <text:p>2012-09-14</text:p>
          </table:table-cell>
          <table:table-cell office:value-type="float" office:value="673035101490">
            <text:p>67303510149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73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73">
            <text:p>0,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68987">
            <text:p>16568987</text:p>
          </table:table-cell>
          <table:table-cell office:value-type="float" office:value="167979473">
            <text:p>167979473</text:p>
          </table:table-cell>
          <table:table-cell office:value-type="string">
            <text:p>2013-03-21</text:p>
          </table:table-cell>
          <table:table-cell office:value-type="string">
            <text:p>S</text:p>
          </table:table-cell>
          <table:table-cell office:value-type="string">
            <text:p>2013-03-08</text:p>
          </table:table-cell>
          <table:table-cell office:value-type="float" office:value="88387615503">
            <text:p>8838761550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73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73">
            <text:p>0,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5933">
            <text:p>2235933</text:p>
          </table:table-cell>
          <table:table-cell office:value-type="float" office:value="91844800">
            <text:p>91844800</text:p>
          </table:table-cell>
          <table:table-cell office:value-type="string">
            <text:p>2012-03-06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16381059263">
            <text:p>1638105926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9.02.201218 : 31 : Triglütseriidid 0.75 mmol/L</text:p>
          </table:table-cell>
          <table:table-cell office:value-type="string">
            <text:p>Triglütseriidid 0.75 mmol/L</text:p>
          </table:table-cell>
          <table:table-cell/>
          <table:table-cell office:value-type="string">
            <text:p>Triglütseriidid</text:p>
          </table:table-cell>
          <table:table-cell office:value-type="float" office:value="0.75">
            <text:p>0,7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70473">
            <text:p>16570473</text:p>
          </table:table-cell>
          <table:table-cell office:value-type="float" office:value="180065190">
            <text:p>180065190</text:p>
          </table:table-cell>
          <table:table-cell office:value-type="string">
            <text:p>2013-05-24</text:p>
          </table:table-cell>
          <table:table-cell office:value-type="string">
            <text:p>S</text:p>
          </table:table-cell>
          <table:table-cell office:value-type="string">
            <text:p>2013-05-21</text:p>
          </table:table-cell>
          <table:table-cell office:value-type="float" office:value="81721794427">
            <text:p>8172179442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2.08 ( 2.00 . 5.30 mmol/L ) Triglütseriidid 0.76 ( </text:p>
          </table:table-cell>
          <table:table-cell office:value-type="string">
            <text:p>Triglütseriidid 0.76 ( </text:p>
          </table:table-cell>
          <table:table-cell office:value-type="string">
            <text:p>0.45 . 2.60 mmol/L ) eGFR 68 ( &gt;</text:p>
          </table:table-cell>
          <table:table-cell office:value-type="string">
            <text:p>Triglütseriidid</text:p>
          </table:table-cell>
          <table:table-cell office:value-type="float" office:value="0.76">
            <text:p>0,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89982">
            <text:p>17989982</text:p>
          </table:table-cell>
          <table:table-cell office:value-type="float" office:value="187474030">
            <text:p>187474030</text:p>
          </table:table-cell>
          <table:table-cell office:value-type="string">
            <text:p>2013-07-08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673030319691">
            <text:p>6730303196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2.06.201318 : 43 : Triglütseriidid 0.77 mmol/L</text:p>
          </table:table-cell>
          <table:table-cell office:value-type="string">
            <text:p>Triglütseriidid 0.77 mmol/L</text:p>
          </table:table-cell>
          <table:table-cell/>
          <table:table-cell office:value-type="string">
            <text:p>Triglütseriidid</text:p>
          </table:table-cell>
          <table:table-cell office:value-type="float" office:value="0.77">
            <text:p>0,7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7845">
            <text:p>587845</text:p>
          </table:table-cell>
          <table:table-cell office:value-type="float" office:value="87150106">
            <text:p>87150106</text:p>
          </table:table-cell>
          <table:table-cell office:value-type="string">
            <text:p>2012-03-14</text:p>
          </table:table-cell>
          <table:table-cell office:value-type="string">
            <text:p>S</text:p>
          </table:table-cell>
          <table:table-cell office:value-type="string">
            <text:p>2012-02-29</text:p>
          </table:table-cell>
          <table:table-cell office:value-type="float" office:value="21652267579">
            <text:p>2165226757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77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77">
            <text:p>0,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85287">
            <text:p>19285287</text:p>
          </table:table-cell>
          <table:table-cell office:value-type="float" office:value="198245132">
            <text:p>198245132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022265689">
            <text:p>680222656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77 mmol/L</text:p>
          </table:table-cell>
          <table:table-cell/>
          <table:table-cell office:value-type="string">
            <text:p>Triglütseriidid</text:p>
          </table:table-cell>
          <table:table-cell office:value-type="float" office:value="0.77">
            <text:p>0,7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28046">
            <text:p>24128046</text:p>
          </table:table-cell>
          <table:table-cell office:value-type="float" office:value="183846785">
            <text:p>183846785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41368699925">
            <text:p>413686999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77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77">
            <text:p>0,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70225">
            <text:p>17470225</text:p>
          </table:table-cell>
          <table:table-cell office:value-type="float" office:value="181743842">
            <text:p>181743842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60638079599">
            <text:p>606380795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8.01.201315 : 45 : Triglütseriidid 0.78 mmol/L</text:p>
          </table:table-cell>
          <table:table-cell office:value-type="string">
            <text:p>Triglütseriidid 0.78 mmol/L</text:p>
          </table:table-cell>
          <table:table-cell/>
          <table:table-cell office:value-type="string">
            <text:p>Triglütseriidid</text:p>
          </table:table-cell>
          <table:table-cell office:value-type="float" office:value="0.78">
            <text:p>0,7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1927">
            <text:p>791927</text:p>
          </table:table-cell>
          <table:table-cell office:value-type="float" office:value="137441959">
            <text:p>137441959</text:p>
          </table:table-cell>
          <table:table-cell office:value-type="string">
            <text:p>2012-09-10</text:p>
          </table:table-cell>
          <table:table-cell office:value-type="string">
            <text:p>S</text:p>
          </table:table-cell>
          <table:table-cell office:value-type="string">
            <text:p>2012-09-03</text:p>
          </table:table-cell>
          <table:table-cell office:value-type="float" office:value="93094197664">
            <text:p>9309419766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78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78">
            <text:p>0,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02344">
            <text:p>16702344</text:p>
          </table:table-cell>
          <table:table-cell office:value-type="float" office:value="192970089">
            <text:p>192970089</text:p>
          </table:table-cell>
          <table:table-cell office:value-type="string">
            <text:p>2013-08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9474324408">
            <text:p>5947432440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78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78">
            <text:p>0,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76804">
            <text:p>23576804</text:p>
          </table:table-cell>
          <table:table-cell office:value-type="float" office:value="166502412">
            <text:p>166502412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65308849977">
            <text:p>653088499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79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79">
            <text:p>0,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81705">
            <text:p>19781705</text:p>
          </table:table-cell>
          <table:table-cell office:value-type="float" office:value="180794171">
            <text:p>180794171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79896871346">
            <text:p>798968713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4.05.201318 : 39 : 00 : Triglütseriidid 0.79 mmol/L</text:p>
          </table:table-cell>
          <table:table-cell office:value-type="string">
            <text:p>Triglütseriidid 0.79 mmol/L</text:p>
          </table:table-cell>
          <table:table-cell/>
          <table:table-cell office:value-type="string">
            <text:p>Triglütseriidid</text:p>
          </table:table-cell>
          <table:table-cell office:value-type="float" office:value="0.79">
            <text:p>0,7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73297">
            <text:p>17873297</text:p>
          </table:table-cell>
          <table:table-cell office:value-type="float" office:value="202646709">
            <text:p>202646709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90995692744">
            <text:p>909956927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9.09.201315 : 03 : triglütseriidid 0.79 mmol/L</text:p>
          </table:table-cell>
          <table:table-cell office:value-type="string">
            <text:p>triglütseriidid 0.79 mmol/L</text:p>
          </table:table-cell>
          <table:table-cell office:value-type="string">
            <text:p><text:s/>[ norm 0.1 - 2.2 ]</text:p>
          </table:table-cell>
          <table:table-cell office:value-type="string">
            <text:p>triglütseriidid</text:p>
          </table:table-cell>
          <table:table-cell office:value-type="float" office:value="0.79">
            <text:p>0,7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17508">
            <text:p>20217508</text:p>
          </table:table-cell>
          <table:table-cell office:value-type="float" office:value="171173994">
            <text:p>171173994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23121">
            <text:p>6730304231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HDL-2,6mmol/l , LDL-4,6mmol/l , trigl - 0,79mmo/l</text:p>
          </table:table-cell>
          <table:table-cell office:value-type="string">
            <text:p>trigl - 0,79mmo/l</text:p>
          </table:table-cell>
          <table:table-cell office:value-type="string">
            <text:p><text:s/>; pt soovitatud jälgida rangema</text:p>
          </table:table-cell>
          <table:table-cell office:value-type="string">
            <text:p>trigl</text:p>
          </table:table-cell>
          <table:table-cell office:value-type="float" office:value="0.79">
            <text:p>0,79</text:p>
          </table:table-cell>
          <table:table-cell table:number-columns-repeated="2" office:value-type="string">
            <text:p>NULL</text:p>
          </table:table-cell>
          <table:table-cell office:value-type="string">
            <text:p>mmo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33804">
            <text:p>2733804</text:p>
          </table:table-cell>
          <table:table-cell office:value-type="float" office:value="134056770">
            <text:p>134056770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office:value-type="string">
            <text:p>2012-03-15</text:p>
          </table:table-cell>
          <table:table-cell office:value-type="float" office:value="90077038066">
            <text:p>900770380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5.03.201212 : 05 : Triglütseriidid 0.79 mmol/L</text:p>
          </table:table-cell>
          <table:table-cell office:value-type="string">
            <text:p>Triglütseriidid 0.79 mmol/L</text:p>
          </table:table-cell>
          <table:table-cell/>
          <table:table-cell office:value-type="string">
            <text:p>Triglütseriidid</text:p>
          </table:table-cell>
          <table:table-cell office:value-type="float" office:value="0.79">
            <text:p>0,7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09013">
            <text:p>19109013</text:p>
          </table:table-cell>
          <table:table-cell office:value-type="float" office:value="161270844">
            <text:p>161270844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office:value-type="string">
            <text:p>2013-01-25</text:p>
          </table:table-cell>
          <table:table-cell office:value-type="float" office:value="673030404483">
            <text:p>6730304044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5.01.201312 : 48 : 49 : Triglütseriidid 0.79 mmol/L</text:p>
          </table:table-cell>
          <table:table-cell office:value-type="string">
            <text:p>Triglütseriidid 0.79 mmol/L</text:p>
          </table:table-cell>
          <table:table-cell/>
          <table:table-cell office:value-type="string">
            <text:p>Triglütseriidid</text:p>
          </table:table-cell>
          <table:table-cell office:value-type="float" office:value="0.79">
            <text:p>0,7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04873">
            <text:p>5204873</text:p>
          </table:table-cell>
          <table:table-cell office:value-type="float" office:value="148420091">
            <text:p>148420091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office:value-type="string">
            <text:p>2012-09-06</text:p>
          </table:table-cell>
          <table:table-cell office:value-type="float" office:value="55638754256">
            <text:p>556387542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79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79">
            <text:p>0,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227615">
            <text:p>24227615</text:p>
          </table:table-cell>
          <table:table-cell office:value-type="float" office:value="155401018">
            <text:p>155401018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2012-12-18</text:p>
          </table:table-cell>
          <table:table-cell office:value-type="float" office:value="673039010564">
            <text:p>6730390105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3.01 ( 1.20 . 4.30 mmol/L ) Triglütseriidid 0.80 ( </text:p>
          </table:table-cell>
          <table:table-cell office:value-type="string">
            <text:p>Triglütseriidid 0.80 ( </text:p>
          </table:table-cell>
          <table:table-cell office:value-type="string">
            <text:p>0.45 . 2.60 mmol/L ) eGFR 99 ( &gt;</text:p>
          </table:table-cell>
          <table:table-cell office:value-type="string">
            <text:p>Triglütseriidid</text:p>
          </table:table-cell>
          <table:table-cell office:value-type="float" office:value="0.8">
            <text:p>0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74639">
            <text:p>11774639</text:p>
          </table:table-cell>
          <table:table-cell office:value-type="float" office:value="194023105">
            <text:p>194023105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65092">
            <text:p>6730304650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-0,8</text:p>
          </table:table-cell>
          <table:table-cell/>
          <table:table-cell office:value-type="string">
            <text:p>Trigl</text:p>
          </table:table-cell>
          <table:table-cell office:value-type="float" office:value="0.8">
            <text:p>0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4546">
            <text:p>2124546</text:p>
          </table:table-cell>
          <table:table-cell office:value-type="float" office:value="89393269">
            <text:p>89393269</text:p>
          </table:table-cell>
          <table:table-cell office:value-type="string">
            <text:p>2012-02-14</text:p>
          </table:table-cell>
          <table:table-cell office:value-type="string">
            <text:p>A</text:p>
          </table:table-cell>
          <table:table-cell office:value-type="string">
            <text:p>2012-02-03</text:p>
          </table:table-cell>
          <table:table-cell office:value-type="float" office:value="50621646687">
            <text:p>506216466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3.02.201218 : 30 : Triglütseriidid 0.80 mmol/L</text:p>
          </table:table-cell>
          <table:table-cell office:value-type="string">
            <text:p>Triglütseriidid 0.80 mmol/L</text:p>
          </table:table-cell>
          <table:table-cell/>
          <table:table-cell office:value-type="string">
            <text:p>Triglütseriidid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18242">
            <text:p>23918242</text:p>
          </table:table-cell>
          <table:table-cell office:value-type="float" office:value="186004861">
            <text:p>186004861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3-06-25</text:p>
          </table:table-cell>
          <table:table-cell office:value-type="float" office:value="34011052981">
            <text:p>340110529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80 ( mmol/L</text:p>
          </table:table-cell>
          <table:table-cell office:value-type="string">
            <text:p><text:s/>)</text:p>
          </table:table-cell>
          <table:table-cell office:value-type="string">
            <text:p>Triglütseriidid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75824">
            <text:p>19375824</text:p>
          </table:table-cell>
          <table:table-cell office:value-type="float" office:value="171148175">
            <text:p>171148175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015381803">
            <text:p>360153818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<text:s/>, HDL kolesterool 2.2 mmol/l , Triglütseriidid 0.80 mmol/L</text:p>
          </table:table-cell>
          <table:table-cell office:value-type="string">
            <text:p>Triglütseriidid 0.80 mmol/L</text:p>
          </table:table-cell>
          <table:table-cell office:value-type="string">
            <text:p><text:s/>, ASAT 34 U/L , ALAT 26 U/L , R</text:p>
          </table:table-cell>
          <table:table-cell office:value-type="string">
            <text:p>Triglütseriidid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9372">
            <text:p>2109372</text:p>
          </table:table-cell>
          <table:table-cell office:value-type="float" office:value="92196173">
            <text:p>92196173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office:value-type="string">
            <text:p>2012-01-12</text:p>
          </table:table-cell>
          <table:table-cell office:value-type="float" office:value="33804837508">
            <text:p>338048375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2.01.201215 : 57 : Triglütseriidid 0.80 mmol/L</text:p>
          </table:table-cell>
          <table:table-cell office:value-type="string">
            <text:p>Triglütseriidid 0.80 mmol/L</text:p>
          </table:table-cell>
          <table:table-cell/>
          <table:table-cell office:value-type="string">
            <text:p>Triglütseriidid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97096">
            <text:p>20897096</text:p>
          </table:table-cell>
          <table:table-cell office:value-type="float" office:value="212569708">
            <text:p>212569708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167612957">
            <text:p>421676129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Täna trigl - 0,8 </text:p>
          </table:table-cell>
          <table:table-cell office:value-type="string">
            <text:p>trigl - 0,8 </text:p>
          </table:table-cell>
          <table:table-cell office:value-type="string">
            <text:p>, kol - 5,7 mmol / l , kreat 45 </text:p>
          </table:table-cell>
          <table:table-cell office:value-type="string">
            <text:p>trigl</text:p>
          </table:table-cell>
          <table:table-cell office:value-type="float" office:value="0.8">
            <text:p>0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08747">
            <text:p>16508747</text:p>
          </table:table-cell>
          <table:table-cell office:value-type="float" office:value="163686173">
            <text:p>163686173</text:p>
          </table:table-cell>
          <table:table-cell office:value-type="string">
            <text:p>2013-02-22</text:p>
          </table:table-cell>
          <table:table-cell office:value-type="string">
            <text:p>S</text:p>
          </table:table-cell>
          <table:table-cell office:value-type="string">
            <text:p>2013-02-13</text:p>
          </table:table-cell>
          <table:table-cell office:value-type="float" office:value="84237244503">
            <text:p>8423724450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81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81">
            <text:p>0,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48592">
            <text:p>19148592</text:p>
          </table:table-cell>
          <table:table-cell office:value-type="float" office:value="168730480">
            <text:p>168730480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3-02-22</text:p>
          </table:table-cell>
          <table:table-cell office:value-type="float" office:value="19348218141">
            <text:p>193482181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2.02.2013 Triglütseriidid 0.82 mmol/L</text:p>
          </table:table-cell>
          <table:table-cell office:value-type="string">
            <text:p>Triglütseriidid 0.82 mmol/L</text:p>
          </table:table-cell>
          <table:table-cell/>
          <table:table-cell office:value-type="string">
            <text:p>Triglütseriidid</text:p>
          </table:table-cell>
          <table:table-cell office:value-type="float" office:value="0.82">
            <text:p>0,8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52182">
            <text:p>16452182</text:p>
          </table:table-cell>
          <table:table-cell office:value-type="float" office:value="202355564">
            <text:p>202355564</text:p>
          </table:table-cell>
          <table:table-cell office:value-type="string">
            <text:p>2013-10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1671357008">
            <text:p>7167135700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8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82">
            <text:p>0,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04643">
            <text:p>19304643</text:p>
          </table:table-cell>
          <table:table-cell office:value-type="float" office:value="173029299">
            <text:p>173029299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64985374791">
            <text:p>649853747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7.04.201317 : 20 : Triglütseriidid 0.83 mmol/L</text:p>
          </table:table-cell>
          <table:table-cell office:value-type="string">
            <text:p>Triglütseriidid 0.83 mmol/L</text:p>
          </table:table-cell>
          <table:table-cell/>
          <table:table-cell office:value-type="string">
            <text:p>Triglütseriidid</text:p>
          </table:table-cell>
          <table:table-cell office:value-type="float" office:value="0.83">
            <text:p>0,8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07644">
            <text:p>16907644</text:p>
          </table:table-cell>
          <table:table-cell office:value-type="float" office:value="213356582">
            <text:p>213356582</text:p>
          </table:table-cell>
          <table:table-cell office:value-type="string">
            <text:p>2013-12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6617090027">
            <text:p>9661709002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83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83">
            <text:p>0,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69831">
            <text:p>14069831</text:p>
          </table:table-cell>
          <table:table-cell office:value-type="float" office:value="215961234">
            <text:p>215961234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81599413521">
            <text:p>815994135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1.90 ( 1.40 . 4.70 mmol/L ) Triglütseriidid 0.83 ( </text:p>
          </table:table-cell>
          <table:table-cell office:value-type="string">
            <text:p>Triglütseriidid 0.83 ( </text:p>
          </table:table-cell>
          <table:table-cell office:value-type="string">
            <text:p>0.45 . 2.60 mmol/L ) eGFR 91 ( &gt;</text:p>
          </table:table-cell>
          <table:table-cell office:value-type="string">
            <text:p>Triglütseriidid</text:p>
          </table:table-cell>
          <table:table-cell office:value-type="float" office:value="0.83">
            <text:p>0,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738088">
            <text:p>10738088</text:p>
          </table:table-cell>
          <table:table-cell office:value-type="float" office:value="181015625">
            <text:p>181015625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1-02</text:p>
          </table:table-cell>
          <table:table-cell office:value-type="float" office:value="673030335840">
            <text:p>67303033584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<text:s/>, HDL kolesterool 1.6 mmol/l , triglütseriidid 0.84 mmol/L</text:p>
          </table:table-cell>
          <table:table-cell office:value-type="string">
            <text:p>triglütseriidid 0.84 mmol/L</text:p>
          </table:table-cell>
          <table:table-cell office:value-type="string">
            <text:p><text:s/>, HbA1c 6.2 % , kreatiniin 63 m</text:p>
          </table:table-cell>
          <table:table-cell office:value-type="string">
            <text:p>triglütseriidid</text:p>
          </table:table-cell>
          <table:table-cell office:value-type="float" office:value="0.84">
            <text:p>0,8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22506">
            <text:p>19222506</text:p>
          </table:table-cell>
          <table:table-cell office:value-type="float" office:value="158207976">
            <text:p>158207976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70904996915">
            <text:p>709049969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8.01.201313 : 03 : Triglütseriidid 0.84 mmol/L</text:p>
          </table:table-cell>
          <table:table-cell office:value-type="string">
            <text:p>Triglütseriidid 0.84 mmol/L</text:p>
          </table:table-cell>
          <table:table-cell/>
          <table:table-cell office:value-type="string">
            <text:p>Triglütseriidid</text:p>
          </table:table-cell>
          <table:table-cell office:value-type="float" office:value="0.84">
            <text:p>0,8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8566">
            <text:p>758566</text:p>
          </table:table-cell>
          <table:table-cell office:value-type="float" office:value="95627653">
            <text:p>95627653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office:value-type="string">
            <text:p>2012-04-17</text:p>
          </table:table-cell>
          <table:table-cell office:value-type="float" office:value="63213699790">
            <text:p>632136997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85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85">
            <text:p>0,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12949">
            <text:p>21812949</text:p>
          </table:table-cell>
          <table:table-cell office:value-type="float" office:value="180478949">
            <text:p>180478949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24543698237">
            <text:p>245436982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85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85">
            <text:p>0,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24778">
            <text:p>4924778</text:p>
          </table:table-cell>
          <table:table-cell office:value-type="float" office:value="135250122">
            <text:p>135250122</text:p>
          </table:table-cell>
          <table:table-cell office:value-type="string">
            <text:p>2012-08-23</text:p>
          </table:table-cell>
          <table:table-cell office:value-type="string">
            <text:p>A</text:p>
          </table:table-cell>
          <table:table-cell office:value-type="string">
            <text:p>2012-05-31</text:p>
          </table:table-cell>
          <table:table-cell office:value-type="float" office:value="74220989763">
            <text:p>7422098976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85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85">
            <text:p>0,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96552">
            <text:p>19896552</text:p>
          </table:table-cell>
          <table:table-cell office:value-type="float" office:value="210903457">
            <text:p>210903457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66719876941">
            <text:p>667198769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5.11.201313 : 14 : Triglütseriidid 0.86 mmol/L</text:p>
          </table:table-cell>
          <table:table-cell office:value-type="string">
            <text:p>Triglütseriidid 0.86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office:value-type="float" office:value="0.86">
            <text:p>0,8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5398">
            <text:p>1925398</text:p>
          </table:table-cell>
          <table:table-cell office:value-type="float" office:value="130039361">
            <text:p>130039361</text:p>
          </table:table-cell>
          <table:table-cell office:value-type="string">
            <text:p>2012-07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0881584225">
            <text:p>808815842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<text:s/>, LDL kolesterool 4.5 mmol/l , Triglütseriidid 0.86 mmol/L</text:p>
          </table:table-cell>
          <table:table-cell office:value-type="string">
            <text:p>Triglütseriidid 0.86 mmol/L</text:p>
          </table:table-cell>
          <table:table-cell office:value-type="string">
            <text:p><text:s/>;</text:p>
          </table:table-cell>
          <table:table-cell office:value-type="string">
            <text:p>Triglütseriidid</text:p>
          </table:table-cell>
          <table:table-cell office:value-type="float" office:value="0.86">
            <text:p>0,8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11306">
            <text:p>7111306</text:p>
          </table:table-cell>
          <table:table-cell office:value-type="float" office:value="123401274">
            <text:p>123401274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office:value-type="string">
            <text:p>2012-04-26</text:p>
          </table:table-cell>
          <table:table-cell office:value-type="float" office:value="19441218934">
            <text:p>1944121893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hol 1.32 ( 0.80 . 2.10 mmol/L ) fS , fP-Triglütseriidid 0.87 ( </text:p>
          </table:table-cell>
          <table:table-cell office:value-type="string">
            <text:p>fS , fP-Triglütseriidid 0.87 ( </text:p>
          </table:table-cell>
          <table:table-cell office:value-type="string">
            <text:p>0.45 . 2.60 mmol/L ) S , P-C-pep</text:p>
          </table:table-cell>
          <table:table-cell office:value-type="string">
            <text:p>fS , fP-Triglütseriidid</text:p>
          </table:table-cell>
          <table:table-cell office:value-type="float" office:value="0.87">
            <text:p>0,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84456">
            <text:p>8384456</text:p>
          </table:table-cell>
          <table:table-cell office:value-type="float" office:value="131781966">
            <text:p>131781966</text:p>
          </table:table-cell>
          <table:table-cell office:value-type="string">
            <text:p>2012-07-12</text:p>
          </table:table-cell>
          <table:table-cell office:value-type="string">
            <text:p>A</text:p>
          </table:table-cell>
          <table:table-cell office:value-type="string">
            <text:p>2012-07-11</text:p>
          </table:table-cell>
          <table:table-cell office:value-type="float" office:value="88930781922">
            <text:p>8893078192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87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87">
            <text:p>0,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2682">
            <text:p>2342682</text:p>
          </table:table-cell>
          <table:table-cell office:value-type="float" office:value="86581084">
            <text:p>86581084</text:p>
          </table:table-cell>
          <table:table-cell office:value-type="string">
            <text:p>2012-03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363157387">
            <text:p>783631573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kolesterool 3.99 mmol/l Triglütseriidid 0.88 mmol/L</text:p>
          </table:table-cell>
          <table:table-cell office:value-type="string">
            <text:p>Triglütseriidid 0.88 mmol/L</text:p>
          </table:table-cell>
          <table:table-cell/>
          <table:table-cell office:value-type="string">
            <text:p>Triglütseriidid</text:p>
          </table:table-cell>
          <table:table-cell office:value-type="float" office:value="0.88">
            <text:p>0,8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28248">
            <text:p>19828248</text:p>
          </table:table-cell>
          <table:table-cell office:value-type="float" office:value="200766690">
            <text:p>200766690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14398954589">
            <text:p>143989545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7.09.2013 triglütseriidid 0,88 mmol/l</text:p>
          </table:table-cell>
          <table:table-cell office:value-type="string">
            <text:p>triglütseriidid 0,88 mmol/l</text:p>
          </table:table-cell>
          <table:table-cell office:value-type="string">
            <text:p><text:s/>&lt;=1,71</text:p>
          </table:table-cell>
          <table:table-cell office:value-type="string">
            <text:p>triglütseriidid</text:p>
          </table:table-cell>
          <table:table-cell office:value-type="float" office:value="0.88">
            <text:p>0,8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17797">
            <text:p>24617797</text:p>
          </table:table-cell>
          <table:table-cell office:value-type="float" office:value="205687605">
            <text:p>205687605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673033843208">
            <text:p>6730338432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88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88">
            <text:p>0,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89808">
            <text:p>16689808</text:p>
          </table:table-cell>
          <table:table-cell office:value-type="float" office:value="215954736">
            <text:p>215954736</text:p>
          </table:table-cell>
          <table:table-cell office:value-type="string">
            <text:p>2013-12-16</text:p>
          </table:table-cell>
          <table:table-cell office:value-type="string">
            <text:p>S</text:p>
          </table:table-cell>
          <table:table-cell office:value-type="string">
            <text:p>2013-11-14</text:p>
          </table:table-cell>
          <table:table-cell office:value-type="float" office:value="85108828991">
            <text:p>8510882899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88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88">
            <text:p>0,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52509">
            <text:p>19252509</text:p>
          </table:table-cell>
          <table:table-cell office:value-type="float" office:value="205212853">
            <text:p>205212853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office:value-type="string">
            <text:p>2013-10-24</text:p>
          </table:table-cell>
          <table:table-cell office:value-type="float" office:value="93017713846">
            <text:p>930177138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4.10.201313 : 59 : Triglütseriidid 0.89 mmol/L</text:p>
          </table:table-cell>
          <table:table-cell office:value-type="string">
            <text:p>Triglütseriidid 0.89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office:value-type="float" office:value="0.89">
            <text:p>0,8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04446">
            <text:p>13804446</text:p>
          </table:table-cell>
          <table:table-cell office:value-type="float" office:value="214721690">
            <text:p>214721690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2-06</text:p>
          </table:table-cell>
          <table:table-cell office:value-type="float" office:value="31983891224">
            <text:p>319838912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3.91 ( 2.00 . 5.30 mmol/L ) Triglütseriidid 0.89 ( </text:p>
          </table:table-cell>
          <table:table-cell office:value-type="string">
            <text:p>Triglütseriidid 0.89 ( </text:p>
          </table:table-cell>
          <table:table-cell office:value-type="string">
            <text:p>0.45 . 2.60 mmol/L ) eGFR 63 ↓ (</text:p>
          </table:table-cell>
          <table:table-cell office:value-type="string">
            <text:p>Triglütseriidid</text:p>
          </table:table-cell>
          <table:table-cell office:value-type="float" office:value="0.89">
            <text:p>0,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00402">
            <text:p>16400402</text:p>
          </table:table-cell>
          <table:table-cell office:value-type="float" office:value="212358177">
            <text:p>212358177</text:p>
          </table:table-cell>
          <table:table-cell office:value-type="string">
            <text:p>2013-11-29</text:p>
          </table:table-cell>
          <table:table-cell office:value-type="string">
            <text:p>S</text:p>
          </table:table-cell>
          <table:table-cell office:value-type="string">
            <text:p>2013-11-15</text:p>
          </table:table-cell>
          <table:table-cell office:value-type="float" office:value="51313142157">
            <text:p>5131314215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89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89">
            <text:p>0,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6261">
            <text:p>586261</text:p>
          </table:table-cell>
          <table:table-cell office:value-type="float" office:value="141693692">
            <text:p>141693692</text:p>
          </table:table-cell>
          <table:table-cell office:value-type="string">
            <text:p>2012-10-08</text:p>
          </table:table-cell>
          <table:table-cell office:value-type="string">
            <text:p>S</text:p>
          </table:table-cell>
          <table:table-cell office:value-type="string">
            <text:p>2012-09-26</text:p>
          </table:table-cell>
          <table:table-cell office:value-type="float" office:value="58109655772">
            <text:p>5810965577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89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89">
            <text:p>0,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91934">
            <text:p>19391934</text:p>
          </table:table-cell>
          <table:table-cell office:value-type="float" office:value="197755848">
            <text:p>197755848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6-19</text:p>
          </table:table-cell>
          <table:table-cell office:value-type="float" office:value="673030436811">
            <text:p>6730304368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9.06.20139 : 49 : 10 : Triglütseriidid 0.89 mmol/L</text:p>
          </table:table-cell>
          <table:table-cell office:value-type="string">
            <text:p>Triglütseriidid 0.89 mmol/L</text:p>
          </table:table-cell>
          <table:table-cell/>
          <table:table-cell office:value-type="string">
            <text:p>Triglütseriidid</text:p>
          </table:table-cell>
          <table:table-cell office:value-type="float" office:value="0.89">
            <text:p>0,8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16967">
            <text:p>19116967</text:p>
          </table:table-cell>
          <table:table-cell office:value-type="float" office:value="201655406">
            <text:p>201655406</text:p>
          </table:table-cell>
          <table:table-cell office:value-type="string">
            <text:p>2013-10-07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673030552986">
            <text:p>6730305529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5.09.201311 : 44 : triglütseriidid 0.89 mmol/L</text:p>
          </table:table-cell>
          <table:table-cell office:value-type="string">
            <text:p>triglütseriidid 0.89 mmol/L</text:p>
          </table:table-cell>
          <table:table-cell/>
          <table:table-cell office:value-type="string">
            <text:p>triglütseriidid</text:p>
          </table:table-cell>
          <table:table-cell office:value-type="float" office:value="0.89">
            <text:p>0,8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14094">
            <text:p>24614094</text:p>
          </table:table-cell>
          <table:table-cell office:value-type="float" office:value="217294958">
            <text:p>217294958</text:p>
          </table:table-cell>
          <table:table-cell office:value-type="string">
            <text:p>2013-07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9889061606">
            <text:p>798890616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, LDL kolesterool 2,94 mmol/l , triglütseriidid 0,9 mmol/l</text:p>
          </table:table-cell>
          <table:table-cell office:value-type="string">
            <text:p>triglütseriidid 0,9 mmol/l</text:p>
          </table:table-cell>
          <table:table-cell office:value-type="string">
            <text:p><text:s/>ja HDL kolesterool 1,7 mmol/l n</text:p>
          </table:table-cell>
          <table:table-cell office:value-type="string">
            <text:p>triglütseriidid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51115">
            <text:p>18351115</text:p>
          </table:table-cell>
          <table:table-cell office:value-type="float" office:value="183910454">
            <text:p>183910454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92082252204">
            <text:p>920822522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0.05.201314 : 10 : Triglütseriidid 0.90 mmol/L</text:p>
          </table:table-cell>
          <table:table-cell office:value-type="string">
            <text:p>Triglütseriidid 0.90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35675">
            <text:p>4035675</text:p>
          </table:table-cell>
          <table:table-cell office:value-type="float" office:value="124572364">
            <text:p>124572364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office:value-type="string">
            <text:p>2012-04-18</text:p>
          </table:table-cell>
          <table:table-cell office:value-type="float" office:value="71707220096">
            <text:p>7170722009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91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91">
            <text:p>0,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87846">
            <text:p>19687846</text:p>
          </table:table-cell>
          <table:table-cell office:value-type="float" office:value="181099121">
            <text:p>181099121</text:p>
          </table:table-cell>
          <table:table-cell office:value-type="string">
            <text:p>2013-05-31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673033788413">
            <text:p>6730337884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2.04.201314 : 27 : triglütseriidid 0.91 mmol/L</text:p>
          </table:table-cell>
          <table:table-cell office:value-type="string">
            <text:p>triglütseriidid 0.91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1">
            <text:p>0,9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73900">
            <text:p>16873900</text:p>
          </table:table-cell>
          <table:table-cell office:value-type="float" office:value="169191144">
            <text:p>169191144</text:p>
          </table:table-cell>
          <table:table-cell office:value-type="string">
            <text:p>2013-03-28</text:p>
          </table:table-cell>
          <table:table-cell office:value-type="string">
            <text:p>S</text:p>
          </table:table-cell>
          <table:table-cell office:value-type="string">
            <text:p>2013-03-21</text:p>
          </table:table-cell>
          <table:table-cell office:value-type="float" office:value="78655943451">
            <text:p>7865594345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91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91">
            <text:p>0,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2658">
            <text:p>2042658</text:p>
          </table:table-cell>
          <table:table-cell office:value-type="float" office:value="122672474">
            <text:p>122672474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2012-05-18</text:p>
          </table:table-cell>
          <table:table-cell office:value-type="float" office:value="17021183248">
            <text:p>170211832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8.05.201216 : 26 : Triglütseriidid 0.91 mmol/L</text:p>
          </table:table-cell>
          <table:table-cell office:value-type="string">
            <text:p>Triglütseriidid 0.91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1">
            <text:p>0,9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81376">
            <text:p>16581376</text:p>
          </table:table-cell>
          <table:table-cell office:value-type="float" office:value="163344283">
            <text:p>163344283</text:p>
          </table:table-cell>
          <table:table-cell office:value-type="string">
            <text:p>2013-02-20</text:p>
          </table:table-cell>
          <table:table-cell office:value-type="string">
            <text:p>S</text:p>
          </table:table-cell>
          <table:table-cell office:value-type="string">
            <text:p>2013-02-04</text:p>
          </table:table-cell>
          <table:table-cell office:value-type="float" office:value="673042156405">
            <text:p>67304215640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9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92">
            <text:p>0,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721">
            <text:p>211721</text:p>
          </table:table-cell>
          <table:table-cell office:value-type="float" office:value="84620202">
            <text:p>84620202</text:p>
          </table:table-cell>
          <table:table-cell office:value-type="string">
            <text:p>2012-02-20</text:p>
          </table:table-cell>
          <table:table-cell office:value-type="string">
            <text:p>S</text:p>
          </table:table-cell>
          <table:table-cell office:value-type="string">
            <text:p>2012-02-10</text:p>
          </table:table-cell>
          <table:table-cell office:value-type="float" office:value="15354961682">
            <text:p>1535496168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92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92">
            <text:p>0,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6597">
            <text:p>466597</text:p>
          </table:table-cell>
          <table:table-cell office:value-type="float" office:value="127416807">
            <text:p>127416807</text:p>
          </table:table-cell>
          <table:table-cell office:value-type="string">
            <text:p>2012-06-18</text:p>
          </table:table-cell>
          <table:table-cell office:value-type="string">
            <text:p>S</text:p>
          </table:table-cell>
          <table:table-cell office:value-type="string">
            <text:p>2012-06-11</text:p>
          </table:table-cell>
          <table:table-cell office:value-type="float" office:value="76495265612">
            <text:p>764952656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92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92">
            <text:p>0,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85315">
            <text:p>16585315</text:p>
          </table:table-cell>
          <table:table-cell office:value-type="float" office:value="184075835">
            <text:p>184075835</text:p>
          </table:table-cell>
          <table:table-cell office:value-type="string">
            <text:p>2013-06-19</text:p>
          </table:table-cell>
          <table:table-cell office:value-type="string">
            <text:p>S</text:p>
          </table:table-cell>
          <table:table-cell office:value-type="string">
            <text:p>2013-06-15</text:p>
          </table:table-cell>
          <table:table-cell office:value-type="float" office:value="64210677932">
            <text:p>6421067793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9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92">
            <text:p>0,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53905">
            <text:p>17253905</text:p>
          </table:table-cell>
          <table:table-cell office:value-type="float" office:value="185348251">
            <text:p>185348251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673030561251">
            <text:p>6730305612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9.05.201314 : 17 : Triglütseriidid 0.92 mmol/L</text:p>
          </table:table-cell>
          <table:table-cell office:value-type="string">
            <text:p>Triglütseriidid 0.92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2">
            <text:p>0,9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6386">
            <text:p>526386</text:p>
          </table:table-cell>
          <table:table-cell office:value-type="float" office:value="120808102">
            <text:p>120808102</text:p>
          </table:table-cell>
          <table:table-cell office:value-type="string">
            <text:p>2012-05-10</text:p>
          </table:table-cell>
          <table:table-cell office:value-type="string">
            <text:p>S</text:p>
          </table:table-cell>
          <table:table-cell office:value-type="string">
            <text:p>2012-05-02</text:p>
          </table:table-cell>
          <table:table-cell office:value-type="float" office:value="58969760466">
            <text:p>5896976046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93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93">
            <text:p>0,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26112">
            <text:p>19226112</text:p>
          </table:table-cell>
          <table:table-cell office:value-type="float" office:value="188145102">
            <text:p>188145102</text:p>
          </table:table-cell>
          <table:table-cell office:value-type="string">
            <text:p>2013-07-12</text:p>
          </table:table-cell>
          <table:table-cell office:value-type="string">
            <text:p>A</text:p>
          </table:table-cell>
          <table:table-cell office:value-type="string">
            <text:p>2013-07-11</text:p>
          </table:table-cell>
          <table:table-cell office:value-type="float" office:value="673030501346">
            <text:p>6730305013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1.07.201316 : 37 : Triglütseriidid 0.93 mmol/L</text:p>
          </table:table-cell>
          <table:table-cell office:value-type="string">
            <text:p>Triglütseriidid 0.93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3">
            <text:p>0,9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23540">
            <text:p>22223540</text:p>
          </table:table-cell>
          <table:table-cell office:value-type="float" office:value="180386042">
            <text:p>180386042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2-07-04</text:p>
          </table:table-cell>
          <table:table-cell office:value-type="float" office:value="82851616430">
            <text:p>828516164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hol 3.31 ( 2.00 . 5.30 mmol/L ) fS , fP-Triglütseriidid 0.94 ( </text:p>
          </table:table-cell>
          <table:table-cell office:value-type="string">
            <text:p>fS , fP-Triglütseriidid 0.94 ( </text:p>
          </table:table-cell>
          <table:table-cell office:value-type="string">
            <text:p>0.45 . 2.60 mmol/L ) S , P-Kusih</text:p>
          </table:table-cell>
          <table:table-cell office:value-type="string">
            <text:p>fS , fP-Triglütseriidid</text:p>
          </table:table-cell>
          <table:table-cell office:value-type="float" office:value="0.94">
            <text:p>0,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14828">
            <text:p>19114828</text:p>
          </table:table-cell>
          <table:table-cell office:value-type="float" office:value="203245425">
            <text:p>203245425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95531489573">
            <text:p>955314895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4.09.201310 : 00 : triglütseriidid 0.94 mmol/L</text:p>
          </table:table-cell>
          <table:table-cell office:value-type="string">
            <text:p>triglütseriidid 0.94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4">
            <text:p>0,9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82049">
            <text:p>19482049</text:p>
          </table:table-cell>
          <table:table-cell office:value-type="float" office:value="206591524">
            <text:p>206591524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64260053113">
            <text:p>642600531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<text:s/>, LDL kolesterool 3.0 mmol/l , Triglütseriidid 0.94 mmol/L</text:p>
          </table:table-cell>
          <table:table-cell office:value-type="string">
            <text:p>Triglütseriidid 0.94 mmol/L</text:p>
          </table:table-cell>
          <table:table-cell office:value-type="string">
            <text:p><text:s/>, Kreatiniin 67 mkmol/l , eGFR </text:p>
          </table:table-cell>
          <table:table-cell office:value-type="string">
            <text:p>Triglütseriidid</text:p>
          </table:table-cell>
          <table:table-cell office:value-type="float" office:value="0.94">
            <text:p>0,9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76586">
            <text:p>11676586</text:p>
          </table:table-cell>
          <table:table-cell office:value-type="float" office:value="180386042">
            <text:p>180386042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2-07-04</text:p>
          </table:table-cell>
          <table:table-cell office:value-type="float" office:value="82851616430">
            <text:p>828516164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hol 3.31 ( 2.00 . 5.30 mmol/L ) fS , fP-Triglütseriidid 0.94 ( </text:p>
          </table:table-cell>
          <table:table-cell office:value-type="string">
            <text:p>fS , fP-Triglütseriidid 0.94 ( </text:p>
          </table:table-cell>
          <table:table-cell office:value-type="string">
            <text:p>0.45 . 2.60 mmol/L ) S , P-Kusih</text:p>
          </table:table-cell>
          <table:table-cell office:value-type="string">
            <text:p>fS , fP-Triglütseriidid</text:p>
          </table:table-cell>
          <table:table-cell office:value-type="float" office:value="0.94">
            <text:p>0,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0597">
            <text:p>2070597</text:p>
          </table:table-cell>
          <table:table-cell office:value-type="float" office:value="88594944">
            <text:p>88594944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2010-12-30</text:p>
          </table:table-cell>
          <table:table-cell office:value-type="float" office:value="91046867356">
            <text:p>910468673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30.12.201012 : 05 : Triglütseriidid 0,94 mmol/L</text:p>
          </table:table-cell>
          <table:table-cell office:value-type="string">
            <text:p>Triglütseriidid 0,94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4">
            <text:p>0,9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07710">
            <text:p>7407710</text:p>
          </table:table-cell>
          <table:table-cell office:value-type="float" office:value="126795805">
            <text:p>126795805</text:p>
          </table:table-cell>
          <table:table-cell office:value-type="string">
            <text:p>2012-06-14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25922335020">
            <text:p>2592233502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95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95">
            <text:p>0,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76916">
            <text:p>17876916</text:p>
          </table:table-cell>
          <table:table-cell office:value-type="float" office:value="212867420">
            <text:p>212867420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93994743585">
            <text:p>939947435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3.06.201311 : 26 : 50 : Triglütseriidid 0.95 mmol/L</text:p>
          </table:table-cell>
          <table:table-cell office:value-type="string">
            <text:p>Triglütseriidid 0.95 mmol/L</text:p>
          </table:table-cell>
          <table:table-cell office:value-type="string">
            <text:p><text:s/>[ norm 0.45 - 2.60 ]</text:p>
          </table:table-cell>
          <table:table-cell office:value-type="string">
            <text:p>Triglütseriidid</text:p>
          </table:table-cell>
          <table:table-cell office:value-type="float" office:value="0.95">
            <text:p>0,9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784311">
            <text:p>14784311</text:p>
          </table:table-cell>
          <table:table-cell office:value-type="float" office:value="199978343">
            <text:p>199978343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673030352301">
            <text:p>67303035230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hol 3.87 ( 1.20 . 4.30 mmol/L ) fS , fP-Triglütseriidid 0.95 ( </text:p>
          </table:table-cell>
          <table:table-cell office:value-type="string">
            <text:p>fS , fP-Triglütseriidid 0.95 ( </text:p>
          </table:table-cell>
          <table:table-cell office:value-type="string">
            <text:p>0.45 . 2.60 mmol/L ) S , P-Kusih</text:p>
          </table:table-cell>
          <table:table-cell office:value-type="string">
            <text:p>fS , fP-Triglütseriidid</text:p>
          </table:table-cell>
          <table:table-cell office:value-type="float" office:value="0.95">
            <text:p>0,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0801">
            <text:p>2120801</text:p>
          </table:table-cell>
          <table:table-cell office:value-type="float" office:value="88743800">
            <text:p>88743800</text:p>
          </table:table-cell>
          <table:table-cell office:value-type="string">
            <text:p>2012-04-04</text:p>
          </table:table-cell>
          <table:table-cell office:value-type="string">
            <text:p>A</text:p>
          </table:table-cell>
          <table:table-cell office:value-type="string">
            <text:p>2012-03-20</text:p>
          </table:table-cell>
          <table:table-cell office:value-type="float" office:value="15861098510">
            <text:p>1586109851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0.03.201213 : 18 : Triglütseriidid 0.95 mmol/L</text:p>
          </table:table-cell>
          <table:table-cell office:value-type="string">
            <text:p>Triglütseriidid 0.95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5">
            <text:p>0,9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19541">
            <text:p>2619541</text:p>
          </table:table-cell>
          <table:table-cell office:value-type="float" office:value="145308413">
            <text:p>145308413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291134294">
            <text:p>842911342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<text:s/>, HDL kolesterool 1.4 mmol/l , Triglütseriidid 0.95 mmol/L</text:p>
          </table:table-cell>
          <table:table-cell office:value-type="string">
            <text:p>Triglütseriidid 0.95 mmol/L</text:p>
          </table:table-cell>
          <table:table-cell office:value-type="string">
            <text:p><text:s/>, ASAT 19 U/L , ALAT 14 U/L , e</text:p>
          </table:table-cell>
          <table:table-cell office:value-type="string">
            <text:p>Triglütseriidid</text:p>
          </table:table-cell>
          <table:table-cell office:value-type="float" office:value="0.95">
            <text:p>0,9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15069">
            <text:p>17515069</text:p>
          </table:table-cell>
          <table:table-cell office:value-type="float" office:value="211534601">
            <text:p>211534601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1-25</text:p>
          </table:table-cell>
          <table:table-cell office:value-type="float" office:value="673030399907">
            <text:p>6730303999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5.11.201314 : 24 : 25 : Triglütseriidid 0.96 mmol/L</text:p>
          </table:table-cell>
          <table:table-cell office:value-type="string">
            <text:p>Triglütseriidid 0.96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6">
            <text:p>0,9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39232">
            <text:p>4139232</text:p>
          </table:table-cell>
          <table:table-cell office:value-type="float" office:value="123410329">
            <text:p>123410329</text:p>
          </table:table-cell>
          <table:table-cell office:value-type="string">
            <text:p>2012-05-10</text:p>
          </table:table-cell>
          <table:table-cell office:value-type="string">
            <text:p>A</text:p>
          </table:table-cell>
          <table:table-cell office:value-type="string">
            <text:p>2012-04-27</text:p>
          </table:table-cell>
          <table:table-cell office:value-type="float" office:value="70094143897">
            <text:p>700941438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hol 4.46 ( 2.00 . 5.30 mmol/L ) fS , fP-Triglütseriidid 0.96 ( </text:p>
          </table:table-cell>
          <table:table-cell office:value-type="string">
            <text:p>fS , fP-Triglütseriidid 0.96 ( </text:p>
          </table:table-cell>
          <table:table-cell office:value-type="string">
            <text:p>0.45 . 2.60 mmol/L ) S , P-TSH 3</text:p>
          </table:table-cell>
          <table:table-cell office:value-type="string">
            <text:p>fS , fP-Triglütseriidid</text:p>
          </table:table-cell>
          <table:table-cell office:value-type="float" office:value="0.96">
            <text:p>0,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5077">
            <text:p>405077</text:p>
          </table:table-cell>
          <table:table-cell office:value-type="float" office:value="90494586">
            <text:p>90494586</text:p>
          </table:table-cell>
          <table:table-cell office:value-type="string">
            <text:p>2012-04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2851679299">
            <text:p>7285167929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96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96">
            <text:p>0,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74435">
            <text:p>2774435</text:p>
          </table:table-cell>
          <table:table-cell office:value-type="float" office:value="137968303">
            <text:p>137968303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17</text:p>
          </table:table-cell>
          <table:table-cell office:value-type="float" office:value="50562776194">
            <text:p>505627761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7.09.201216 : 49 : Triglütseriidid 0.96 mmol/L</text:p>
          </table:table-cell>
          <table:table-cell office:value-type="string">
            <text:p>Triglütseriidid 0.96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6">
            <text:p>0,9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0730">
            <text:p>1870730</text:p>
          </table:table-cell>
          <table:table-cell office:value-type="float" office:value="120479326">
            <text:p>120479326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office:value-type="string">
            <text:p>2012-05-14</text:p>
          </table:table-cell>
          <table:table-cell office:value-type="float" office:value="18914413261">
            <text:p>1891441326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4.05.201215 : 25 : Triglütseriidid 0.96 mmol/L</text:p>
          </table:table-cell>
          <table:table-cell office:value-type="string">
            <text:p>Triglütseriidid 0.96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6">
            <text:p>0,9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26746">
            <text:p>4926746</text:p>
          </table:table-cell>
          <table:table-cell office:value-type="float" office:value="141793297">
            <text:p>141793297</text:p>
          </table:table-cell>
          <table:table-cell office:value-type="string">
            <text:p>2012-10-04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35570046864">
            <text:p>355700468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hol 3.39 ( 1.20 . 4.30 mmol/L ) fS , fP-Triglütseriidid 0.97 ( </text:p>
          </table:table-cell>
          <table:table-cell office:value-type="string">
            <text:p>fS , fP-Triglütseriidid 0.97 ( </text:p>
          </table:table-cell>
          <table:table-cell office:value-type="string">
            <text:p>0.45 . 2.60 mmol/L ) Glomerulaar</text:p>
          </table:table-cell>
          <table:table-cell office:value-type="string">
            <text:p>fS , fP-Triglütseriidid</text:p>
          </table:table-cell>
          <table:table-cell office:value-type="float" office:value="0.97">
            <text:p>0,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77363">
            <text:p>19977363</text:p>
          </table:table-cell>
          <table:table-cell office:value-type="float" office:value="155234931">
            <text:p>155234931</text:p>
          </table:table-cell>
          <table:table-cell office:value-type="string">
            <text:p>2012-12-30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20744799042">
            <text:p>207447990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3.12.201216 : 13 : Triglütseriidid 0.97 mmol/L</text:p>
          </table:table-cell>
          <table:table-cell office:value-type="string">
            <text:p>Triglütseriidid 0.97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7">
            <text:p>0,9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45310">
            <text:p>17145310</text:p>
          </table:table-cell>
          <table:table-cell office:value-type="float" office:value="200271550">
            <text:p>200271550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53609670355">
            <text:p>536096703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4.09.201311 : 12 : Triglütseriidid 0.97 mmol/L</text:p>
          </table:table-cell>
          <table:table-cell office:value-type="string">
            <text:p>Triglütseriidid 0.97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7">
            <text:p>0,9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87107">
            <text:p>16587107</text:p>
          </table:table-cell>
          <table:table-cell office:value-type="float" office:value="177231646">
            <text:p>177231646</text:p>
          </table:table-cell>
          <table:table-cell office:value-type="string">
            <text:p>2013-05-14</text:p>
          </table:table-cell>
          <table:table-cell office:value-type="string">
            <text:p>S</text:p>
          </table:table-cell>
          <table:table-cell office:value-type="string">
            <text:p>2013-05-08</text:p>
          </table:table-cell>
          <table:table-cell office:value-type="float" office:value="673044620537">
            <text:p>67304462053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0.98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0.98">
            <text:p>0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3514">
            <text:p>683514</text:p>
          </table:table-cell>
          <table:table-cell office:value-type="float" office:value="123374148">
            <text:p>123374148</text:p>
          </table:table-cell>
          <table:table-cell office:value-type="string">
            <text:p>2012-05-31</text:p>
          </table:table-cell>
          <table:table-cell office:value-type="string">
            <text:p>S</text:p>
          </table:table-cell>
          <table:table-cell office:value-type="string">
            <text:p>2012-05-23</text:p>
          </table:table-cell>
          <table:table-cell office:value-type="float" office:value="53498017008">
            <text:p>5349801700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98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98">
            <text:p>0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59498">
            <text:p>10659498</text:p>
          </table:table-cell>
          <table:table-cell office:value-type="float" office:value="164317589">
            <text:p>164317589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2013-02-25</text:p>
          </table:table-cell>
          <table:table-cell office:value-type="float" office:value="78118437291">
            <text:p>781184372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hol 2.05 ( 1.40 . 4.70 mmol/L ) fS , fP-Triglütseriidid 0.98 ( </text:p>
          </table:table-cell>
          <table:table-cell office:value-type="string">
            <text:p>fS , fP-Triglütseriidid 0.98 ( </text:p>
          </table:table-cell>
          <table:table-cell office:value-type="string">
            <text:p>0.45 . 2.60 mmol/L ) Glomerulaar</text:p>
          </table:table-cell>
          <table:table-cell office:value-type="string">
            <text:p>fS , fP-Triglütseriidid</text:p>
          </table:table-cell>
          <table:table-cell office:value-type="float" office:value="0.98">
            <text:p>0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3551">
            <text:p>1853551</text:p>
          </table:table-cell>
          <table:table-cell office:value-type="float" office:value="125788220">
            <text:p>125788220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2-06-18</text:p>
          </table:table-cell>
          <table:table-cell office:value-type="float" office:value="80368757402">
            <text:p>803687574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8.06.201215 : 15 : Triglütseriidid 0.98 mmol/L</text:p>
          </table:table-cell>
          <table:table-cell office:value-type="string">
            <text:p>Triglütseriidid 0.98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8">
            <text:p>0,9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76022">
            <text:p>2576022</text:p>
          </table:table-cell>
          <table:table-cell office:value-type="float" office:value="153087772">
            <text:p>153087772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2012-12-12</text:p>
          </table:table-cell>
          <table:table-cell office:value-type="float" office:value="23533673265">
            <text:p>235336732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2.12.2012 Triglütseriidid 0.99 mmol/L</text:p>
          </table:table-cell>
          <table:table-cell office:value-type="string">
            <text:p>Triglütseriidid 0.99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9">
            <text:p>0,9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10306">
            <text:p>19310306</text:p>
          </table:table-cell>
          <table:table-cell office:value-type="float" office:value="169175952">
            <text:p>169175952</text:p>
          </table:table-cell>
          <table:table-cell office:value-type="string">
            <text:p>2013-03-18</text:p>
          </table:table-cell>
          <table:table-cell office:value-type="string">
            <text:p>A</text:p>
          </table:table-cell>
          <table:table-cell office:value-type="string">
            <text:p>2013-03-15</text:p>
          </table:table-cell>
          <table:table-cell office:value-type="float" office:value="673030326030">
            <text:p>6730303260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5.03.201315 : 15 : Triglütseriidid 0.99 mmol/L</text:p>
          </table:table-cell>
          <table:table-cell office:value-type="string">
            <text:p>Triglütseriidid 0.99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9">
            <text:p>0,9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21474">
            <text:p>18421474</text:p>
          </table:table-cell>
          <table:table-cell office:value-type="float" office:value="209755062">
            <text:p>209755062</text:p>
          </table:table-cell>
          <table:table-cell office:value-type="string">
            <text:p>2013-11-17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673030493907">
            <text:p>6730304939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5.11.201317 : 27 : 25 : Triglütseriidid 0.99 mmol/L</text:p>
          </table:table-cell>
          <table:table-cell office:value-type="string">
            <text:p>Triglütseriidid 0.99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9">
            <text:p>0,9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93102">
            <text:p>19693102</text:p>
          </table:table-cell>
          <table:table-cell office:value-type="float" office:value="208472758">
            <text:p>208472758</text:p>
          </table:table-cell>
          <table:table-cell office:value-type="string">
            <text:p>2012-12-04</text:p>
          </table:table-cell>
          <table:table-cell office:value-type="string">
            <text:p>A</text:p>
          </table:table-cell>
          <table:table-cell office:value-type="string">
            <text:p>2012-12-04</text:p>
          </table:table-cell>
          <table:table-cell office:value-type="float" office:value="16686269384">
            <text:p>166862693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4.12.201216 : 36 : Triglütseriidid 0.99 mmol/L</text:p>
          </table:table-cell>
          <table:table-cell office:value-type="string">
            <text:p>Triglütseriidid 0.99 mmol/L</text:p>
          </table:table-cell>
          <table:table-cell/>
          <table:table-cell office:value-type="string">
            <text:p>Triglütseriidid</text:p>
          </table:table-cell>
          <table:table-cell office:value-type="float" office:value="0.99">
            <text:p>0,9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5561">
            <text:p>615561</text:p>
          </table:table-cell>
          <table:table-cell office:value-type="float" office:value="140834937">
            <text:p>140834937</text:p>
          </table:table-cell>
          <table:table-cell office:value-type="string">
            <text:p>2012-09-24</text:p>
          </table:table-cell>
          <table:table-cell office:value-type="string">
            <text:p>S</text:p>
          </table:table-cell>
          <table:table-cell office:value-type="string">
            <text:p>2012-09-18</text:p>
          </table:table-cell>
          <table:table-cell office:value-type="float" office:value="18371842734">
            <text:p>1837184273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0.99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0.99">
            <text:p>0,9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67342">
            <text:p>7667342</text:p>
          </table:table-cell>
          <table:table-cell office:value-type="float" office:value="83098582">
            <text:p>83098582</text:p>
          </table:table-cell>
          <table:table-cell office:value-type="string">
            <text:p>2012-01-23</text:p>
          </table:table-cell>
          <table:table-cell office:value-type="string">
            <text:p>A</text:p>
          </table:table-cell>
          <table:table-cell office:value-type="string">
            <text:p>2012-01-12</text:p>
          </table:table-cell>
          <table:table-cell office:value-type="float" office:value="58951930577">
            <text:p>5895193057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00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0205">
            <text:p>610205</text:p>
          </table:table-cell>
          <table:table-cell office:value-type="float" office:value="126781040">
            <text:p>126781040</text:p>
          </table:table-cell>
          <table:table-cell office:value-type="string">
            <text:p>2012-06-14</text:p>
          </table:table-cell>
          <table:table-cell office:value-type="string">
            <text:p>S</text:p>
          </table:table-cell>
          <table:table-cell office:value-type="string">
            <text:p>2012-06-05</text:p>
          </table:table-cell>
          <table:table-cell office:value-type="float" office:value="90012828176">
            <text:p>9001282817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00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46756">
            <text:p>11546756</text:p>
          </table:table-cell>
          <table:table-cell office:value-type="float" office:value="218874575">
            <text:p>218874575</text:p>
          </table:table-cell>
          <table:table-cell office:value-type="string">
            <text:p>2013-12-25</text:p>
          </table:table-cell>
          <table:table-cell office:value-type="string">
            <text:p>A</text:p>
          </table:table-cell>
          <table:table-cell office:value-type="string">
            <text:p>2013-11-08</text:p>
          </table:table-cell>
          <table:table-cell office:value-type="float" office:value="64230090064">
            <text:p>642300900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<text:s/>( mmol/L ) LDL 2.96 ( mmol/L ) Triglütseriidid 1.00 ( mmol/L</text:p>
          </table:table-cell>
          <table:table-cell office:value-type="string">
            <text:p>Triglütseriidid 1.00 ( mmol/L</text:p>
          </table:table-cell>
          <table:table-cell office:value-type="string">
            <text:p><text:s/>) Kusihape 288 ( 106 . 325 µmol</text:p>
          </table:table-cell>
          <table:table-cell office:value-type="string">
            <text:p>Triglütseriidid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93981">
            <text:p>18393981</text:p>
          </table:table-cell>
          <table:table-cell office:value-type="float" office:value="155936191">
            <text:p>155936191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office:value-type="string">
            <text:p>2013-01-04</text:p>
          </table:table-cell>
          <table:table-cell office:value-type="float" office:value="64272833859">
            <text:p>642728338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4.01.201316 : 33 : 02 : Triglütseriidid 1.02 mmol/L</text:p>
          </table:table-cell>
          <table:table-cell office:value-type="string">
            <text:p>Triglütseriidid 1.02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02">
            <text:p>1,0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20466">
            <text:p>11920466</text:p>
          </table:table-cell>
          <table:table-cell office:value-type="float" office:value="181027510">
            <text:p>181027510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90812365805">
            <text:p>908123658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0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table:style-name="ce1" office:value-type="float" office:value="1.02">
            <text:p>1,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21133">
            <text:p>19621133</text:p>
          </table:table-cell>
          <table:table-cell office:value-type="float" office:value="159933906">
            <text:p>159933906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901666847">
            <text:p>139016668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HDL kolesterool 1.6 mmol/l ; Triglütseriidid 1.02 mmol/L</text:p>
          </table:table-cell>
          <table:table-cell office:value-type="string">
            <text:p>Triglütseriidid 1.02 mmol/L</text:p>
          </table:table-cell>
          <table:table-cell office:value-type="string">
            <text:p><text:s/>; eGFR ( MDRD ) 91.21 ml/min/1,</text:p>
          </table:table-cell>
          <table:table-cell office:value-type="string">
            <text:p>Triglütseriidid</text:p>
          </table:table-cell>
          <table:table-cell table:style-name="ce1" office:value-type="float" office:value="1.02">
            <text:p>1,0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75989">
            <text:p>16975989</text:p>
          </table:table-cell>
          <table:table-cell office:value-type="float" office:value="206915430">
            <text:p>206915430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673039283947">
            <text:p>6730392839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3.09.201314 : 22 : triglütseriidid 1.02 mmol/L</text:p>
          </table:table-cell>
          <table:table-cell office:value-type="string">
            <text:p>triglütseriidid 1.02 mmol/L</text:p>
          </table:table-cell>
          <table:table-cell office:value-type="string">
            <text:p><text:s/>[ norm 0.1 - 2.2 ]</text:p>
          </table:table-cell>
          <table:table-cell office:value-type="string">
            <text:p>triglütseriidid</text:p>
          </table:table-cell>
          <table:table-cell table:style-name="ce1" office:value-type="float" office:value="1.02">
            <text:p>1,0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53047">
            <text:p>16553047</text:p>
          </table:table-cell>
          <table:table-cell office:value-type="float" office:value="187623906">
            <text:p>187623906</text:p>
          </table:table-cell>
          <table:table-cell office:value-type="string">
            <text:p>2013-07-10</text:p>
          </table:table-cell>
          <table:table-cell office:value-type="string">
            <text:p>S</text:p>
          </table:table-cell>
          <table:table-cell office:value-type="string">
            <text:p>2013-05-30</text:p>
          </table:table-cell>
          <table:table-cell office:value-type="float" office:value="673036446857">
            <text:p>67303644685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0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table:style-name="ce1" office:value-type="float" office:value="1.02">
            <text:p>1,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79191">
            <text:p>7479191</text:p>
          </table:table-cell>
          <table:table-cell office:value-type="float" office:value="79951014">
            <text:p>79951014</text:p>
          </table:table-cell>
          <table:table-cell office:value-type="string">
            <text:p>2011-12-27</text:p>
          </table:table-cell>
          <table:table-cell office:value-type="string">
            <text:p>A</text:p>
          </table:table-cell>
          <table:table-cell office:value-type="string">
            <text:p>2011-12-19</text:p>
          </table:table-cell>
          <table:table-cell office:value-type="float" office:value="56248980749">
            <text:p>5624898074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02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1.02">
            <text:p>1,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93704">
            <text:p>18093704</text:p>
          </table:table-cell>
          <table:table-cell office:value-type="float" office:value="180320457">
            <text:p>180320457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673030361575">
            <text:p>6730303615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3.05.201322 : 47 : Triglütseriidid 1.02 mmol/L</text:p>
          </table:table-cell>
          <table:table-cell office:value-type="string">
            <text:p>Triglütseriidid 1.02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02">
            <text:p>1,0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90040">
            <text:p>19090040</text:p>
          </table:table-cell>
          <table:table-cell office:value-type="float" office:value="211800658">
            <text:p>211800658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1-25</text:p>
          </table:table-cell>
          <table:table-cell office:value-type="float" office:value="73079955058">
            <text:p>730799550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5.11.201315 : 32 : Triglütseriidid 1.03 mmol/L</text:p>
          </table:table-cell>
          <table:table-cell office:value-type="string">
            <text:p>Triglütseriidid 1.03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table:style-name="ce1" office:value-type="float" office:value="1.03">
            <text:p>1,0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72018">
            <text:p>16472018</text:p>
          </table:table-cell>
          <table:table-cell office:value-type="float" office:value="162533784">
            <text:p>162533784</text:p>
          </table:table-cell>
          <table:table-cell office:value-type="string">
            <text:p>2013-02-12</text:p>
          </table:table-cell>
          <table:table-cell office:value-type="string">
            <text:p>S</text:p>
          </table:table-cell>
          <table:table-cell office:value-type="string">
            <text:p>2013-02-11</text:p>
          </table:table-cell>
          <table:table-cell office:value-type="float" office:value="88107616732">
            <text:p>8810761673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03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table:style-name="ce1" office:value-type="float" office:value="1.03">
            <text:p>1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31749">
            <text:p>8431749</text:p>
          </table:table-cell>
          <table:table-cell office:value-type="float" office:value="139672001">
            <text:p>139672001</text:p>
          </table:table-cell>
          <table:table-cell office:value-type="string">
            <text:p>2012-09-17</text:p>
          </table:table-cell>
          <table:table-cell office:value-type="string">
            <text:p>A</text:p>
          </table:table-cell>
          <table:table-cell office:value-type="string">
            <text:p>2012-07-10</text:p>
          </table:table-cell>
          <table:table-cell office:value-type="float" office:value="85812073326">
            <text:p>8581207332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03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1.03">
            <text:p>1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1662">
            <text:p>1941662</text:p>
          </table:table-cell>
          <table:table-cell office:value-type="float" office:value="121387006">
            <text:p>121387006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6096817935">
            <text:p>660968179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, LDL kolesterool 2.32 mmol/l , Triglütseriidid 1.03 mmol/L</text:p>
          </table:table-cell>
          <table:table-cell office:value-type="string">
            <text:p>Triglütseriidid 1.03 mmol/L</text:p>
          </table:table-cell>
          <table:table-cell office:value-type="float" office:value="0">
            <text:p>0</text:p>
          </table:table-cell>
          <table:table-cell office:value-type="string">
            <text:p>Triglütseriidid</text:p>
          </table:table-cell>
          <table:table-cell table:style-name="ce1" office:value-type="float" office:value="1.03">
            <text:p>1,0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52947">
            <text:p>2652947</text:p>
          </table:table-cell>
          <table:table-cell office:value-type="float" office:value="138315108">
            <text:p>138315108</text:p>
          </table:table-cell>
          <table:table-cell office:value-type="string">
            <text:p>2012-09-21</text:p>
          </table:table-cell>
          <table:table-cell office:value-type="string">
            <text:p>A</text:p>
          </table:table-cell>
          <table:table-cell office:value-type="string">
            <text:p>2012-08-24</text:p>
          </table:table-cell>
          <table:table-cell office:value-type="float" office:value="96356856524">
            <text:p>963568565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4.08.201216 : 19 : Triglütseriidid 1.04 mmol/L</text:p>
          </table:table-cell>
          <table:table-cell office:value-type="string">
            <text:p>Triglütseriidid 1.04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04">
            <text:p>1,0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26474">
            <text:p>4426474</text:p>
          </table:table-cell>
          <table:table-cell office:value-type="float" office:value="90724452">
            <text:p>90724452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75163086595">
            <text:p>751630865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hol 1.77 ( 1.00 . 2.70 mmol/L ) fS , fP-Triglütseriidid 1.04 ( </text:p>
          </table:table-cell>
          <table:table-cell office:value-type="string">
            <text:p>fS , fP-Triglütseriidid 1.04 ( </text:p>
          </table:table-cell>
          <table:table-cell office:value-type="string">
            <text:p>0.45 . 2.60 mmol/L ) S , P-Valpr</text:p>
          </table:table-cell>
          <table:table-cell office:value-type="string">
            <text:p>fS , fP-Triglütseriidid</text:p>
          </table:table-cell>
          <table:table-cell table:style-name="ce1" office:value-type="float" office:value="1.04">
            <text:p>1,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04420">
            <text:p>19504420</text:p>
          </table:table-cell>
          <table:table-cell office:value-type="float" office:value="156830416">
            <text:p>156830416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2-12-28</text:p>
          </table:table-cell>
          <table:table-cell office:value-type="float" office:value="32491773994">
            <text:p>324917739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8.12.201213 : 24 : Triglütseriidid 1.04 mmol/L</text:p>
          </table:table-cell>
          <table:table-cell office:value-type="string">
            <text:p>Triglütseriidid 1.04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04">
            <text:p>1,0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49025">
            <text:p>21049025</text:p>
          </table:table-cell>
          <table:table-cell office:value-type="float" office:value="179020569">
            <text:p>179020569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673030467776">
            <text:p>6730304677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ol/L ; vereglükoos 5,3 mmol/L ; Trigl 1,04 mmol/L</text:p>
          </table:table-cell>
          <table:table-cell office:value-type="string">
            <text:p>Trigl 1,04 mmol/L</text:p>
          </table:table-cell>
          <table:table-cell office:value-type="string">
            <text:p><text:s/>; FE 7,6 ( natuke madal )</text:p>
          </table:table-cell>
          <table:table-cell office:value-type="string">
            <text:p>Trigl</text:p>
          </table:table-cell>
          <table:table-cell table:style-name="ce1" office:value-type="float" office:value="1.04">
            <text:p>1,0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24364">
            <text:p>17324364</text:p>
          </table:table-cell>
          <table:table-cell office:value-type="float" office:value="176184816">
            <text:p>176184816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5-02</text:p>
          </table:table-cell>
          <table:table-cell office:value-type="float" office:value="84404460681">
            <text:p>844044606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2.05.2013 : Triglütseriidid 1.05 mmol/L</text:p>
          </table:table-cell>
          <table:table-cell office:value-type="string">
            <text:p>Triglütseriidid 1.05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05">
            <text:p>1,0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24913">
            <text:p>18624913</text:p>
          </table:table-cell>
          <table:table-cell office:value-type="float" office:value="208860081">
            <text:p>208860081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79984164610">
            <text:p>799841646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30.10.201317 : 06 : Triglütseriidid 1.05 mmol/L</text:p>
          </table:table-cell>
          <table:table-cell office:value-type="string">
            <text:p>Triglütseriidid 1.05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table:style-name="ce1" office:value-type="float" office:value="1.05">
            <text:p>1,0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38626">
            <text:p>4238626</text:p>
          </table:table-cell>
          <table:table-cell office:value-type="float" office:value="123459101">
            <text:p>123459101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office:value-type="string">
            <text:p>2012-05-11</text:p>
          </table:table-cell>
          <table:table-cell office:value-type="float" office:value="65135292515">
            <text:p>651352925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05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1.05">
            <text:p>1,0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87848">
            <text:p>2487848</text:p>
          </table:table-cell>
          <table:table-cell office:value-type="float" office:value="135197048">
            <text:p>135197048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2-08-30</text:p>
          </table:table-cell>
          <table:table-cell office:value-type="float" office:value="83610019909">
            <text:p>8361001990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30.08.201216 : 21 : 53 : Triglütseriidid 1.05 mmol/L</text:p>
          </table:table-cell>
          <table:table-cell office:value-type="string">
            <text:p>Triglütseriidid 1.05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05">
            <text:p>1,0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02585">
            <text:p>16402585</text:p>
          </table:table-cell>
          <table:table-cell office:value-type="float" office:value="170687956">
            <text:p>170687956</text:p>
          </table:table-cell>
          <table:table-cell office:value-type="string">
            <text:p>2013-04-05</text:p>
          </table:table-cell>
          <table:table-cell office:value-type="string">
            <text:p>S</text:p>
          </table:table-cell>
          <table:table-cell office:value-type="string">
            <text:p>2013-04-01</text:p>
          </table:table-cell>
          <table:table-cell office:value-type="float" office:value="673033937903">
            <text:p>67303393790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2.76 ( 2.00 . 5.30 mmol/L ) Triglütseriidid 1.06 ( </text:p>
          </table:table-cell>
          <table:table-cell office:value-type="string">
            <text:p>Triglütseriidid 1.06 ( </text:p>
          </table:table-cell>
          <table:table-cell office:value-type="string">
            <text:p>0.45 . 2.60 mmol/L ) TSH 0.87 ( </text:p>
          </table:table-cell>
          <table:table-cell office:value-type="string">
            <text:p>Triglütseriidid</text:p>
          </table:table-cell>
          <table:table-cell table:style-name="ce1" office:value-type="float" office:value="1.06">
            <text:p>1,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483858">
            <text:p>8483858</text:p>
          </table:table-cell>
          <table:table-cell office:value-type="float" office:value="143436798">
            <text:p>143436798</text:p>
          </table:table-cell>
          <table:table-cell office:value-type="string">
            <text:p>2012-10-19</text:p>
          </table:table-cell>
          <table:table-cell office:value-type="string">
            <text:p>A</text:p>
          </table:table-cell>
          <table:table-cell office:value-type="string">
            <text:p>2012-09-24</text:p>
          </table:table-cell>
          <table:table-cell office:value-type="float" office:value="82634471330">
            <text:p>8263447133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06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1.06">
            <text:p>1,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48131">
            <text:p>7848131</text:p>
          </table:table-cell>
          <table:table-cell office:value-type="float" office:value="81684549">
            <text:p>81684549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89733265808">
            <text:p>8973326580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07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1.07">
            <text:p>1,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53596">
            <text:p>4653596</text:p>
          </table:table-cell>
          <table:table-cell office:value-type="float" office:value="81684549">
            <text:p>81684549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89733265808">
            <text:p>897332658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07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1.07">
            <text:p>1,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69477">
            <text:p>18969477</text:p>
          </table:table-cell>
          <table:table-cell office:value-type="float" office:value="158822384">
            <text:p>158822384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office:value-type="string">
            <text:p>2013-01-23</text:p>
          </table:table-cell>
          <table:table-cell office:value-type="float" office:value="41427911696">
            <text:p>414279116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3.01.201316 : 57 : Triglütseriidid 1.07 mmol/L</text:p>
          </table:table-cell>
          <table:table-cell office:value-type="string">
            <text:p>Triglütseriidid 1.07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07">
            <text:p>1,0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49236">
            <text:p>21949236</text:p>
          </table:table-cell>
          <table:table-cell office:value-type="float" office:value="186581183">
            <text:p>186581183</text:p>
          </table:table-cell>
          <table:table-cell office:value-type="string">
            <text:p>2013-07-03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98239557234">
            <text:p>982395572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08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table:style-name="ce1" office:value-type="float" office:value="1.08">
            <text:p>1,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45841">
            <text:p>19545841</text:p>
          </table:table-cell>
          <table:table-cell office:value-type="float" office:value="179621897">
            <text:p>179621897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09</text:p>
          </table:table-cell>
          <table:table-cell office:value-type="float" office:value="34787323178">
            <text:p>347873231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9.05.201318 : 28 : Triglütseriidid 1.08 mmol/L</text:p>
          </table:table-cell>
          <table:table-cell office:value-type="string">
            <text:p>Triglütseriidid 1.08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08">
            <text:p>1,0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57431">
            <text:p>19257431</text:p>
          </table:table-cell>
          <table:table-cell office:value-type="float" office:value="183160520">
            <text:p>183160520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673031072944">
            <text:p>6730310729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7.03.201315 : 42 : Triglütseriidid 1.08 mmol/L</text:p>
          </table:table-cell>
          <table:table-cell office:value-type="string">
            <text:p>Triglütseriidid 1.08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08">
            <text:p>1,0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44978">
            <text:p>16444978</text:p>
          </table:table-cell>
          <table:table-cell office:value-type="float" office:value="161310787">
            <text:p>161310787</text:p>
          </table:table-cell>
          <table:table-cell office:value-type="string">
            <text:p>2013-02-07</text:p>
          </table:table-cell>
          <table:table-cell office:value-type="string">
            <text:p>S</text:p>
          </table:table-cell>
          <table:table-cell office:value-type="string">
            <text:p>2013-02-04</text:p>
          </table:table-cell>
          <table:table-cell office:value-type="float" office:value="673035931773">
            <text:p>67303593177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09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table:style-name="ce1" office:value-type="float" office:value="1.09">
            <text:p>1,0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66466">
            <text:p>18566466</text:p>
          </table:table-cell>
          <table:table-cell office:value-type="float" office:value="200050281">
            <text:p>200050281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46006881195">
            <text:p>460068811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5.09.201312 : 41 : 31 : triglütseriidid 1.09 mmol/L</text:p>
          </table:table-cell>
          <table:table-cell office:value-type="string">
            <text:p>triglütseriidid 1.09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09">
            <text:p>1,0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55297">
            <text:p>23455297</text:p>
          </table:table-cell>
          <table:table-cell office:value-type="float" office:value="162538674">
            <text:p>162538674</text:p>
          </table:table-cell>
          <table:table-cell office:value-type="string">
            <text:p>2013-02-11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673030451098">
            <text:p>6730304510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10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table:style-name="ce1" office:value-type="float" office:value="1.1">
            <text:p>1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22773">
            <text:p>18322773</text:p>
          </table:table-cell>
          <table:table-cell office:value-type="float" office:value="200054110">
            <text:p>200054110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673034616711">
            <text:p>6730346167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6.08.201311 : 19 : Triglütseriidid 1.10 mmol/L</text:p>
          </table:table-cell>
          <table:table-cell office:value-type="string">
            <text:p>Triglütseriidid 1.10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1">
            <text:p>1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79251">
            <text:p>2779251</text:p>
          </table:table-cell>
          <table:table-cell office:value-type="float" office:value="154539746">
            <text:p>154539746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38527390162">
            <text:p>385273901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11 mmol/L</text:p>
          </table:table-cell>
          <table:table-cell office:value-type="float" office:value="0">
            <text:p>0</text:p>
          </table:table-cell>
          <table:table-cell office:value-type="string">
            <text:p>Triglütseriidid</text:p>
          </table:table-cell>
          <table:table-cell table:style-name="ce1" office:value-type="float" office:value="1.11">
            <text:p>1,1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304314">
            <text:p>18304314</text:p>
          </table:table-cell>
          <table:table-cell office:value-type="float" office:value="205794311">
            <text:p>205794311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673030365910">
            <text:p>6730303659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8.10.201313 : 52 : Triglütseriidid 1.11 mmol/L</text:p>
          </table:table-cell>
          <table:table-cell office:value-type="string">
            <text:p>Triglütseriidid 1.11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11">
            <text:p>1,1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83575">
            <text:p>16883575</text:p>
          </table:table-cell>
          <table:table-cell office:value-type="float" office:value="209258127">
            <text:p>209258127</text:p>
          </table:table-cell>
          <table:table-cell office:value-type="string">
            <text:p>2013-11-11</text:p>
          </table:table-cell>
          <table:table-cell office:value-type="string">
            <text:p>S</text:p>
          </table:table-cell>
          <table:table-cell office:value-type="string">
            <text:p>2013-10-30</text:p>
          </table:table-cell>
          <table:table-cell office:value-type="float" office:value="14376835048">
            <text:p>1437683504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4.68 ( 1.40 . 4.70 mmol/L ) Triglütseriidid 1.12 ( </text:p>
          </table:table-cell>
          <table:table-cell office:value-type="string">
            <text:p>Triglütseriidid 1.12 ( </text:p>
          </table:table-cell>
          <table:table-cell office:value-type="string">
            <text:p>0.45 . 2.60 mmol/L ) CK 120 ( &lt;1</text:p>
          </table:table-cell>
          <table:table-cell office:value-type="string">
            <text:p>Triglütseriidid</text:p>
          </table:table-cell>
          <table:table-cell table:style-name="ce1" office:value-type="float" office:value="1.12">
            <text:p>1,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03919">
            <text:p>12403919</text:p>
          </table:table-cell>
          <table:table-cell office:value-type="float" office:value="186763420">
            <text:p>186763420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20723547294">
            <text:p>207235472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1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table:style-name="ce1" office:value-type="float" office:value="1.12">
            <text:p>1,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16164">
            <text:p>17916164</text:p>
          </table:table-cell>
          <table:table-cell office:value-type="float" office:value="180213289">
            <text:p>180213289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28</text:p>
          </table:table-cell>
          <table:table-cell office:value-type="float" office:value="90192391926">
            <text:p>901923919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8.05.201316 : 22 : 47 : Triglütseriidid 1.12 mmol/L</text:p>
          </table:table-cell>
          <table:table-cell office:value-type="string">
            <text:p>Triglütseriidid 1.12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12">
            <text:p>1,1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26402">
            <text:p>18926402</text:p>
          </table:table-cell>
          <table:table-cell office:value-type="float" office:value="178986226">
            <text:p>178986226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673030468964">
            <text:p>6730304689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2.05.201319 : 48 : Triglütseriidid 1.12 mmol/L</text:p>
          </table:table-cell>
          <table:table-cell office:value-type="string">
            <text:p>Triglütseriidid 1.12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12">
            <text:p>1,1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9025">
            <text:p>2039025</text:p>
          </table:table-cell>
          <table:table-cell office:value-type="float" office:value="122637142">
            <text:p>122637142</text:p>
          </table:table-cell>
          <table:table-cell office:value-type="string">
            <text:p>2011-06-16</text:p>
          </table:table-cell>
          <table:table-cell office:value-type="string">
            <text:p>A</text:p>
          </table:table-cell>
          <table:table-cell office:value-type="string">
            <text:p>2011-06-15</text:p>
          </table:table-cell>
          <table:table-cell office:value-type="float" office:value="85233799215">
            <text:p>852337992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5.06.201113 : 55 : 48 : Triglütseriidid 1,12 mmol/L</text:p>
          </table:table-cell>
          <table:table-cell office:value-type="string">
            <text:p>Triglütseriidid 1,12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12">
            <text:p>1,1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16193">
            <text:p>17416193</text:p>
          </table:table-cell>
          <table:table-cell office:value-type="float" office:value="176077585">
            <text:p>176077585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5631320480">
            <text:p>456313204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<text:s/>, HDL kolesterool 1.4 mmol/l , Triglütseriidid 1.13 mmol/L</text:p>
          </table:table-cell>
          <table:table-cell office:value-type="string">
            <text:p>Triglütseriidid 1.13 mmol/L</text:p>
          </table:table-cell>
          <table:table-cell office:value-type="string">
            <text:p><text:s/>, Kreatiniin 87 mkmol/l , Kusih</text:p>
          </table:table-cell>
          <table:table-cell office:value-type="string">
            <text:p>Triglütseriidid</text:p>
          </table:table-cell>
          <table:table-cell office:value-type="float" office:value="1.13">
            <text:p>1,1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83458">
            <text:p>19083458</text:p>
          </table:table-cell>
          <table:table-cell office:value-type="float" office:value="154947696">
            <text:p>154947696</text:p>
          </table:table-cell>
          <table:table-cell office:value-type="string">
            <text:p>2013-01-02</text:p>
          </table:table-cell>
          <table:table-cell office:value-type="string">
            <text:p>A</text:p>
          </table:table-cell>
          <table:table-cell office:value-type="string">
            <text:p>2012-12-20</text:p>
          </table:table-cell>
          <table:table-cell office:value-type="float" office:value="673030752237">
            <text:p>6730307522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0.12.201212 : 41 : Triglütseriidid 1.13 mmol/L</text:p>
          </table:table-cell>
          <table:table-cell office:value-type="string">
            <text:p>Triglütseriidid 1.13 mmol/L</text:p>
          </table:table-cell>
          <table:table-cell/>
          <table:table-cell office:value-type="string">
            <text:p>Triglütseriidid</text:p>
          </table:table-cell>
          <table:table-cell office:value-type="float" office:value="1.13">
            <text:p>1,1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88143">
            <text:p>7388143</text:p>
          </table:table-cell>
          <table:table-cell office:value-type="float" office:value="124579588">
            <text:p>124579588</text:p>
          </table:table-cell>
          <table:table-cell office:value-type="string">
            <text:p>2012-05-11</text:p>
          </table:table-cell>
          <table:table-cell office:value-type="string">
            <text:p>A</text:p>
          </table:table-cell>
          <table:table-cell office:value-type="string">
            <text:p>2012-05-03</text:p>
          </table:table-cell>
          <table:table-cell office:value-type="float" office:value="17952237272">
            <text:p>1795223727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13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13">
            <text:p>1,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2015">
            <text:p>1992015</text:p>
          </table:table-cell>
          <table:table-cell office:value-type="float" office:value="126039604">
            <text:p>126039604</text:p>
          </table:table-cell>
          <table:table-cell office:value-type="string">
            <text:p>2012-02-22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85006848180">
            <text:p>850068481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2.02.201217 : 46 : 38 : Triglütseriidid 1.15 mmol/L</text:p>
          </table:table-cell>
          <table:table-cell office:value-type="string">
            <text:p>Triglütseriidid 1.15 mmol/L</text:p>
          </table:table-cell>
          <table:table-cell/>
          <table:table-cell office:value-type="string">
            <text:p>Triglütseriidid</text:p>
          </table:table-cell>
          <table:table-cell office:value-type="float" office:value="1.15">
            <text:p>1,1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19281">
            <text:p>14119281</text:p>
          </table:table-cell>
          <table:table-cell office:value-type="float" office:value="203848649">
            <text:p>203848649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office:value-type="string">
            <text:p>2013-10-01</text:p>
          </table:table-cell>
          <table:table-cell office:value-type="float" office:value="25001158117">
            <text:p>250011581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15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15">
            <text:p>1,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79581">
            <text:p>18079581</text:p>
          </table:table-cell>
          <table:table-cell office:value-type="float" office:value="178902944">
            <text:p>178902944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29249021294">
            <text:p>292490212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2.05.201309 : 59 : S-Trigl 1.16</text:p>
          </table:table-cell>
          <table:table-cell office:value-type="string">
            <text:p>S-Trigl 1.16</text:p>
          </table:table-cell>
          <table:table-cell/>
          <table:table-cell office:value-type="string">
            <text:p>S-Trigl</text:p>
          </table:table-cell>
          <table:table-cell office:value-type="float" office:value="1.16">
            <text:p>1,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9251">
            <text:p>539251</text:p>
          </table:table-cell>
          <table:table-cell office:value-type="float" office:value="85812753">
            <text:p>85812753</text:p>
          </table:table-cell>
          <table:table-cell office:value-type="string">
            <text:p>2012-03-02</text:p>
          </table:table-cell>
          <table:table-cell office:value-type="string">
            <text:p>S</text:p>
          </table:table-cell>
          <table:table-cell office:value-type="string">
            <text:p>2012-02-16</text:p>
          </table:table-cell>
          <table:table-cell office:value-type="float" office:value="81803987384">
            <text:p>8180398738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16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16">
            <text:p>1,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11608">
            <text:p>6811608</text:p>
          </table:table-cell>
          <table:table-cell office:value-type="float" office:value="85820806">
            <text:p>85820806</text:p>
          </table:table-cell>
          <table:table-cell office:value-type="string">
            <text:p>2012-03-07</text:p>
          </table:table-cell>
          <table:table-cell office:value-type="string">
            <text:p>S</text:p>
          </table:table-cell>
          <table:table-cell office:value-type="string">
            <text:p>2012-02-23</text:p>
          </table:table-cell>
          <table:table-cell office:value-type="float" office:value="82686849162">
            <text:p>8268684916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16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16">
            <text:p>1,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685454">
            <text:p>21685454</text:p>
          </table:table-cell>
          <table:table-cell office:value-type="float" office:value="183843361">
            <text:p>183843361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673030495723">
            <text:p>6730304957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hol 3.14 ( 1.20 . 4.30 mmol/L ) fS , fP-Triglütseriidid 1.16 ( </text:p>
          </table:table-cell>
          <table:table-cell office:value-type="string">
            <text:p>fS , fP-Triglütseriidid 1.16 ( </text:p>
          </table:table-cell>
          <table:table-cell office:value-type="string">
            <text:p>0.45 . 2.60 mmol/L ) S , P-Kusih</text:p>
          </table:table-cell>
          <table:table-cell office:value-type="string">
            <text:p>fS , fP-Triglütseriidid</text:p>
          </table:table-cell>
          <table:table-cell office:value-type="float" office:value="1.16">
            <text:p>1,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3340">
            <text:p>1933340</text:p>
          </table:table-cell>
          <table:table-cell office:value-type="float" office:value="125020475">
            <text:p>125020475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881085198">
            <text:p>918810851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ol/l LDL kolesterool 4.6 mmol/l Triglütseriidid 1.17 mmol/L</text:p>
          </table:table-cell>
          <table:table-cell office:value-type="string">
            <text:p>Triglütseriidid 1.17 mmol/L</text:p>
          </table:table-cell>
          <table:table-cell/>
          <table:table-cell office:value-type="string">
            <text:p>Triglütseriidid</text:p>
          </table:table-cell>
          <table:table-cell office:value-type="float" office:value="1.17">
            <text:p>1,1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13457">
            <text:p>19713457</text:p>
          </table:table-cell>
          <table:table-cell office:value-type="float" office:value="161925366">
            <text:p>161925366</text:p>
          </table:table-cell>
          <table:table-cell office:value-type="string">
            <text:p>2013-02-06</text:p>
          </table:table-cell>
          <table:table-cell office:value-type="string">
            <text:p>A</text:p>
          </table:table-cell>
          <table:table-cell office:value-type="string">
            <text:p>2013-02-01</text:p>
          </table:table-cell>
          <table:table-cell office:value-type="float" office:value="22320772154">
            <text:p>223207721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1.02.201317 : 18 : Triglütseriidid 1.17 mmol/L</text:p>
          </table:table-cell>
          <table:table-cell office:value-type="string">
            <text:p>Triglütseriidid 1.17 mmol/L</text:p>
          </table:table-cell>
          <table:table-cell/>
          <table:table-cell office:value-type="string">
            <text:p>Triglütseriidid</text:p>
          </table:table-cell>
          <table:table-cell office:value-type="float" office:value="1.17">
            <text:p>1,1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28517">
            <text:p>23928517</text:p>
          </table:table-cell>
          <table:table-cell office:value-type="float" office:value="206426293">
            <text:p>206426293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23555743074">
            <text:p>235557430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4.28 ( 1.40 . 4.70 mmol/L ) Triglütseriidid 1.17 ( </text:p>
          </table:table-cell>
          <table:table-cell office:value-type="string">
            <text:p>Triglütseriidid 1.17 ( </text:p>
          </table:table-cell>
          <table:table-cell office:value-type="string">
            <text:p>0.45 . 2.60 mmol/L ) Kusihape 50</text:p>
          </table:table-cell>
          <table:table-cell office:value-type="string">
            <text:p>Triglütseriidid</text:p>
          </table:table-cell>
          <table:table-cell office:value-type="float" office:value="1.17">
            <text:p>1,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30556">
            <text:p>23530556</text:p>
          </table:table-cell>
          <table:table-cell office:value-type="float" office:value="214793715">
            <text:p>214793715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20578144208">
            <text:p>205781442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3.69 ( 2.00 . 5.30 mmol/L ) Triglütseriidid 1.17 ( </text:p>
          </table:table-cell>
          <table:table-cell office:value-type="string">
            <text:p>Triglütseriidid 1.17 ( </text:p>
          </table:table-cell>
          <table:table-cell office:value-type="string">
            <text:p>0.45 . 2.60 mmol/L ) Kusihape 44</text:p>
          </table:table-cell>
          <table:table-cell office:value-type="string">
            <text:p>Triglütseriidid</text:p>
          </table:table-cell>
          <table:table-cell office:value-type="float" office:value="1.17">
            <text:p>1,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21205">
            <text:p>4821205</text:p>
          </table:table-cell>
          <table:table-cell office:value-type="float" office:value="151238945">
            <text:p>151238945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29</text:p>
          </table:table-cell>
          <table:table-cell office:value-type="float" office:value="59167618047">
            <text:p>591676180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17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17">
            <text:p>1,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80814">
            <text:p>24080814</text:p>
          </table:table-cell>
          <table:table-cell office:value-type="float" office:value="206855789">
            <text:p>206855789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11-04</text:p>
          </table:table-cell>
          <table:table-cell office:value-type="float" office:value="77803081416">
            <text:p>778030814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, HDL-kol 0.93 , LDL-kol 1.88 , trigl 1.18 mmol/l</text:p>
          </table:table-cell>
          <table:table-cell office:value-type="string">
            <text:p>trigl 1.18 mmol/l</text:p>
          </table:table-cell>
          <table:table-cell office:value-type="string">
            <text:p><text:s/>)</text:p>
          </table:table-cell>
          <table:table-cell office:value-type="string">
            <text:p>trigl</text:p>
          </table:table-cell>
          <table:table-cell office:value-type="float" office:value="1.18">
            <text:p>1,1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1723">
            <text:p>1921723</text:p>
          </table:table-cell>
          <table:table-cell office:value-type="float" office:value="126610652">
            <text:p>126610652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62233841622">
            <text:p>622338416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4.06.201216 : 26 : Triglütseriidid 1.18 mmol/L</text:p>
          </table:table-cell>
          <table:table-cell office:value-type="string">
            <text:p>Triglütseriidid 1.18 mmol/L</text:p>
          </table:table-cell>
          <table:table-cell/>
          <table:table-cell office:value-type="string">
            <text:p>Triglütseriidid</text:p>
          </table:table-cell>
          <table:table-cell office:value-type="float" office:value="1.18">
            <text:p>1,1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00706">
            <text:p>17300706</text:p>
          </table:table-cell>
          <table:table-cell office:value-type="float" office:value="167889879">
            <text:p>167889879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26469972429">
            <text:p>264699724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8.03.201317 : 19 : Triglütseriidid 1.18 mmol/L</text:p>
          </table:table-cell>
          <table:table-cell office:value-type="string">
            <text:p>Triglütseriidid 1.18 mmol/L</text:p>
          </table:table-cell>
          <table:table-cell/>
          <table:table-cell office:value-type="string">
            <text:p>Triglütseriidid</text:p>
          </table:table-cell>
          <table:table-cell office:value-type="float" office:value="1.18">
            <text:p>1,1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9415">
            <text:p>769415</text:p>
          </table:table-cell>
          <table:table-cell office:value-type="float" office:value="141700992">
            <text:p>141700992</text:p>
          </table:table-cell>
          <table:table-cell office:value-type="string">
            <text:p>2012-10-03</text:p>
          </table:table-cell>
          <table:table-cell office:value-type="string">
            <text:p>S</text:p>
          </table:table-cell>
          <table:table-cell office:value-type="string">
            <text:p>2012-10-02</text:p>
          </table:table-cell>
          <table:table-cell office:value-type="float" office:value="96805583870">
            <text:p>9680558387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19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19">
            <text:p>1,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72524">
            <text:p>8072524</text:p>
          </table:table-cell>
          <table:table-cell office:value-type="float" office:value="131891066">
            <text:p>131891066</text:p>
          </table:table-cell>
          <table:table-cell office:value-type="string">
            <text:p>2012-07-02</text:p>
          </table:table-cell>
          <table:table-cell office:value-type="string">
            <text:p>A</text:p>
          </table:table-cell>
          <table:table-cell office:value-type="string">
            <text:p>2012-06-15</text:p>
          </table:table-cell>
          <table:table-cell office:value-type="float" office:value="37085758894">
            <text:p>3708575889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hol 4.72 ( 2.00 . 5.30 mmol/L ) fS , fP-Triglütseriidid 1.19 ( </text:p>
          </table:table-cell>
          <table:table-cell office:value-type="string">
            <text:p>fS , fP-Triglütseriidid 1.19 ( </text:p>
          </table:table-cell>
          <table:table-cell office:value-type="string">
            <text:p>0.45 . 2.60 mmol/L ) Menstr tsük</text:p>
          </table:table-cell>
          <table:table-cell office:value-type="string">
            <text:p>fS , fP-Triglütseriidid</text:p>
          </table:table-cell>
          <table:table-cell office:value-type="float" office:value="1.19">
            <text:p>1,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23978">
            <text:p>8723978</text:p>
          </table:table-cell>
          <table:table-cell office:value-type="float" office:value="139683090">
            <text:p>139683090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14</text:p>
          </table:table-cell>
          <table:table-cell office:value-type="float" office:value="16301034270">
            <text:p>1630103427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20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1.2">
            <text:p>1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51564">
            <text:p>18451564</text:p>
          </table:table-cell>
          <table:table-cell office:value-type="float" office:value="174265184">
            <text:p>174265184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673030374309">
            <text:p>6730303743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4.04.201313 : 46 : Triglütseriidid 1.2 mmol/L</text:p>
          </table:table-cell>
          <table:table-cell office:value-type="string">
            <text:p>Triglütseriidid 1.2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35943">
            <text:p>19735943</text:p>
          </table:table-cell>
          <table:table-cell office:value-type="float" office:value="194704711">
            <text:p>194704711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6-04</text:p>
          </table:table-cell>
          <table:table-cell office:value-type="float" office:value="31395976482">
            <text:p>313959764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4.06.201311 : 46 : Triglütseriidid 1.2 mmol/L</text:p>
          </table:table-cell>
          <table:table-cell office:value-type="string">
            <text:p>Triglütseriidid 1.2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2">
            <text:p>1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70703">
            <text:p>18470703</text:p>
          </table:table-cell>
          <table:table-cell office:value-type="float" office:value="183607814">
            <text:p>183607814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673030484610">
            <text:p>6730304846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31.05.201316 : 07 : Triglütseriidid 1.21 mmol/L</text:p>
          </table:table-cell>
          <table:table-cell office:value-type="string">
            <text:p>Triglütseriidid 1.21 mmol/L</text:p>
          </table:table-cell>
          <table:table-cell/>
          <table:table-cell office:value-type="string">
            <text:p>Triglütseriidid</text:p>
          </table:table-cell>
          <table:table-cell office:value-type="float" office:value="1.21">
            <text:p>1,2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05268">
            <text:p>13405268</text:p>
          </table:table-cell>
          <table:table-cell office:value-type="float" office:value="211476265">
            <text:p>211476265</text:p>
          </table:table-cell>
          <table:table-cell office:value-type="string">
            <text:p>2013-11-26</text:p>
          </table:table-cell>
          <table:table-cell office:value-type="string">
            <text:p>A</text:p>
          </table:table-cell>
          <table:table-cell office:value-type="string">
            <text:p>2013-11-21</text:p>
          </table:table-cell>
          <table:table-cell office:value-type="float" office:value="85005664717">
            <text:p>850056647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21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21">
            <text:p>1,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93374">
            <text:p>14693374</text:p>
          </table:table-cell>
          <table:table-cell office:value-type="float" office:value="162619135">
            <text:p>162619135</text:p>
          </table:table-cell>
          <table:table-cell office:value-type="string">
            <text:p>2013-02-10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64046092584">
            <text:p>640460925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4.78 ( 1.40 . 4.70 mmol/L ) Triglütseriidid 1.21 ( </text:p>
          </table:table-cell>
          <table:table-cell office:value-type="string">
            <text:p>Triglütseriidid 1.21 ( </text:p>
          </table:table-cell>
          <table:table-cell office:value-type="string">
            <text:p>0.45 . 2.60 mmol/L ) eGFR 79 ( &gt;</text:p>
          </table:table-cell>
          <table:table-cell office:value-type="string">
            <text:p>Triglütseriidid</text:p>
          </table:table-cell>
          <table:table-cell office:value-type="float" office:value="1.21">
            <text:p>1,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31446">
            <text:p>18931446</text:p>
          </table:table-cell>
          <table:table-cell office:value-type="float" office:value="206287177">
            <text:p>206287177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14245832227">
            <text:p>142458322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30.10.201312 : 07 : 53 : triglütseriidid 1.21 mmol/L</text:p>
          </table:table-cell>
          <table:table-cell office:value-type="string">
            <text:p>triglütseriidid 1.21 mmol/L</text:p>
          </table:table-cell>
          <table:table-cell office:value-type="string">
            <text:p><text:s/>[ norm 0.1 - 1.7 ]</text:p>
          </table:table-cell>
          <table:table-cell office:value-type="string">
            <text:p>triglütseriidid</text:p>
          </table:table-cell>
          <table:table-cell office:value-type="float" office:value="1.21">
            <text:p>1,2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97313">
            <text:p>16797313</text:p>
          </table:table-cell>
          <table:table-cell office:value-type="float" office:value="164894474">
            <text:p>164894474</text:p>
          </table:table-cell>
          <table:table-cell office:value-type="string">
            <text:p>2013-02-26</text:p>
          </table:table-cell>
          <table:table-cell office:value-type="string">
            <text:p>S</text:p>
          </table:table-cell>
          <table:table-cell office:value-type="string">
            <text:p>2013-02-25</text:p>
          </table:table-cell>
          <table:table-cell office:value-type="float" office:value="57359685501">
            <text:p>5735968550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2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22">
            <text:p>1,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82293">
            <text:p>4082293</text:p>
          </table:table-cell>
          <table:table-cell office:value-type="float" office:value="122343113">
            <text:p>122343113</text:p>
          </table:table-cell>
          <table:table-cell office:value-type="string">
            <text:p>2012-05-18</text:p>
          </table:table-cell>
          <table:table-cell office:value-type="string">
            <text:p>A</text:p>
          </table:table-cell>
          <table:table-cell office:value-type="string">
            <text:p>2012-05-17</text:p>
          </table:table-cell>
          <table:table-cell office:value-type="float" office:value="43575293385">
            <text:p>435752933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23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23">
            <text:p>1,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8624">
            <text:p>558624</text:p>
          </table:table-cell>
          <table:table-cell office:value-type="float" office:value="124079708">
            <text:p>124079708</text:p>
          </table:table-cell>
          <table:table-cell office:value-type="string">
            <text:p>2012-06-05</text:p>
          </table:table-cell>
          <table:table-cell office:value-type="string">
            <text:p>S</text:p>
          </table:table-cell>
          <table:table-cell office:value-type="string">
            <text:p>2012-05-26</text:p>
          </table:table-cell>
          <table:table-cell office:value-type="float" office:value="54209887612">
            <text:p>542098876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25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25">
            <text:p>1,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33492">
            <text:p>17733492</text:p>
          </table:table-cell>
          <table:table-cell office:value-type="float" office:value="185796461">
            <text:p>185796461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2013-06-20</text:p>
          </table:table-cell>
          <table:table-cell office:value-type="float" office:value="54011885334">
            <text:p>540118853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0.06.201309 : 32 : 15 : triglütseriidid 1.25 mmol/L</text:p>
          </table:table-cell>
          <table:table-cell office:value-type="string">
            <text:p>triglütseriidid 1.25 mmol/L</text:p>
          </table:table-cell>
          <table:table-cell/>
          <table:table-cell office:value-type="string">
            <text:p>triglütseriidid</text:p>
          </table:table-cell>
          <table:table-cell office:value-type="float" office:value="1.25">
            <text:p>1,2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4349">
            <text:p>624349</text:p>
          </table:table-cell>
          <table:table-cell office:value-type="float" office:value="86473817">
            <text:p>86473817</text:p>
          </table:table-cell>
          <table:table-cell office:value-type="string">
            <text:p>2012-03-07</text:p>
          </table:table-cell>
          <table:table-cell office:value-type="string">
            <text:p>S</text:p>
          </table:table-cell>
          <table:table-cell office:value-type="string">
            <text:p>2012-03-02</text:p>
          </table:table-cell>
          <table:table-cell office:value-type="float" office:value="85002055363">
            <text:p>8500205536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25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25">
            <text:p>1,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40435">
            <text:p>2540435</text:p>
          </table:table-cell>
          <table:table-cell office:value-type="float" office:value="137007198">
            <text:p>137007198</text:p>
          </table:table-cell>
          <table:table-cell office:value-type="string">
            <text:p>2012-09-12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21898561394">
            <text:p>218985613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4.09.201217 : 12 : Triglütseriidid 1.26 mmol/L</text:p>
          </table:table-cell>
          <table:table-cell office:value-type="string">
            <text:p>Triglütseriidid 1.26 mmol/L</text:p>
          </table:table-cell>
          <table:table-cell/>
          <table:table-cell office:value-type="string">
            <text:p>Triglütseriidid</text:p>
          </table:table-cell>
          <table:table-cell office:value-type="float" office:value="1.26">
            <text:p>1,2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75169">
            <text:p>17575169</text:p>
          </table:table-cell>
          <table:table-cell office:value-type="float" office:value="189839288">
            <text:p>189839288</text:p>
          </table:table-cell>
          <table:table-cell office:value-type="string">
            <text:p>2013-05-20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28050085068">
            <text:p>280500850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7.05.201317 : 59 : Triglütseriidid 1.26 mmol/L</text:p>
          </table:table-cell>
          <table:table-cell office:value-type="string">
            <text:p>Triglütseriidid 1.26 mmol/L</text:p>
          </table:table-cell>
          <table:table-cell/>
          <table:table-cell office:value-type="string">
            <text:p>Triglütseriidid</text:p>
          </table:table-cell>
          <table:table-cell office:value-type="float" office:value="1.26">
            <text:p>1,2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75875">
            <text:p>18075875</text:p>
          </table:table-cell>
          <table:table-cell office:value-type="float" office:value="163771688">
            <text:p>163771688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46880549716">
            <text:p>468805497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1.02.201316 : 24 : 50 : Triglütseriidid 1.26 mmol/L</text:p>
          </table:table-cell>
          <table:table-cell office:value-type="string">
            <text:p>Triglütseriidid 1.26 mmol/L</text:p>
          </table:table-cell>
          <table:table-cell/>
          <table:table-cell office:value-type="string">
            <text:p>Triglütseriidid</text:p>
          </table:table-cell>
          <table:table-cell office:value-type="float" office:value="1.26">
            <text:p>1,2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07955">
            <text:p>18607955</text:p>
          </table:table-cell>
          <table:table-cell office:value-type="float" office:value="205614901">
            <text:p>205614901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office:value-type="string">
            <text:p>2013-09-18</text:p>
          </table:table-cell>
          <table:table-cell office:value-type="float" office:value="673030382393">
            <text:p>6730303823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8.09.201313 : 53 : Triglütseriidid 1.27 mmol/L</text:p>
          </table:table-cell>
          <table:table-cell office:value-type="string">
            <text:p>Triglütseriidid 1.27 mmol/L</text:p>
          </table:table-cell>
          <table:table-cell/>
          <table:table-cell office:value-type="string">
            <text:p>Triglütseriidid</text:p>
          </table:table-cell>
          <table:table-cell office:value-type="float" office:value="1.27">
            <text:p>1,2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2023">
            <text:p>532023</text:p>
          </table:table-cell>
          <table:table-cell office:value-type="float" office:value="86472727">
            <text:p>86472727</text:p>
          </table:table-cell>
          <table:table-cell office:value-type="string">
            <text:p>2012-03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1106978259">
            <text:p>7110697825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27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27">
            <text:p>1,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30629">
            <text:p>19630629</text:p>
          </table:table-cell>
          <table:table-cell office:value-type="float" office:value="157959852">
            <text:p>157959852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3-01-16</text:p>
          </table:table-cell>
          <table:table-cell office:value-type="float" office:value="673035240253">
            <text:p>6730352402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6.01.201317 : 07 : Triglütseriidid 1.28 mmol/L</text:p>
          </table:table-cell>
          <table:table-cell office:value-type="string">
            <text:p>Triglütseriidid 1.28 mmol/L</text:p>
          </table:table-cell>
          <table:table-cell/>
          <table:table-cell office:value-type="string">
            <text:p>Triglütseriidid</text:p>
          </table:table-cell>
          <table:table-cell office:value-type="float" office:value="1.28">
            <text:p>1,2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09621">
            <text:p>22609621</text:p>
          </table:table-cell>
          <table:table-cell office:value-type="float" office:value="212863585">
            <text:p>212863585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3-11-21</text:p>
          </table:table-cell>
          <table:table-cell office:value-type="float" office:value="39245056913">
            <text:p>392450569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28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28">
            <text:p>1,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03568">
            <text:p>18103568</text:p>
          </table:table-cell>
          <table:table-cell office:value-type="float" office:value="176864570">
            <text:p>176864570</text:p>
          </table:table-cell>
          <table:table-cell office:value-type="string">
            <text:p>2013-05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6552489863">
            <text:p>165524898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<text:s/>, LDL kolesterool 4.3 mmol/l , Triglütseriidid 1.28 mmol/L</text:p>
          </table:table-cell>
          <table:table-cell office:value-type="string">
            <text:p>Triglütseriidid 1.28 mmol/L</text:p>
          </table:table-cell>
          <table:table-cell office:value-type="string">
            <text:p><text:s/>, Kreatiniin 66 mkmol/l , Uurea</text:p>
          </table:table-cell>
          <table:table-cell office:value-type="string">
            <text:p>Triglütseriidid</text:p>
          </table:table-cell>
          <table:table-cell office:value-type="float" office:value="1.28">
            <text:p>1,2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05361">
            <text:p>2705361</text:p>
          </table:table-cell>
          <table:table-cell office:value-type="float" office:value="142829321">
            <text:p>142829321</text:p>
          </table:table-cell>
          <table:table-cell office:value-type="string">
            <text:p>2012-10-22</text:p>
          </table:table-cell>
          <table:table-cell office:value-type="string">
            <text:p>A</text:p>
          </table:table-cell>
          <table:table-cell office:value-type="string">
            <text:p>2012-10-19</text:p>
          </table:table-cell>
          <table:table-cell office:value-type="float" office:value="78519736029">
            <text:p>7851973602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9.10.201212 : 52 : 40 : Triglütseriidid 1.28 mmol/L</text:p>
          </table:table-cell>
          <table:table-cell office:value-type="string">
            <text:p>Triglütseriidid 1.28 mmol/L</text:p>
          </table:table-cell>
          <table:table-cell/>
          <table:table-cell office:value-type="string">
            <text:p>Triglütseriidid</text:p>
          </table:table-cell>
          <table:table-cell office:value-type="float" office:value="1.28">
            <text:p>1,2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04244">
            <text:p>16504244</text:p>
          </table:table-cell>
          <table:table-cell office:value-type="float" office:value="184912375">
            <text:p>184912375</text:p>
          </table:table-cell>
          <table:table-cell office:value-type="string">
            <text:p>2013-06-25</text:p>
          </table:table-cell>
          <table:table-cell office:value-type="string">
            <text:p>S</text:p>
          </table:table-cell>
          <table:table-cell office:value-type="string">
            <text:p>2013-06-19</text:p>
          </table:table-cell>
          <table:table-cell office:value-type="float" office:value="92172843090">
            <text:p>921728430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28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28">
            <text:p>1,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79613">
            <text:p>4779613</text:p>
          </table:table-cell>
          <table:table-cell office:value-type="float" office:value="141762122">
            <text:p>141762122</text:p>
          </table:table-cell>
          <table:table-cell office:value-type="string">
            <text:p>2012-10-02</text:p>
          </table:table-cell>
          <table:table-cell office:value-type="string">
            <text:p>A</text:p>
          </table:table-cell>
          <table:table-cell office:value-type="string">
            <text:p>2012-10-02</text:p>
          </table:table-cell>
          <table:table-cell office:value-type="float" office:value="74074149457">
            <text:p>740741494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28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28">
            <text:p>1,2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32572">
            <text:p>18932572</text:p>
          </table:table-cell>
          <table:table-cell office:value-type="float" office:value="193002866">
            <text:p>193002866</text:p>
          </table:table-cell>
          <table:table-cell office:value-type="string">
            <text:p>2013-08-19</text:p>
          </table:table-cell>
          <table:table-cell office:value-type="string">
            <text:p>A</text:p>
          </table:table-cell>
          <table:table-cell office:value-type="string">
            <text:p>2013-08-08</text:p>
          </table:table-cell>
          <table:table-cell office:value-type="float" office:value="673030447874">
            <text:p>6730304478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8.08.201311 : 40 : triglütseriidid 1.29 mmol/L</text:p>
          </table:table-cell>
          <table:table-cell office:value-type="string">
            <text:p>triglütseriidid 1.29 mmol/L</text:p>
          </table:table-cell>
          <table:table-cell/>
          <table:table-cell office:value-type="string">
            <text:p>triglütseriidid</text:p>
          </table:table-cell>
          <table:table-cell office:value-type="float" office:value="1.29">
            <text:p>1,2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17298">
            <text:p>4017298</text:p>
          </table:table-cell>
          <table:table-cell office:value-type="float" office:value="152019598">
            <text:p>152019598</text:p>
          </table:table-cell>
          <table:table-cell office:value-type="string">
            <text:p>2012-12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4217017470">
            <text:p>242170174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<text:s/>HDL kolesterool 1,41 mmol/l ja triglütseriidid 1,29 </text:p>
          </table:table-cell>
          <table:table-cell office:value-type="string">
            <text:p>triglütseriidid 1,29 </text:p>
          </table:table-cell>
          <table:table-cell office:value-type="string">
            <text:p>normis</text:p>
          </table:table-cell>
          <table:table-cell office:value-type="string">
            <text:p>triglütseriidid</text:p>
          </table:table-cell>
          <table:table-cell office:value-type="float" office:value="1.29">
            <text:p>1,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23744">
            <text:p>19923744</text:p>
          </table:table-cell>
          <table:table-cell office:value-type="float" office:value="198040080">
            <text:p>198040080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9-12</text:p>
          </table:table-cell>
          <table:table-cell office:value-type="float" office:value="17111220484">
            <text:p>171112204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2.09.201317 : 31 : Triglütseriidid 1.30 mmol/L</text:p>
          </table:table-cell>
          <table:table-cell office:value-type="string">
            <text:p>Triglütseriidid 1.30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04929">
            <text:p>18804929</text:p>
          </table:table-cell>
          <table:table-cell office:value-type="float" office:value="202558887">
            <text:p>202558887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28621290196">
            <text:p>286212901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6.04.201315 : 52 : Triglütseriidid 1.3 mmol/L</text:p>
          </table:table-cell>
          <table:table-cell office:value-type="string">
            <text:p>Triglütseriidid 1.3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0305">
            <text:p>2380305</text:p>
          </table:table-cell>
          <table:table-cell office:value-type="float" office:value="81250530">
            <text:p>81250530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1-12-23</text:p>
          </table:table-cell>
          <table:table-cell office:value-type="float" office:value="64222910279">
            <text:p>642229102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3.12.201113 : 33 : Triglütseriidid 1.30 mmol/L</text:p>
          </table:table-cell>
          <table:table-cell office:value-type="string">
            <text:p>Triglütseriidid 1.30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3">
            <text:p>1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81261">
            <text:p>16581261</text:p>
          </table:table-cell>
          <table:table-cell office:value-type="float" office:value="174591523">
            <text:p>174591523</text:p>
          </table:table-cell>
          <table:table-cell office:value-type="string">
            <text:p>2013-04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4273377933">
            <text:p>1427337793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30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table:style-name="ce1" office:value-type="float" office:value="1.3">
            <text:p>1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8990">
            <text:p>2378990</text:p>
          </table:table-cell>
          <table:table-cell office:value-type="float" office:value="90893770">
            <text:p>90893770</text:p>
          </table:table-cell>
          <table:table-cell office:value-type="string">
            <text:p>2012-04-23</text:p>
          </table:table-cell>
          <table:table-cell office:value-type="string">
            <text:p>A</text:p>
          </table:table-cell>
          <table:table-cell office:value-type="string">
            <text:p>2012-03-22</text:p>
          </table:table-cell>
          <table:table-cell office:value-type="float" office:value="26731342375">
            <text:p>267313423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2.03.201213 : 10 : 45 : Triglütseriidid 1.31 mmol/L</text:p>
          </table:table-cell>
          <table:table-cell office:value-type="string">
            <text:p>Triglütseriidid 1.31 mmol/L</text:p>
          </table:table-cell>
          <table:table-cell/>
          <table:table-cell office:value-type="string">
            <text:p>Triglütseriidid</text:p>
          </table:table-cell>
          <table:table-cell office:value-type="float" office:value="1.31">
            <text:p>1,3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72650">
            <text:p>19872650</text:p>
          </table:table-cell>
          <table:table-cell office:value-type="float" office:value="189713812">
            <text:p>189713812</text:p>
          </table:table-cell>
          <table:table-cell office:value-type="string">
            <text:p>2013-07-24</text:p>
          </table:table-cell>
          <table:table-cell office:value-type="string">
            <text:p>A</text:p>
          </table:table-cell>
          <table:table-cell office:value-type="string">
            <text:p>2013-07-16</text:p>
          </table:table-cell>
          <table:table-cell office:value-type="float" office:value="673030385555">
            <text:p>6730303855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6.07.201313 : 16 : Triglütseriidid 1.31 mmol/L</text:p>
          </table:table-cell>
          <table:table-cell office:value-type="string">
            <text:p>Triglütseriidid 1.31 mmol/L</text:p>
          </table:table-cell>
          <table:table-cell/>
          <table:table-cell office:value-type="string">
            <text:p>Triglütseriidid</text:p>
          </table:table-cell>
          <table:table-cell office:value-type="float" office:value="1.31">
            <text:p>1,3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93526">
            <text:p>22093526</text:p>
          </table:table-cell>
          <table:table-cell office:value-type="float" office:value="200004986">
            <text:p>200004986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office:value-type="string">
            <text:p>2013-09-23</text:p>
          </table:table-cell>
          <table:table-cell office:value-type="float" office:value="30164751389">
            <text:p>301647513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31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31">
            <text:p>1,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17678">
            <text:p>11617678</text:p>
          </table:table-cell>
          <table:table-cell office:value-type="float" office:value="180065233">
            <text:p>180065233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31784032779">
            <text:p>317840327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4.50 ( 2.00 . 5.30 mmol/L ) Triglütseriidid 1.31 ( </text:p>
          </table:table-cell>
          <table:table-cell office:value-type="string">
            <text:p>Triglütseriidid 1.31 ( </text:p>
          </table:table-cell>
          <table:table-cell office:value-type="string">
            <text:p>0.45 . 2.60 mmol/L ) Kusihape 34</text:p>
          </table:table-cell>
          <table:table-cell office:value-type="string">
            <text:p>Triglütseriidid</text:p>
          </table:table-cell>
          <table:table-cell office:value-type="float" office:value="1.31">
            <text:p>1,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2536">
            <text:p>2012536</text:p>
          </table:table-cell>
          <table:table-cell office:value-type="float" office:value="122917457">
            <text:p>122917457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715664341">
            <text:p>437156643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P-Trigl 1.31 mmol/l</text:p>
          </table:table-cell>
          <table:table-cell office:value-type="string">
            <text:p><text:s/>&lt; 1.7 mmol/l</text:p>
          </table:table-cell>
          <table:table-cell office:value-type="string">
            <text:p>fS , P-Trigl</text:p>
          </table:table-cell>
          <table:table-cell office:value-type="float" office:value="1.31">
            <text:p>1,3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85725">
            <text:p>17485725</text:p>
          </table:table-cell>
          <table:table-cell office:value-type="float" office:value="206270737">
            <text:p>206270737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673030330302">
            <text:p>6730303303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4.10.201313 : 26 : Triglütseriidid 1.31 mmol/L</text:p>
          </table:table-cell>
          <table:table-cell office:value-type="string">
            <text:p>Triglütseriidid 1.31 mmol/L</text:p>
          </table:table-cell>
          <table:table-cell/>
          <table:table-cell office:value-type="string">
            <text:p>Triglütseriidid</text:p>
          </table:table-cell>
          <table:table-cell office:value-type="float" office:value="1.31">
            <text:p>1,3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53996">
            <text:p>6953996</text:p>
          </table:table-cell>
          <table:table-cell office:value-type="float" office:value="124558717">
            <text:p>124558717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5-18</text:p>
          </table:table-cell>
          <table:table-cell office:value-type="float" office:value="62730449224">
            <text:p>6273044922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31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31">
            <text:p>1,3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99781">
            <text:p>7499781</text:p>
          </table:table-cell>
          <table:table-cell office:value-type="float" office:value="86496595">
            <text:p>86496595</text:p>
          </table:table-cell>
          <table:table-cell office:value-type="string">
            <text:p>2012-03-07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54487972967">
            <text:p>5448797296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hol 2.73 ( 2.00 . 5.30 mmol/L ) fS , fP-Triglütseriidid 1.32 ( </text:p>
          </table:table-cell>
          <table:table-cell office:value-type="string">
            <text:p>fS , fP-Triglütseriidid 1.32 ( </text:p>
          </table:table-cell>
          <table:table-cell office:value-type="string">
            <text:p>0.45 . 2.60 mmol/L ) Glomerulaar</text:p>
          </table:table-cell>
          <table:table-cell office:value-type="string">
            <text:p>fS , fP-Triglütseriidid</text:p>
          </table:table-cell>
          <table:table-cell office:value-type="float" office:value="1.32">
            <text:p>1,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00489">
            <text:p>400489</text:p>
          </table:table-cell>
          <table:table-cell office:value-type="float" office:value="139377542">
            <text:p>139377542</text:p>
          </table:table-cell>
          <table:table-cell office:value-type="string">
            <text:p>2012-09-20</text:p>
          </table:table-cell>
          <table:table-cell office:value-type="string">
            <text:p>S</text:p>
          </table:table-cell>
          <table:table-cell office:value-type="string">
            <text:p>2012-09-17</text:p>
          </table:table-cell>
          <table:table-cell office:value-type="float" office:value="23585644703">
            <text:p>2358564470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32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32">
            <text:p>1,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4906">
            <text:p>664906</text:p>
          </table:table-cell>
          <table:table-cell office:value-type="float" office:value="140833254">
            <text:p>140833254</text:p>
          </table:table-cell>
          <table:table-cell office:value-type="string">
            <text:p>2012-09-26</text:p>
          </table:table-cell>
          <table:table-cell office:value-type="string">
            <text:p>S</text:p>
          </table:table-cell>
          <table:table-cell office:value-type="string">
            <text:p>2012-09-04</text:p>
          </table:table-cell>
          <table:table-cell office:value-type="float" office:value="40107549301">
            <text:p>4010754930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32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32">
            <text:p>1,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09951">
            <text:p>23809951</text:p>
          </table:table-cell>
          <table:table-cell office:value-type="float" office:value="166714700">
            <text:p>166714700</text:p>
          </table:table-cell>
          <table:table-cell office:value-type="string">
            <text:p>2013-03-13</text:p>
          </table:table-cell>
          <table:table-cell office:value-type="string">
            <text:p>A</text:p>
          </table:table-cell>
          <table:table-cell office:value-type="string">
            <text:p>2013-02-04</text:p>
          </table:table-cell>
          <table:table-cell office:value-type="float" office:value="68163287491">
            <text:p>681632874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HDL 1.64 mmol/L LDL 3.75 mmol/L Triglütseriidid 1.32 mmol/L</text:p>
          </table:table-cell>
          <table:table-cell office:value-type="string">
            <text:p>Triglütseriidid 1.32 mmol/L</text:p>
          </table:table-cell>
          <table:table-cell office:value-type="string">
            <text:p><text:s/>TSH 1.83 mU/L ) fT417.2 pmol/L </text:p>
          </table:table-cell>
          <table:table-cell office:value-type="string">
            <text:p>Triglütseriidid</text:p>
          </table:table-cell>
          <table:table-cell office:value-type="float" office:value="1.32">
            <text:p>1,3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65286">
            <text:p>23265286</text:p>
          </table:table-cell>
          <table:table-cell office:value-type="float" office:value="216194742">
            <text:p>216194742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13</text:p>
          </table:table-cell>
          <table:table-cell office:value-type="float" office:value="37848178956">
            <text:p>378481789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3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32">
            <text:p>1,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8923">
            <text:p>2278923</text:p>
          </table:table-cell>
          <table:table-cell office:value-type="float" office:value="83436581">
            <text:p>83436581</text:p>
          </table:table-cell>
          <table:table-cell office:value-type="string">
            <text:p>2012-02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3935040202">
            <text:p>339350402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, HDL kolesterool 1.62 mmol/l , Triglütseriidid 1.33 mmol/L</text:p>
          </table:table-cell>
          <table:table-cell office:value-type="string">
            <text:p>Triglütseriidid 1.33 mmol/L</text:p>
          </table:table-cell>
          <table:table-cell office:value-type="string">
            <text:p><text:s/>, Kreatiniin 76 mkmol/l , Uurea</text:p>
          </table:table-cell>
          <table:table-cell office:value-type="string">
            <text:p>Triglütseriidid</text:p>
          </table:table-cell>
          <table:table-cell office:value-type="float" office:value="1.33">
            <text:p>1,3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09821">
            <text:p>18109821</text:p>
          </table:table-cell>
          <table:table-cell office:value-type="float" office:value="163078744">
            <text:p>163078744</text:p>
          </table:table-cell>
          <table:table-cell office:value-type="string">
            <text:p>2013-02-19</text:p>
          </table:table-cell>
          <table:table-cell office:value-type="string">
            <text:p>A</text:p>
          </table:table-cell>
          <table:table-cell office:value-type="string">
            <text:p>2013-02-12</text:p>
          </table:table-cell>
          <table:table-cell office:value-type="float" office:value="46316799195">
            <text:p>463167991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2.02.201311 : 53 : 21 : Triglütseriidid 1.33 mmol/L</text:p>
          </table:table-cell>
          <table:table-cell office:value-type="string">
            <text:p>Triglütseriidid 1.33 mmol/L</text:p>
          </table:table-cell>
          <table:table-cell/>
          <table:table-cell office:value-type="string">
            <text:p>Triglütseriidid</text:p>
          </table:table-cell>
          <table:table-cell office:value-type="float" office:value="1.33">
            <text:p>1,3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8662">
            <text:p>1848662</text:p>
          </table:table-cell>
          <table:table-cell office:value-type="float" office:value="123170947">
            <text:p>123170947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162956108">
            <text:p>201629561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 - 1.33</text:p>
          </table:table-cell>
          <table:table-cell/>
          <table:table-cell office:value-type="string">
            <text:p>Trigl</text:p>
          </table:table-cell>
          <table:table-cell office:value-type="float" office:value="1.33">
            <text:p>1,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01894">
            <text:p>2701894</text:p>
          </table:table-cell>
          <table:table-cell office:value-type="float" office:value="139610272">
            <text:p>139610272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office:value-type="string">
            <text:p>2012-09-28</text:p>
          </table:table-cell>
          <table:table-cell office:value-type="float" office:value="81541325351">
            <text:p>8154132535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8.09.201213 : 27 : Triglütseriidid 1.34 mmol/L</text:p>
          </table:table-cell>
          <table:table-cell office:value-type="string">
            <text:p>Triglütseriidid 1.34 mmol/L</text:p>
          </table:table-cell>
          <table:table-cell/>
          <table:table-cell office:value-type="string">
            <text:p>Triglütseriidid</text:p>
          </table:table-cell>
          <table:table-cell office:value-type="float" office:value="1.34">
            <text:p>1,3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59225">
            <text:p>16359225</text:p>
          </table:table-cell>
          <table:table-cell office:value-type="float" office:value="160196679">
            <text:p>160196679</text:p>
          </table:table-cell>
          <table:table-cell office:value-type="string">
            <text:p>2013-01-24</text:p>
          </table:table-cell>
          <table:table-cell office:value-type="string">
            <text:p>S</text:p>
          </table:table-cell>
          <table:table-cell office:value-type="string">
            <text:p>2013-01-22</text:p>
          </table:table-cell>
          <table:table-cell office:value-type="float" office:value="673041119518">
            <text:p>6730411195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34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34">
            <text:p>1,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3287">
            <text:p>683287</text:p>
          </table:table-cell>
          <table:table-cell office:value-type="float" office:value="143402925">
            <text:p>143402925</text:p>
          </table:table-cell>
          <table:table-cell office:value-type="string">
            <text:p>2012-10-17</text:p>
          </table:table-cell>
          <table:table-cell office:value-type="string">
            <text:p>S</text:p>
          </table:table-cell>
          <table:table-cell office:value-type="string">
            <text:p>2012-10-10</text:p>
          </table:table-cell>
          <table:table-cell office:value-type="float" office:value="15730659429">
            <text:p>1573065942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35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35">
            <text:p>1,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94077">
            <text:p>16794077</text:p>
          </table:table-cell>
          <table:table-cell office:value-type="float" office:value="160193242">
            <text:p>160193242</text:p>
          </table:table-cell>
          <table:table-cell office:value-type="string">
            <text:p>2013-01-23</text:p>
          </table:table-cell>
          <table:table-cell office:value-type="string">
            <text:p>S</text:p>
          </table:table-cell>
          <table:table-cell office:value-type="string">
            <text:p>2013-01-17</text:p>
          </table:table-cell>
          <table:table-cell office:value-type="float" office:value="95788752776">
            <text:p>9578875277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35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35">
            <text:p>1,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468494">
            <text:p>11468494</text:p>
          </table:table-cell>
          <table:table-cell office:value-type="float" office:value="181632299">
            <text:p>181632299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673030382093">
            <text:p>67303038209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36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36">
            <text:p>1,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2116">
            <text:p>2452116</text:p>
          </table:table-cell>
          <table:table-cell office:value-type="float" office:value="147715854">
            <text:p>147715854</text:p>
          </table:table-cell>
          <table:table-cell office:value-type="string">
            <text:p>2012-11-19</text:p>
          </table:table-cell>
          <table:table-cell office:value-type="string">
            <text:p>A</text:p>
          </table:table-cell>
          <table:table-cell office:value-type="string">
            <text:p>2012-10-03</text:p>
          </table:table-cell>
          <table:table-cell office:value-type="float" office:value="10635943566">
            <text:p>106359435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/l ; HDL kolesterool 1.2 mmol/l;Triglütseriidid 1.36 mmol/L</text:p>
          </table:table-cell>
          <table:table-cell office:value-type="string">
            <text:p>Triglütseriidid 1.36 mmol/L</text:p>
          </table:table-cell>
          <table:table-cell office:value-type="string">
            <text:p><text:s/>; ASAT 21 U/L ; ALAT 13 U/L ; e</text:p>
          </table:table-cell>
          <table:table-cell office:value-type="string">
            <text:p>Triglütseriidid</text:p>
          </table:table-cell>
          <table:table-cell office:value-type="float" office:value="1.36">
            <text:p>1,3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60908">
            <text:p>17260908</text:p>
          </table:table-cell>
          <table:table-cell office:value-type="float" office:value="165300068">
            <text:p>165300068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29361223875">
            <text:p>293612238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1.03.201317 : 08 : Triglütseriidid 1.36 mmol/L</text:p>
          </table:table-cell>
          <table:table-cell office:value-type="string">
            <text:p>Triglütseriidid 1.36 mmol/L</text:p>
          </table:table-cell>
          <table:table-cell/>
          <table:table-cell office:value-type="string">
            <text:p>Triglütseriidid</text:p>
          </table:table-cell>
          <table:table-cell office:value-type="float" office:value="1.36">
            <text:p>1,3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6323">
            <text:p>2376323</text:p>
          </table:table-cell>
          <table:table-cell office:value-type="float" office:value="88278615">
            <text:p>88278615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office:value-type="string">
            <text:p>2012-03-26</text:p>
          </table:table-cell>
          <table:table-cell office:value-type="float" office:value="61137853000">
            <text:p>611378530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6.03.201214 : 59 : Triglütseriidid 1.36 mmol/L</text:p>
          </table:table-cell>
          <table:table-cell office:value-type="string">
            <text:p>Triglütseriidid 1.36 mmol/L</text:p>
          </table:table-cell>
          <table:table-cell/>
          <table:table-cell office:value-type="string">
            <text:p>Triglütseriidid</text:p>
          </table:table-cell>
          <table:table-cell office:value-type="float" office:value="1.36">
            <text:p>1,3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09680">
            <text:p>16709680</text:p>
          </table:table-cell>
          <table:table-cell office:value-type="float" office:value="196453649">
            <text:p>196453649</text:p>
          </table:table-cell>
          <table:table-cell office:value-type="string">
            <text:p>2013-09-02</text:p>
          </table:table-cell>
          <table:table-cell office:value-type="string">
            <text:p>S</text:p>
          </table:table-cell>
          <table:table-cell office:value-type="string">
            <text:p>2013-08-23</text:p>
          </table:table-cell>
          <table:table-cell office:value-type="float" office:value="11862382268">
            <text:p>1186238226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36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36">
            <text:p>1,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14009">
            <text:p>12414009</text:p>
          </table:table-cell>
          <table:table-cell office:value-type="float" office:value="156319175">
            <text:p>156319175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2012-11-12</text:p>
          </table:table-cell>
          <table:table-cell office:value-type="float" office:value="81906319288">
            <text:p>819063192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36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36">
            <text:p>1,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01323">
            <text:p>18401323</text:p>
          </table:table-cell>
          <table:table-cell office:value-type="float" office:value="173596526">
            <text:p>173596526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98048710307">
            <text:p>980487103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2.04.201313 : 07 : Triglütseriidid 1.37 mmol/L</text:p>
          </table:table-cell>
          <table:table-cell office:value-type="string">
            <text:p>Triglütseriidid 1.37 mmol/L</text:p>
          </table:table-cell>
          <table:table-cell/>
          <table:table-cell office:value-type="string">
            <text:p>Triglütseriidid</text:p>
          </table:table-cell>
          <table:table-cell office:value-type="float" office:value="1.37">
            <text:p>1,3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21438">
            <text:p>19921438</text:p>
          </table:table-cell>
          <table:table-cell office:value-type="float" office:value="174773477">
            <text:p>174773477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63282">
            <text:p>6730305632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rduv konsult16.04.201310 : 17 : triglütseriidid 1.37 mmol/L</text:p>
          </table:table-cell>
          <table:table-cell office:value-type="string">
            <text:p>triglütseriidid 1.37 mmol/L</text:p>
          </table:table-cell>
          <table:table-cell/>
          <table:table-cell office:value-type="string">
            <text:p>triglütseriidid</text:p>
          </table:table-cell>
          <table:table-cell office:value-type="float" office:value="1.37">
            <text:p>1,3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71960">
            <text:p>17571960</text:p>
          </table:table-cell>
          <table:table-cell office:value-type="float" office:value="203002631">
            <text:p>203002631</text:p>
          </table:table-cell>
          <table:table-cell office:value-type="string">
            <text:p>2013-10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458761855">
            <text:p>204587618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<text:s/>, LDL kolesterool 2.1 mmol/l , Triglütseriidid 1.37 mmol/L</text:p>
          </table:table-cell>
          <table:table-cell office:value-type="string">
            <text:p>Triglütseriidid 1.37 mmol/L</text:p>
          </table:table-cell>
          <table:table-cell office:value-type="string">
            <text:p><text:s/>, Kreatiniin 64 mkmol/l , Uurea</text:p>
          </table:table-cell>
          <table:table-cell office:value-type="string">
            <text:p>Triglütseriidid</text:p>
          </table:table-cell>
          <table:table-cell office:value-type="float" office:value="1.37">
            <text:p>1,3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21532">
            <text:p>17321532</text:p>
          </table:table-cell>
          <table:table-cell office:value-type="float" office:value="212071761">
            <text:p>212071761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1-25</text:p>
          </table:table-cell>
          <table:table-cell office:value-type="float" office:value="673030357971">
            <text:p>6730303579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5.11.201316 : 23 : Triglütseriidid 1.37 mmol/L</text:p>
          </table:table-cell>
          <table:table-cell office:value-type="string">
            <text:p>Triglütseriidid 1.37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office:value-type="float" office:value="1.37">
            <text:p>1,3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89837">
            <text:p>18189837</text:p>
          </table:table-cell>
          <table:table-cell office:value-type="float" office:value="156486346">
            <text:p>156486346</text:p>
          </table:table-cell>
          <table:table-cell office:value-type="string">
            <text:p>2013-01-13</text:p>
          </table:table-cell>
          <table:table-cell office:value-type="string">
            <text:p>A</text:p>
          </table:table-cell>
          <table:table-cell office:value-type="string">
            <text:p>2013-01-02</text:p>
          </table:table-cell>
          <table:table-cell office:value-type="float" office:value="673035661322">
            <text:p>6730356613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2.01.201316 : 50 : S-Trigl 1.38</text:p>
          </table:table-cell>
          <table:table-cell office:value-type="string">
            <text:p>S-Trigl 1.38</text:p>
          </table:table-cell>
          <table:table-cell/>
          <table:table-cell office:value-type="string">
            <text:p>S-Trigl</text:p>
          </table:table-cell>
          <table:table-cell office:value-type="float" office:value="1.38">
            <text:p>1,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24379">
            <text:p>17224379</text:p>
          </table:table-cell>
          <table:table-cell office:value-type="float" office:value="159772866">
            <text:p>159772866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99067473880">
            <text:p>990674738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8.01.201317 : 13 : Triglütseriidid 1.38 mmol/L</text:p>
          </table:table-cell>
          <table:table-cell office:value-type="string">
            <text:p>Triglütseriidid 1.38 mmol/L</text:p>
          </table:table-cell>
          <table:table-cell/>
          <table:table-cell office:value-type="string">
            <text:p>Triglütseriidid</text:p>
          </table:table-cell>
          <table:table-cell office:value-type="float" office:value="1.38">
            <text:p>1,3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3190">
            <text:p>543190</text:p>
          </table:table-cell>
          <table:table-cell office:value-type="float" office:value="87159029">
            <text:p>87159029</text:p>
          </table:table-cell>
          <table:table-cell office:value-type="string">
            <text:p>2012-03-14</text:p>
          </table:table-cell>
          <table:table-cell office:value-type="string">
            <text:p>S</text:p>
          </table:table-cell>
          <table:table-cell office:value-type="string">
            <text:p>2012-03-06</text:p>
          </table:table-cell>
          <table:table-cell office:value-type="float" office:value="51665415805">
            <text:p>516654158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38 ( </text:p>
          </table:table-cell>
          <table:table-cell office:value-type="string">
            <text:p>0.45 . 2.60 mmol/L ) Glomerulaar</text:p>
          </table:table-cell>
          <table:table-cell office:value-type="string">
            <text:p>fS , fP-Triglütseriidid</text:p>
          </table:table-cell>
          <table:table-cell office:value-type="float" office:value="1.38">
            <text:p>1,3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13550">
            <text:p>16713550</text:p>
          </table:table-cell>
          <table:table-cell office:value-type="float" office:value="164042049">
            <text:p>164042049</text:p>
          </table:table-cell>
          <table:table-cell office:value-type="string">
            <text:p>2013-02-25</text:p>
          </table:table-cell>
          <table:table-cell office:value-type="string">
            <text:p>S</text:p>
          </table:table-cell>
          <table:table-cell office:value-type="string">
            <text:p>2013-02-20</text:p>
          </table:table-cell>
          <table:table-cell office:value-type="float" office:value="95103736415">
            <text:p>9510373641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<text:s/>( mmol/L ) LDL 2.86 ( mmol/L ) Triglütseriidid 1.39 ( mmol/L</text:p>
          </table:table-cell>
          <table:table-cell office:value-type="string">
            <text:p>Triglütseriidid 1.39 ( mmol/L</text:p>
          </table:table-cell>
          <table:table-cell office:value-type="string">
            <text:p><text:s/>) CK 107 ( &lt;154 U/L ) Kusihape </text:p>
          </table:table-cell>
          <table:table-cell office:value-type="string">
            <text:p>Triglütseriidid</text:p>
          </table:table-cell>
          <table:table-cell office:value-type="float" office:value="1.39">
            <text:p>1,3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45440">
            <text:p>16545440</text:p>
          </table:table-cell>
          <table:table-cell office:value-type="float" office:value="166300819">
            <text:p>166300819</text:p>
          </table:table-cell>
          <table:table-cell office:value-type="string">
            <text:p>2013-03-12</text:p>
          </table:table-cell>
          <table:table-cell office:value-type="string">
            <text:p>S</text:p>
          </table:table-cell>
          <table:table-cell office:value-type="string">
            <text:p>2013-03-05</text:p>
          </table:table-cell>
          <table:table-cell office:value-type="float" office:value="36265480797">
            <text:p>3626548079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39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39">
            <text:p>1,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15453">
            <text:p>19115453</text:p>
          </table:table-cell>
          <table:table-cell office:value-type="float" office:value="181523466">
            <text:p>181523466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28802483946">
            <text:p>288024839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3.05.201309 : 49 : triglütseriidid 1.39 mmol/L</text:p>
          </table:table-cell>
          <table:table-cell office:value-type="string">
            <text:p>triglütseriidid 1.39 mmol/L</text:p>
          </table:table-cell>
          <table:table-cell/>
          <table:table-cell office:value-type="string">
            <text:p>triglütseriidid</text:p>
          </table:table-cell>
          <table:table-cell office:value-type="float" office:value="1.39">
            <text:p>1,3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71912">
            <text:p>2571912</text:p>
          </table:table-cell>
          <table:table-cell office:value-type="float" office:value="137876518">
            <text:p>137876518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07</text:p>
          </table:table-cell>
          <table:table-cell office:value-type="float" office:value="53356833952">
            <text:p>533568339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7.09.201217 : 05 : 44 : Triglütseriidid 1.40 mmol/L</text:p>
          </table:table-cell>
          <table:table-cell office:value-type="string">
            <text:p>Triglütseriidid 1.40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4022">
            <text:p>16514022</text:p>
          </table:table-cell>
          <table:table-cell office:value-type="float" office:value="175240722">
            <text:p>175240722</text:p>
          </table:table-cell>
          <table:table-cell office:value-type="string">
            <text:p>2013-05-02</text:p>
          </table:table-cell>
          <table:table-cell office:value-type="string">
            <text:p>S</text:p>
          </table:table-cell>
          <table:table-cell office:value-type="string">
            <text:p>2013-04-16</text:p>
          </table:table-cell>
          <table:table-cell office:value-type="float" office:value="54963634561">
            <text:p>549636345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40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table:style-name="ce1" office:value-type="float" office:value="1.4">
            <text:p>1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4107">
            <text:p>544107</text:p>
          </table:table-cell>
          <table:table-cell office:value-type="float" office:value="120806081">
            <text:p>120806081</text:p>
          </table:table-cell>
          <table:table-cell office:value-type="string">
            <text:p>2012-05-08</text:p>
          </table:table-cell>
          <table:table-cell office:value-type="string">
            <text:p>S</text:p>
          </table:table-cell>
          <table:table-cell office:value-type="string">
            <text:p>2012-05-04</text:p>
          </table:table-cell>
          <table:table-cell office:value-type="float" office:value="65659481995">
            <text:p>6565948199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40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1.4">
            <text:p>1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25985">
            <text:p>7825985</text:p>
          </table:table-cell>
          <table:table-cell office:value-type="float" office:value="82573739">
            <text:p>82573739</text:p>
          </table:table-cell>
          <table:table-cell office:value-type="string">
            <text:p>2012-01-26</text:p>
          </table:table-cell>
          <table:table-cell office:value-type="string">
            <text:p>A</text:p>
          </table:table-cell>
          <table:table-cell office:value-type="string">
            <text:p>2012-01-23</text:p>
          </table:table-cell>
          <table:table-cell office:value-type="float" office:value="61776146213">
            <text:p>6177614621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40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1.4">
            <text:p>1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75588">
            <text:p>19775588</text:p>
          </table:table-cell>
          <table:table-cell office:value-type="float" office:value="162843110">
            <text:p>162843110</text:p>
          </table:table-cell>
          <table:table-cell office:value-type="string">
            <text:p>2013-02-15</text:p>
          </table:table-cell>
          <table:table-cell office:value-type="string">
            <text:p>A</text:p>
          </table:table-cell>
          <table:table-cell office:value-type="string">
            <text:p>2013-02-14</text:p>
          </table:table-cell>
          <table:table-cell office:value-type="float" office:value="86466093627">
            <text:p>864660936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4.02.201317 : 55 : Triglütseriidid 1.40 mmol/L</text:p>
          </table:table-cell>
          <table:table-cell office:value-type="string">
            <text:p>Triglütseriidid 1.40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4">
            <text:p>1,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43014">
            <text:p>17243014</text:p>
          </table:table-cell>
          <table:table-cell office:value-type="float" office:value="199092040">
            <text:p>199092040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673030420359">
            <text:p>6730304203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3.09.201317 : 04 : Triglütseriidid 1.41 mmol/L</text:p>
          </table:table-cell>
          <table:table-cell office:value-type="string">
            <text:p>Triglütseriidid 1.41 mmol/L</text:p>
          </table:table-cell>
          <table:table-cell/>
          <table:table-cell office:value-type="string">
            <text:p>Triglütseriidid</text:p>
          </table:table-cell>
          <table:table-cell office:value-type="float" office:value="1.41">
            <text:p>1,4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1644">
            <text:p>2461644</text:p>
          </table:table-cell>
          <table:table-cell office:value-type="float" office:value="153913882">
            <text:p>153913882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17799352960">
            <text:p>177993529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2.10.201215 : 09 : Triglütseriidid 1.42 mmol/L</text:p>
          </table:table-cell>
          <table:table-cell office:value-type="string">
            <text:p>Triglütseriidid 1.42 mmol/L</text:p>
          </table:table-cell>
          <table:table-cell/>
          <table:table-cell office:value-type="string">
            <text:p>Triglütseriidid</text:p>
          </table:table-cell>
          <table:table-cell office:value-type="float" office:value="1.42">
            <text:p>1,4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41394">
            <text:p>17241394</text:p>
          </table:table-cell>
          <table:table-cell office:value-type="float" office:value="206203135">
            <text:p>206203135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37447611081">
            <text:p>3744761108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8.10.201315 : 16 : Triglütseriidid 1.43 mmol/L</text:p>
          </table:table-cell>
          <table:table-cell office:value-type="string">
            <text:p>Triglütseriidid 1.43 mmol/L</text:p>
          </table:table-cell>
          <table:table-cell/>
          <table:table-cell office:value-type="string">
            <text:p>Triglütseriidid</text:p>
          </table:table-cell>
          <table:table-cell office:value-type="float" office:value="1.43">
            <text:p>1,4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81782">
            <text:p>18081782</text:p>
          </table:table-cell>
          <table:table-cell office:value-type="float" office:value="173958596">
            <text:p>173958596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3-13</text:p>
          </table:table-cell>
          <table:table-cell office:value-type="float" office:value="16997468152">
            <text:p>169974681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3.03.201311 : 42 : Triglütseriidid 1.43 mmol/L</text:p>
          </table:table-cell>
          <table:table-cell office:value-type="string">
            <text:p>Triglütseriidid 1.43 mmol/L</text:p>
          </table:table-cell>
          <table:table-cell/>
          <table:table-cell office:value-type="string">
            <text:p>Triglütseriidid</text:p>
          </table:table-cell>
          <table:table-cell office:value-type="float" office:value="1.43">
            <text:p>1,4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96865">
            <text:p>2496865</text:p>
          </table:table-cell>
          <table:table-cell office:value-type="float" office:value="133845861">
            <text:p>133845861</text:p>
          </table:table-cell>
          <table:table-cell office:value-type="string">
            <text:p>2012-08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0107216476">
            <text:p>701072164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 1.43 mmol/l</text:p>
          </table:table-cell>
          <table:table-cell office:value-type="string">
            <text:p><text:s/>&lt; 1.7 mmol/l</text:p>
          </table:table-cell>
          <table:table-cell office:value-type="string">
            <text:p>fS , fP-Trigl</text:p>
          </table:table-cell>
          <table:table-cell office:value-type="float" office:value="1.43">
            <text:p>1,4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93248">
            <text:p>19693248</text:p>
          </table:table-cell>
          <table:table-cell office:value-type="float" office:value="179736481">
            <text:p>179736481</text:p>
          </table:table-cell>
          <table:table-cell office:value-type="string">
            <text:p>2013-05-26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97590194423">
            <text:p>975901944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0.05.201317 : 36 : Triglütseriidid 1.43 mmol/L</text:p>
          </table:table-cell>
          <table:table-cell office:value-type="string">
            <text:p>Triglütseriidid 1.43 mmol/L</text:p>
          </table:table-cell>
          <table:table-cell/>
          <table:table-cell office:value-type="string">
            <text:p>Triglütseriidid</text:p>
          </table:table-cell>
          <table:table-cell office:value-type="float" office:value="1.43">
            <text:p>1,4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4043">
            <text:p>624043</text:p>
          </table:table-cell>
          <table:table-cell office:value-type="float" office:value="149875161">
            <text:p>149875161</text:p>
          </table:table-cell>
          <table:table-cell office:value-type="string">
            <text:p>2012-11-26</text:p>
          </table:table-cell>
          <table:table-cell office:value-type="string">
            <text:p>S</text:p>
          </table:table-cell>
          <table:table-cell office:value-type="string">
            <text:p>2012-11-15</text:p>
          </table:table-cell>
          <table:table-cell office:value-type="float" office:value="33923324738">
            <text:p>3392332473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44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44">
            <text:p>1,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28204">
            <text:p>14428204</text:p>
          </table:table-cell>
          <table:table-cell office:value-type="float" office:value="175839649">
            <text:p>175839649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4-23</text:p>
          </table:table-cell>
          <table:table-cell office:value-type="float" office:value="95485699978">
            <text:p>954856999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44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44">
            <text:p>1,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15690">
            <text:p>16815690</text:p>
          </table:table-cell>
          <table:table-cell office:value-type="float" office:value="158957523">
            <text:p>158957523</text:p>
          </table:table-cell>
          <table:table-cell office:value-type="string">
            <text:p>2013-01-22</text:p>
          </table:table-cell>
          <table:table-cell office:value-type="string">
            <text:p>S</text:p>
          </table:table-cell>
          <table:table-cell office:value-type="string">
            <text:p>2013-01-16</text:p>
          </table:table-cell>
          <table:table-cell office:value-type="float" office:value="44036680961">
            <text:p>4403668096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44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44">
            <text:p>1,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9038">
            <text:p>799038</text:p>
          </table:table-cell>
          <table:table-cell office:value-type="float" office:value="135235215">
            <text:p>135235215</text:p>
          </table:table-cell>
          <table:table-cell office:value-type="string">
            <text:p>2012-08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2413194411">
            <text:p>8241319441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44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44">
            <text:p>1,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53989">
            <text:p>19953989</text:p>
          </table:table-cell>
          <table:table-cell office:value-type="float" office:value="166828241">
            <text:p>166828241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673030456650">
            <text:p>6730304566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8.03.201316 : 49 : Triglütseriidid 1.44 mmol/L</text:p>
          </table:table-cell>
          <table:table-cell office:value-type="string">
            <text:p>Triglütseriidid 1.44 mmol/L</text:p>
          </table:table-cell>
          <table:table-cell/>
          <table:table-cell office:value-type="string">
            <text:p>Triglütseriidid</text:p>
          </table:table-cell>
          <table:table-cell office:value-type="float" office:value="1.44">
            <text:p>1,4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78600">
            <text:p>4778600</text:p>
          </table:table-cell>
          <table:table-cell office:value-type="float" office:value="147443506">
            <text:p>147443506</text:p>
          </table:table-cell>
          <table:table-cell office:value-type="string">
            <text:p>2012-11-09</text:p>
          </table:table-cell>
          <table:table-cell office:value-type="string">
            <text:p>A</text:p>
          </table:table-cell>
          <table:table-cell office:value-type="string">
            <text:p>2012-11-05</text:p>
          </table:table-cell>
          <table:table-cell office:value-type="float" office:value="50437655624">
            <text:p>504376556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hol 3.18 ( 1.40 . 4.70 mmol/L ) fS , fP-Triglütseriidid 1.45 ( </text:p>
          </table:table-cell>
          <table:table-cell office:value-type="string">
            <text:p>fS , fP-Triglütseriidid 1.45 ( </text:p>
          </table:table-cell>
          <table:table-cell office:value-type="string">
            <text:p>0.45 . 2.60 mmol/L ) Glomerulaar</text:p>
          </table:table-cell>
          <table:table-cell office:value-type="string">
            <text:p>fS , fP-Triglütseriidid</text:p>
          </table:table-cell>
          <table:table-cell office:value-type="float" office:value="1.45">
            <text:p>1,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51403">
            <text:p>16951403</text:p>
          </table:table-cell>
          <table:table-cell office:value-type="float" office:value="180512010">
            <text:p>180512010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27715664732">
            <text:p>277156647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1.05.201319 : 04 : 50 : Triglütseriidid 1.45 mmol/L</text:p>
          </table:table-cell>
          <table:table-cell office:value-type="string">
            <text:p>Triglütseriidid 1.45 mmol/L</text:p>
          </table:table-cell>
          <table:table-cell/>
          <table:table-cell office:value-type="string">
            <text:p>Triglütseriidid</text:p>
          </table:table-cell>
          <table:table-cell office:value-type="float" office:value="1.45">
            <text:p>1,4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8307">
            <text:p>1978307</text:p>
          </table:table-cell>
          <table:table-cell office:value-type="float" office:value="124474454">
            <text:p>124474454</text:p>
          </table:table-cell>
          <table:table-cell office:value-type="string">
            <text:p>2012-06-12</text:p>
          </table:table-cell>
          <table:table-cell office:value-type="string">
            <text:p>A</text:p>
          </table:table-cell>
          <table:table-cell office:value-type="string">
            <text:p>2012-05-04</text:p>
          </table:table-cell>
          <table:table-cell office:value-type="float" office:value="86466872261">
            <text:p>8646687226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4.05.201215 : 52 : Triglütseriidid 1.45 mmol/L</text:p>
          </table:table-cell>
          <table:table-cell office:value-type="string">
            <text:p>Triglütseriidid 1.45 mmol/L</text:p>
          </table:table-cell>
          <table:table-cell/>
          <table:table-cell office:value-type="string">
            <text:p>Triglütseriidid</text:p>
          </table:table-cell>
          <table:table-cell office:value-type="float" office:value="1.45">
            <text:p>1,4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56901">
            <text:p>11756901</text:p>
          </table:table-cell>
          <table:table-cell office:value-type="float" office:value="186325113">
            <text:p>186325113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76677357475">
            <text:p>766773574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45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45">
            <text:p>1,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1369">
            <text:p>551369</text:p>
          </table:table-cell>
          <table:table-cell office:value-type="float" office:value="136341662">
            <text:p>136341662</text:p>
          </table:table-cell>
          <table:table-cell office:value-type="string">
            <text:p>2012-08-29</text:p>
          </table:table-cell>
          <table:table-cell office:value-type="string">
            <text:p>S</text:p>
          </table:table-cell>
          <table:table-cell office:value-type="string">
            <text:p>2012-08-24</text:p>
          </table:table-cell>
          <table:table-cell office:value-type="float" office:value="59102947112">
            <text:p>591029471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46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46">
            <text:p>1,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39506">
            <text:p>4339506</text:p>
          </table:table-cell>
          <table:table-cell office:value-type="float" office:value="124149748">
            <text:p>124149748</text:p>
          </table:table-cell>
          <table:table-cell office:value-type="string">
            <text:p>2012-04-09</text:p>
          </table:table-cell>
          <table:table-cell office:value-type="string">
            <text:p>A</text:p>
          </table:table-cell>
          <table:table-cell office:value-type="string">
            <text:p>2012-03-23</text:p>
          </table:table-cell>
          <table:table-cell office:value-type="float" office:value="42560611297">
            <text:p>425606112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46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46">
            <text:p>1,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84494">
            <text:p>2684494</text:p>
          </table:table-cell>
          <table:table-cell office:value-type="float" office:value="138603931">
            <text:p>138603931</text:p>
          </table:table-cell>
          <table:table-cell office:value-type="string">
            <text:p>2012-09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822323422">
            <text:p>558223234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<text:s/>, HDL kolesterool 1.7 mmol/l , Triglütseriidid 1.46 mmol/L</text:p>
          </table:table-cell>
          <table:table-cell office:value-type="string">
            <text:p>Triglütseriidid 1.46 mmol/L</text:p>
          </table:table-cell>
          <table:table-cell office:value-type="string">
            <text:p><text:s/>, Kreatiniin 83 mkmol/l , Uurea</text:p>
          </table:table-cell>
          <table:table-cell office:value-type="string">
            <text:p>Triglütseriidid</text:p>
          </table:table-cell>
          <table:table-cell office:value-type="float" office:value="1.46">
            <text:p>1,4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70459">
            <text:p>16970459</text:p>
          </table:table-cell>
          <table:table-cell office:value-type="float" office:value="206883692">
            <text:p>206883692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2-04-25</text:p>
          </table:table-cell>
          <table:table-cell office:value-type="float" office:value="35707930603">
            <text:p>357079306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5.04.201212 : 13 : Triglütseriidid 1,47 mmol/L</text:p>
          </table:table-cell>
          <table:table-cell office:value-type="string">
            <text:p>Triglütseriidid 1,47 mmol/L</text:p>
          </table:table-cell>
          <table:table-cell/>
          <table:table-cell office:value-type="string">
            <text:p>Triglütseriidid</text:p>
          </table:table-cell>
          <table:table-cell office:value-type="float" office:value="1.47">
            <text:p>1,4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25532">
            <text:p>17725532</text:p>
          </table:table-cell>
          <table:table-cell office:value-type="float" office:value="185015057">
            <text:p>185015057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673030550980">
            <text:p>6730305509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5.06.201319 : 11 : Triglütseriidid 1.48 mmol/L</text:p>
          </table:table-cell>
          <table:table-cell office:value-type="string">
            <text:p>Triglütseriidid 1.48 mmol/L</text:p>
          </table:table-cell>
          <table:table-cell/>
          <table:table-cell office:value-type="string">
            <text:p>Triglütseriidid</text:p>
          </table:table-cell>
          <table:table-cell office:value-type="float" office:value="1.48">
            <text:p>1,4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93520">
            <text:p>21793520</text:p>
          </table:table-cell>
          <table:table-cell office:value-type="float" office:value="196176835">
            <text:p>196176835</text:p>
          </table:table-cell>
          <table:table-cell office:value-type="string">
            <text:p>2013-01-04</text:p>
          </table:table-cell>
          <table:table-cell office:value-type="string">
            <text:p>A</text:p>
          </table:table-cell>
          <table:table-cell office:value-type="string">
            <text:p>2013-01-03</text:p>
          </table:table-cell>
          <table:table-cell office:value-type="float" office:value="46927464784">
            <text:p>469274647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49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49">
            <text:p>1,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48839">
            <text:p>24448839</text:p>
          </table:table-cell>
          <table:table-cell office:value-type="float" office:value="178616153">
            <text:p>178616153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29356647048">
            <text:p>293566470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50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table:style-name="ce1" office:value-type="float" office:value="1.5">
            <text:p>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95073">
            <text:p>16695073</text:p>
          </table:table-cell>
          <table:table-cell office:value-type="float" office:value="167247678">
            <text:p>167247678</text:p>
          </table:table-cell>
          <table:table-cell office:value-type="string">
            <text:p>2013-03-16</text:p>
          </table:table-cell>
          <table:table-cell office:value-type="string">
            <text:p>S</text:p>
          </table:table-cell>
          <table:table-cell office:value-type="string">
            <text:p>2013-03-06</text:p>
          </table:table-cell>
          <table:table-cell office:value-type="float" office:value="94791181840">
            <text:p>947911818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50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table:style-name="ce1" office:value-type="float" office:value="1.5">
            <text:p>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11354">
            <text:p>16811354</text:p>
          </table:table-cell>
          <table:table-cell office:value-type="float" office:value="155169247">
            <text:p>155169247</text:p>
          </table:table-cell>
          <table:table-cell office:value-type="string">
            <text:p>2013-01-02</text:p>
          </table:table-cell>
          <table:table-cell office:value-type="string">
            <text:p>S</text:p>
          </table:table-cell>
          <table:table-cell office:value-type="string">
            <text:p>2012-09-25</text:p>
          </table:table-cell>
          <table:table-cell office:value-type="float" office:value="51058680944">
            <text:p>5105868094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50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1.5">
            <text:p>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56497">
            <text:p>3356497</text:p>
          </table:table-cell>
          <table:table-cell office:value-type="float" office:value="81696377">
            <text:p>81696377</text:p>
          </table:table-cell>
          <table:table-cell office:value-type="string">
            <text:p>2012-01-27</text:p>
          </table:table-cell>
          <table:table-cell office:value-type="string">
            <text:p>A</text:p>
          </table:table-cell>
          <table:table-cell office:value-type="string">
            <text:p>2011-07-01</text:p>
          </table:table-cell>
          <table:table-cell office:value-type="float" office:value="43217870421">
            <text:p>432178704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1.52 mmol/l 01.07.201113 : 54 : Triglütseriidid 1.50 mmol/L</text:p>
          </table:table-cell>
          <table:table-cell office:value-type="string">
            <text:p>Triglütseriidid 1.50 mmol/L</text:p>
          </table:table-cell>
          <table:table-cell office:value-type="string">
            <text:p><text:s/>21.01.201115 : 57 : Hemoglobiin</text:p>
          </table:table-cell>
          <table:table-cell office:value-type="string">
            <text:p>Triglütseriidid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30267">
            <text:p>19130267</text:p>
          </table:table-cell>
          <table:table-cell office:value-type="float" office:value="173624028">
            <text:p>173624028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673030369095">
            <text:p>6730303690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8.04.201311 : 53 : triglütseriidid 1.50 ( </text:p>
          </table:table-cell>
          <table:table-cell office:value-type="string">
            <text:p>triglütseriidid 1.50 ( </text:p>
          </table:table-cell>
          <table:table-cell office:value-type="string">
            <text:p>1.50 ) mmol/L</text:p>
          </table:table-cell>
          <table:table-cell office:value-type="string">
            <text:p>triglütseriidid</text:p>
          </table:table-cell>
          <table:table-cell table:style-name="ce1" office:value-type="float" office:value="1.5">
            <text:p>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44102">
            <text:p>19444102</text:p>
          </table:table-cell>
          <table:table-cell office:value-type="float" office:value="154727444">
            <text:p>154727444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3318842">
            <text:p>6730333188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7.12.201214 : 01 : 35 : Triglütseriidid 1.50 mmol/L</text:p>
          </table:table-cell>
          <table:table-cell office:value-type="string">
            <text:p>Triglütseriidid 1.50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5">
            <text:p>1,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87934">
            <text:p>19187934</text:p>
          </table:table-cell>
          <table:table-cell office:value-type="float" office:value="172870078">
            <text:p>172870078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673047074097">
            <text:p>6730470740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7.04.201318 : 10 : 25 : Triglütseriidid 1.52 mmol/L</text:p>
          </table:table-cell>
          <table:table-cell office:value-type="string">
            <text:p>Triglütseriidid 1.52 mmol/L</text:p>
          </table:table-cell>
          <table:table-cell/>
          <table:table-cell office:value-type="string">
            <text:p>Triglütseriidid</text:p>
          </table:table-cell>
          <table:table-cell office:value-type="float" office:value="1.52">
            <text:p>1,5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2877">
            <text:p>1892877</text:p>
          </table:table-cell>
          <table:table-cell office:value-type="float" office:value="127434172">
            <text:p>127434172</text:p>
          </table:table-cell>
          <table:table-cell office:value-type="string">
            <text:p>2012-06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3489440687">
            <text:p>434894406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<text:s/>, LDL kolesterool 3.6 mmol/l , Triglütseriidid 1.52 mmol/L</text:p>
          </table:table-cell>
          <table:table-cell office:value-type="string">
            <text:p>Triglütseriidid 1.52 mmol/L</text:p>
          </table:table-cell>
          <table:table-cell office:value-type="string">
            <text:p><text:s/>, Kreatiniin 76 mkmol/l , Uurea</text:p>
          </table:table-cell>
          <table:table-cell office:value-type="string">
            <text:p>Triglütseriidid</text:p>
          </table:table-cell>
          <table:table-cell office:value-type="float" office:value="1.52">
            <text:p>1,5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69703">
            <text:p>16369703</text:p>
          </table:table-cell>
          <table:table-cell office:value-type="float" office:value="168215463">
            <text:p>168215463</text:p>
          </table:table-cell>
          <table:table-cell office:value-type="string">
            <text:p>2013-03-2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0109168774">
            <text:p>5010916877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5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52">
            <text:p>1,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08988">
            <text:p>16308988</text:p>
          </table:table-cell>
          <table:table-cell office:value-type="float" office:value="167728657">
            <text:p>167728657</text:p>
          </table:table-cell>
          <table:table-cell office:value-type="string">
            <text:p>2013-03-20</text:p>
          </table:table-cell>
          <table:table-cell office:value-type="string">
            <text:p>S</text:p>
          </table:table-cell>
          <table:table-cell office:value-type="string">
            <text:p>2013-03-06</text:p>
          </table:table-cell>
          <table:table-cell office:value-type="float" office:value="673030610334">
            <text:p>67303061033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5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52">
            <text:p>1,5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17083">
            <text:p>18917083</text:p>
          </table:table-cell>
          <table:table-cell office:value-type="float" office:value="219341152">
            <text:p>219341152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5975955752">
            <text:p>859759557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<text:s/>; LDL kolesterool 3.4 mmol/l ; Triglütseriidid 1.53 mmol/L</text:p>
          </table:table-cell>
          <table:table-cell office:value-type="string">
            <text:p>Triglütseriidid 1.53 mmol/L</text:p>
          </table:table-cell>
          <table:table-cell office:value-type="string">
            <text:p><text:s/>; eGFR ( MDRD ) 74.80 ml/min/1,</text:p>
          </table:table-cell>
          <table:table-cell office:value-type="string">
            <text:p>Triglütseriidid</text:p>
          </table:table-cell>
          <table:table-cell office:value-type="float" office:value="1.53">
            <text:p>1,5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63641">
            <text:p>17263641</text:p>
          </table:table-cell>
          <table:table-cell office:value-type="float" office:value="169147287">
            <text:p>169147287</text:p>
          </table:table-cell>
          <table:table-cell office:value-type="string">
            <text:p>2012-04-02</text:p>
          </table:table-cell>
          <table:table-cell office:value-type="string">
            <text:p>A</text:p>
          </table:table-cell>
          <table:table-cell office:value-type="string">
            <text:p>2012-01-30</text:p>
          </table:table-cell>
          <table:table-cell office:value-type="float" office:value="28811666557">
            <text:p>288116665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30.01.201215 : 31 : Triglütseriidid 1.54 mmol/L</text:p>
          </table:table-cell>
          <table:table-cell office:value-type="string">
            <text:p>Triglütseriidid 1.54 mmol/L</text:p>
          </table:table-cell>
          <table:table-cell/>
          <table:table-cell office:value-type="string">
            <text:p>Triglütseriidid</text:p>
          </table:table-cell>
          <table:table-cell office:value-type="float" office:value="1.54">
            <text:p>1,5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03728">
            <text:p>17303728</text:p>
          </table:table-cell>
          <table:table-cell office:value-type="float" office:value="191354914">
            <text:p>191354914</text:p>
          </table:table-cell>
          <table:table-cell office:value-type="string">
            <text:p>2013-06-26</text:p>
          </table:table-cell>
          <table:table-cell office:value-type="string">
            <text:p>A</text:p>
          </table:table-cell>
          <table:table-cell office:value-type="string">
            <text:p>2013-06-26</text:p>
          </table:table-cell>
          <table:table-cell office:value-type="float" office:value="673031795913">
            <text:p>6730317959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6.06.201316 : 09 : 33 : Triglütseriidid 1.54 mmol/L</text:p>
          </table:table-cell>
          <table:table-cell office:value-type="string">
            <text:p>Triglütseriidid 1.54 mmol/L</text:p>
          </table:table-cell>
          <table:table-cell/>
          <table:table-cell office:value-type="string">
            <text:p>Triglütseriidid</text:p>
          </table:table-cell>
          <table:table-cell office:value-type="float" office:value="1.54">
            <text:p>1,5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08105">
            <text:p>17308105</text:p>
          </table:table-cell>
          <table:table-cell office:value-type="float" office:value="165639422">
            <text:p>165639422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431743165">
            <text:p>524317431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<text:s/>, HDL kolesterool 1.5 mmol/l , Triglütseriidid 1.54 mmol/L</text:p>
          </table:table-cell>
          <table:table-cell office:value-type="string">
            <text:p>Triglütseriidid 1.54 mmol/L</text:p>
          </table:table-cell>
          <table:table-cell office:value-type="string">
            <text:p><text:s/>, Kreatiniin 79 mkmol/l , Uurea</text:p>
          </table:table-cell>
          <table:table-cell office:value-type="string">
            <text:p>Triglütseriidid</text:p>
          </table:table-cell>
          <table:table-cell office:value-type="float" office:value="1.54">
            <text:p>1,5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35323">
            <text:p>19935323</text:p>
          </table:table-cell>
          <table:table-cell office:value-type="float" office:value="181462099">
            <text:p>181462099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30761370537">
            <text:p>307613705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0.05.201315 : 58 : Triglütseriidid 1.55 mmol/L</text:p>
          </table:table-cell>
          <table:table-cell office:value-type="string">
            <text:p>Triglütseriidid 1.55 mmol/L</text:p>
          </table:table-cell>
          <table:table-cell/>
          <table:table-cell office:value-type="string">
            <text:p>Triglütseriidid</text:p>
          </table:table-cell>
          <table:table-cell office:value-type="float" office:value="1.55">
            <text:p>1,5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18357">
            <text:p>23518357</text:p>
          </table:table-cell>
          <table:table-cell office:value-type="float" office:value="160903387">
            <text:p>160903387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673036817197">
            <text:p>6730368171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56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56">
            <text:p>1,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82373">
            <text:p>17982373</text:p>
          </table:table-cell>
          <table:table-cell office:value-type="float" office:value="209395669">
            <text:p>209395669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0-23</text:p>
          </table:table-cell>
          <table:table-cell office:value-type="float" office:value="88080040557">
            <text:p>880800405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3.10.201311 : 32 : triglütseriidid 1.56 mmol/L</text:p>
          </table:table-cell>
          <table:table-cell office:value-type="string">
            <text:p>triglütseriidid 1.56 mmol/L</text:p>
          </table:table-cell>
          <table:table-cell office:value-type="string">
            <text:p><text:s/>[ norm 0.1 - 2.2 ]</text:p>
          </table:table-cell>
          <table:table-cell office:value-type="string">
            <text:p>triglütseriidid</text:p>
          </table:table-cell>
          <table:table-cell office:value-type="float" office:value="1.56">
            <text:p>1,5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54558">
            <text:p>19254558</text:p>
          </table:table-cell>
          <table:table-cell office:value-type="float" office:value="177603524">
            <text:p>177603524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30847">
            <text:p>6730305308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56 mmol/L</text:p>
          </table:table-cell>
          <table:table-cell/>
          <table:table-cell office:value-type="string">
            <text:p>Triglütseriidid</text:p>
          </table:table-cell>
          <table:table-cell office:value-type="float" office:value="1.56">
            <text:p>1,5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55647">
            <text:p>19055647</text:p>
          </table:table-cell>
          <table:table-cell office:value-type="float" office:value="214698558">
            <text:p>214698558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05</text:p>
          </table:table-cell>
          <table:table-cell office:value-type="float" office:value="61295499535">
            <text:p>612954995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5.12.201317 : 00 : 39 : Triglütseriidid 1.57 mmol/L</text:p>
          </table:table-cell>
          <table:table-cell office:value-type="string">
            <text:p>Triglütseriidid 1.57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office:value-type="float" office:value="1.57">
            <text:p>1,5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4428">
            <text:p>494428</text:p>
          </table:table-cell>
          <table:table-cell office:value-type="float" office:value="95613570">
            <text:p>95613570</text:p>
          </table:table-cell>
          <table:table-cell office:value-type="string">
            <text:p>2012-01-16</text:p>
          </table:table-cell>
          <table:table-cell office:value-type="string">
            <text:p>S</text:p>
          </table:table-cell>
          <table:table-cell office:value-type="string">
            <text:p>2012-01-13</text:p>
          </table:table-cell>
          <table:table-cell office:value-type="float" office:value="75650870769">
            <text:p>7565087076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57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57">
            <text:p>1,5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3540">
            <text:p>433540</text:p>
          </table:table-cell>
          <table:table-cell office:value-type="float" office:value="144402210">
            <text:p>144402210</text:p>
          </table:table-cell>
          <table:table-cell office:value-type="string">
            <text:p>2012-10-28</text:p>
          </table:table-cell>
          <table:table-cell office:value-type="string">
            <text:p>S</text:p>
          </table:table-cell>
          <table:table-cell office:value-type="string">
            <text:p>2012-10-23</text:p>
          </table:table-cell>
          <table:table-cell office:value-type="float" office:value="37212993305">
            <text:p>372129933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58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58">
            <text:p>1,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50772">
            <text:p>18450772</text:p>
          </table:table-cell>
          <table:table-cell office:value-type="float" office:value="185520292">
            <text:p>185520292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93080033387">
            <text:p>930800333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8.06.201318 : 33 : Triglütseriidid 1.58 mmol/L</text:p>
          </table:table-cell>
          <table:table-cell office:value-type="string">
            <text:p>Triglütseriidid 1.58 mmol/L</text:p>
          </table:table-cell>
          <table:table-cell office:value-type="string">
            <text:p><text:s/>Võrreldes novembriga 2012 a kol</text:p>
          </table:table-cell>
          <table:table-cell office:value-type="string">
            <text:p>Triglütseriidid</text:p>
          </table:table-cell>
          <table:table-cell office:value-type="float" office:value="1.58">
            <text:p>1,5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57576">
            <text:p>4757576</text:p>
          </table:table-cell>
          <table:table-cell office:value-type="float" office:value="131807866">
            <text:p>131807866</text:p>
          </table:table-cell>
          <table:table-cell office:value-type="string">
            <text:p>2012-07-06</text:p>
          </table:table-cell>
          <table:table-cell office:value-type="string">
            <text:p>A</text:p>
          </table:table-cell>
          <table:table-cell office:value-type="string">
            <text:p>2012-07-05</text:p>
          </table:table-cell>
          <table:table-cell office:value-type="float" office:value="91300469824">
            <text:p>913004698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58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58">
            <text:p>1,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1998">
            <text:p>621998</text:p>
          </table:table-cell>
          <table:table-cell office:value-type="float" office:value="87156079">
            <text:p>87156079</text:p>
          </table:table-cell>
          <table:table-cell office:value-type="string">
            <text:p>2012-03-14</text:p>
          </table:table-cell>
          <table:table-cell office:value-type="string">
            <text:p>S</text:p>
          </table:table-cell>
          <table:table-cell office:value-type="string">
            <text:p>2012-03-09</text:p>
          </table:table-cell>
          <table:table-cell office:value-type="float" office:value="37185497412">
            <text:p>371854974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59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59">
            <text:p>1,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92810">
            <text:p>19192810</text:p>
          </table:table-cell>
          <table:table-cell office:value-type="float" office:value="204821274">
            <text:p>204821274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30737330987">
            <text:p>307373309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6.10.201311 : 51 : triglütseriidid 1.60 ( </text:p>
          </table:table-cell>
          <table:table-cell office:value-type="string">
            <text:p>triglütseriidid 1.60 ( </text:p>
          </table:table-cell>
          <table:table-cell office:value-type="string">
            <text:p>1.60 ) mmol/L [ norm 0.1 - 2.2 ]</text:p>
          </table:table-cell>
          <table:table-cell office:value-type="string">
            <text:p>triglütseriidid</text:p>
          </table:table-cell>
          <table:table-cell table:style-name="ce1" office:value-type="float" office:value="1.6">
            <text:p>1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3212">
            <text:p>723212</text:p>
          </table:table-cell>
          <table:table-cell office:value-type="float" office:value="85808480">
            <text:p>85808480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office:value-type="string">
            <text:p>2012-02-23</text:p>
          </table:table-cell>
          <table:table-cell office:value-type="float" office:value="13763794949">
            <text:p>1376379494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60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1.6">
            <text:p>1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50949">
            <text:p>21550949</text:p>
          </table:table-cell>
          <table:table-cell office:value-type="float" office:value="200223272">
            <text:p>200223272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14041682414">
            <text:p>140416824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61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61">
            <text:p>1,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88048">
            <text:p>13488048</text:p>
          </table:table-cell>
          <table:table-cell office:value-type="float" office:value="212331037">
            <text:p>212331037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11-14</text:p>
          </table:table-cell>
          <table:table-cell office:value-type="float" office:value="33776177642">
            <text:p>337761776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61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61">
            <text:p>1,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27206">
            <text:p>8027206</text:p>
          </table:table-cell>
          <table:table-cell office:value-type="float" office:value="138483891">
            <text:p>138483891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office:value-type="string">
            <text:p>2012-09-12</text:p>
          </table:table-cell>
          <table:table-cell office:value-type="float" office:value="55476543162">
            <text:p>5547654316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61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61">
            <text:p>1,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05704">
            <text:p>19905704</text:p>
          </table:table-cell>
          <table:table-cell office:value-type="float" office:value="187853454">
            <text:p>187853454</text:p>
          </table:table-cell>
          <table:table-cell office:value-type="string">
            <text:p>2013-07-11</text:p>
          </table:table-cell>
          <table:table-cell office:value-type="string">
            <text:p>A</text:p>
          </table:table-cell>
          <table:table-cell office:value-type="string">
            <text:p>2013-06-17</text:p>
          </table:table-cell>
          <table:table-cell office:value-type="float" office:value="42860197032">
            <text:p>428601970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7.06.201315 : 55 : Triglütseriidid 1.62 mmol/L</text:p>
          </table:table-cell>
          <table:table-cell office:value-type="string">
            <text:p>Triglütseriidid 1.62 mmol/L</text:p>
          </table:table-cell>
          <table:table-cell/>
          <table:table-cell office:value-type="string">
            <text:p>Triglütseriidid</text:p>
          </table:table-cell>
          <table:table-cell office:value-type="float" office:value="1.62">
            <text:p>1,6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13637">
            <text:p>24313637</text:p>
          </table:table-cell>
          <table:table-cell office:value-type="float" office:value="160370067">
            <text:p>160370067</text:p>
          </table:table-cell>
          <table:table-cell office:value-type="string">
            <text:p>2013-01-21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673030343338">
            <text:p>6730303433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6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62">
            <text:p>1,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65778">
            <text:p>17365778</text:p>
          </table:table-cell>
          <table:table-cell office:value-type="float" office:value="188313485">
            <text:p>188313485</text:p>
          </table:table-cell>
          <table:table-cell office:value-type="string">
            <text:p>2013-07-16</text:p>
          </table:table-cell>
          <table:table-cell office:value-type="string">
            <text:p>A</text:p>
          </table:table-cell>
          <table:table-cell office:value-type="string">
            <text:p>2013-07-15</text:p>
          </table:table-cell>
          <table:table-cell office:value-type="float" office:value="39589419222">
            <text:p>395894192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5.07.201314 : 18 : Triglütseriidid 1.63 mmol/L</text:p>
          </table:table-cell>
          <table:table-cell office:value-type="string">
            <text:p>Triglütseriidid 1.63 mmol/L</text:p>
          </table:table-cell>
          <table:table-cell/>
          <table:table-cell office:value-type="string">
            <text:p>Triglütseriidid</text:p>
          </table:table-cell>
          <table:table-cell office:value-type="float" office:value="1.63">
            <text:p>1,6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94557">
            <text:p>18194557</text:p>
          </table:table-cell>
          <table:table-cell office:value-type="float" office:value="164095885">
            <text:p>164095885</text:p>
          </table:table-cell>
          <table:table-cell office:value-type="string">
            <text:p>2013-02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4054628399">
            <text:p>440546283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<text:s/>, HDL kolesterool 0.8 mmol/l ; Triglütseriidid 1.63 mmol/L</text:p>
          </table:table-cell>
          <table:table-cell office:value-type="string">
            <text:p>Triglütseriidid 1.63 mmol/L</text:p>
          </table:table-cell>
          <table:table-cell office:value-type="string">
            <text:p><text:s/>; eGFR ( MDRD ) 128.62 ml/min/1</text:p>
          </table:table-cell>
          <table:table-cell office:value-type="string">
            <text:p>Triglütseriidid</text:p>
          </table:table-cell>
          <table:table-cell office:value-type="float" office:value="1.63">
            <text:p>1,6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32538">
            <text:p>19232538</text:p>
          </table:table-cell>
          <table:table-cell office:value-type="float" office:value="200907418">
            <text:p>200907418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966413254">
            <text:p>429664132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,64</text:p>
          </table:table-cell>
          <table:table-cell/>
          <table:table-cell office:value-type="string">
            <text:p>triglütseriidid</text:p>
          </table:table-cell>
          <table:table-cell office:value-type="float" office:value="1.64">
            <text:p>1,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5963">
            <text:p>445963</text:p>
          </table:table-cell>
          <table:table-cell office:value-type="float" office:value="79918347">
            <text:p>79918347</text:p>
          </table:table-cell>
          <table:table-cell office:value-type="string">
            <text:p>2012-01-02</text:p>
          </table:table-cell>
          <table:table-cell office:value-type="string">
            <text:p>S</text:p>
          </table:table-cell>
          <table:table-cell office:value-type="string">
            <text:p>2011-12-13</text:p>
          </table:table-cell>
          <table:table-cell office:value-type="float" office:value="88744343030">
            <text:p>8874434303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64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64">
            <text:p>1,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601186">
            <text:p>12601186</text:p>
          </table:table-cell>
          <table:table-cell office:value-type="float" office:value="206993855">
            <text:p>206993855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office:value-type="string">
            <text:p>2013-10-30</text:p>
          </table:table-cell>
          <table:table-cell office:value-type="float" office:value="22541389492">
            <text:p>2254138949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 5.41 ↑ ( 1.40 . 4.70 mmol/L ) Triglütseriidid 1.65 ( </text:p>
          </table:table-cell>
          <table:table-cell office:value-type="string">
            <text:p>Triglütseriidid 1.65 ( </text:p>
          </table:table-cell>
          <table:table-cell office:value-type="string">
            <text:p>0.45 . 2.60 mmol/L ) eGFR 86 ↓ (</text:p>
          </table:table-cell>
          <table:table-cell office:value-type="string">
            <text:p>Triglütseriidid</text:p>
          </table:table-cell>
          <table:table-cell office:value-type="float" office:value="1.65">
            <text:p>1,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79634">
            <text:p>16579634</text:p>
          </table:table-cell>
          <table:table-cell office:value-type="float" office:value="198225851">
            <text:p>198225851</text:p>
          </table:table-cell>
          <table:table-cell office:value-type="string">
            <text:p>2013-09-18</text:p>
          </table:table-cell>
          <table:table-cell office:value-type="string">
            <text:p>S</text:p>
          </table:table-cell>
          <table:table-cell office:value-type="string">
            <text:p>2013-09-04</text:p>
          </table:table-cell>
          <table:table-cell office:value-type="float" office:value="49187128460">
            <text:p>4918712846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66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66">
            <text:p>1,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1486">
            <text:p>631486</text:p>
          </table:table-cell>
          <table:table-cell office:value-type="float" office:value="87156780">
            <text:p>87156780</text:p>
          </table:table-cell>
          <table:table-cell office:value-type="string">
            <text:p>2012-03-19</text:p>
          </table:table-cell>
          <table:table-cell office:value-type="string">
            <text:p>S</text:p>
          </table:table-cell>
          <table:table-cell office:value-type="string">
            <text:p>2012-02-28</text:p>
          </table:table-cell>
          <table:table-cell office:value-type="float" office:value="66641561880">
            <text:p>6664156188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66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66">
            <text:p>1,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62736">
            <text:p>18662736</text:p>
          </table:table-cell>
          <table:table-cell office:value-type="float" office:value="164794191">
            <text:p>164794191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3-02-18</text:p>
          </table:table-cell>
          <table:table-cell office:value-type="float" office:value="53299655357">
            <text:p>532996553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<text:s/>; HDL kolesterool 1.2 mmol/l ; Triglütseriidid 1.67 mmol/L</text:p>
          </table:table-cell>
          <table:table-cell office:value-type="string">
            <text:p>Triglütseriidid 1.67 mmol/L</text:p>
          </table:table-cell>
          <table:table-cell office:value-type="string">
            <text:p><text:s/>; eGFR ( MDRD ) 97.05 ml/min/1,</text:p>
          </table:table-cell>
          <table:table-cell office:value-type="string">
            <text:p>Triglütseriidid</text:p>
          </table:table-cell>
          <table:table-cell office:value-type="float" office:value="1.67">
            <text:p>1,6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68656">
            <text:p>19568656</text:p>
          </table:table-cell>
          <table:table-cell office:value-type="float" office:value="194034281">
            <text:p>194034281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8-23</text:p>
          </table:table-cell>
          <table:table-cell office:value-type="float" office:value="673030464217">
            <text:p>6730304642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3.08.201313 : 54 : Triglütseriidid 1.68 mmol/L</text:p>
          </table:table-cell>
          <table:table-cell office:value-type="string">
            <text:p>Triglütseriidid 1.68 mmol/L</text:p>
          </table:table-cell>
          <table:table-cell/>
          <table:table-cell office:value-type="string">
            <text:p>Triglütseriidid</text:p>
          </table:table-cell>
          <table:table-cell office:value-type="float" office:value="1.68">
            <text:p>1,6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63891">
            <text:p>8263891</text:p>
          </table:table-cell>
          <table:table-cell office:value-type="float" office:value="131884138">
            <text:p>131884138</text:p>
          </table:table-cell>
          <table:table-cell office:value-type="string">
            <text:p>2012-07-04</text:p>
          </table:table-cell>
          <table:table-cell office:value-type="string">
            <text:p>A</text:p>
          </table:table-cell>
          <table:table-cell office:value-type="string">
            <text:p>2012-04-27</text:p>
          </table:table-cell>
          <table:table-cell office:value-type="float" office:value="55647450080">
            <text:p>5564745008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68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68">
            <text:p>1,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62301">
            <text:p>18262301</text:p>
          </table:table-cell>
          <table:table-cell office:value-type="float" office:value="206985697">
            <text:p>206985697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6208">
            <text:p>6730303562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5 mmol/l [ norm 2.00 - 5.30 ] , Triglütseriidid 1.68 mmol/L</text:p>
          </table:table-cell>
          <table:table-cell office:value-type="string">
            <text:p>Triglütseriidid 1.68 mmol/L</text:p>
          </table:table-cell>
          <table:table-cell office:value-type="string">
            <text:p><text:s/>[ norm 0.45 - 2.60 ] 23.10.2013</text:p>
          </table:table-cell>
          <table:table-cell office:value-type="string">
            <text:p>Triglütseriidid</text:p>
          </table:table-cell>
          <table:table-cell office:value-type="float" office:value="1.68">
            <text:p>1,6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61552">
            <text:p>14961552</text:p>
          </table:table-cell>
          <table:table-cell office:value-type="float" office:value="172059897">
            <text:p>172059897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4-03</text:p>
          </table:table-cell>
          <table:table-cell office:value-type="float" office:value="20047119026">
            <text:p>200471190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2.49 ( 2.00 . 5.30 mmol/L ) Triglütseriidid 1.68 ( </text:p>
          </table:table-cell>
          <table:table-cell office:value-type="string">
            <text:p>Triglütseriidid 1.68 ( </text:p>
          </table:table-cell>
          <table:table-cell office:value-type="string">
            <text:p>0.45 . 2.60 mmol/L ) eGFR 122 ( </text:p>
          </table:table-cell>
          <table:table-cell office:value-type="string">
            <text:p>Triglütseriidid</text:p>
          </table:table-cell>
          <table:table-cell office:value-type="float" office:value="1.68">
            <text:p>1,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58010">
            <text:p>16658010</text:p>
          </table:table-cell>
          <table:table-cell office:value-type="float" office:value="156251599">
            <text:p>156251599</text:p>
          </table:table-cell>
          <table:table-cell office:value-type="string">
            <text:p>2013-01-04</text:p>
          </table:table-cell>
          <table:table-cell office:value-type="string">
            <text:p>S</text:p>
          </table:table-cell>
          <table:table-cell office:value-type="string">
            <text:p>2012-12-31</text:p>
          </table:table-cell>
          <table:table-cell office:value-type="float" office:value="673035267131">
            <text:p>6730352671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68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68">
            <text:p>1,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2622">
            <text:p>1922622</text:p>
          </table:table-cell>
          <table:table-cell office:value-type="float" office:value="121625282">
            <text:p>121625282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2-03-15</text:p>
          </table:table-cell>
          <table:table-cell office:value-type="float" office:value="23180344317">
            <text:p>231803443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olesterool 5,5 , LDL kol 3,11 , triglütseriidid 1,68 </text:p>
          </table:table-cell>
          <table:table-cell office:value-type="string">
            <text:p>triglütseriidid 1,68 </text:p>
          </table:table-cell>
          <table:table-cell office:value-type="string">
            <text:p>, soovitav siiski kolesterooi la</text:p>
          </table:table-cell>
          <table:table-cell office:value-type="string">
            <text:p>triglütseriidid</text:p>
          </table:table-cell>
          <table:table-cell office:value-type="float" office:value="1.68">
            <text:p>1,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30361">
            <text:p>7930361</text:p>
          </table:table-cell>
          <table:table-cell office:value-type="float" office:value="131886590">
            <text:p>131886590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office:value-type="string">
            <text:p>2012-06-22</text:p>
          </table:table-cell>
          <table:table-cell office:value-type="float" office:value="50006657994">
            <text:p>5000665799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terool 6.4 ( 3.9 . 7.8 mmol/L ) fS , fP-Triglütseriidid 1.70 ( </text:p>
          </table:table-cell>
          <table:table-cell office:value-type="string">
            <text:p>fS , fP-Triglütseriidid 1.70 ( </text:p>
          </table:table-cell>
          <table:table-cell office:value-type="string">
            <text:p>0.45 . 2.60 mmol/L ) Glomerulaar</text:p>
          </table:table-cell>
          <table:table-cell office:value-type="string">
            <text:p>fS , fP-Triglütseriidid</text:p>
          </table:table-cell>
          <table:table-cell table:style-name="ce1" office:value-type="float" office:value="1.7">
            <text:p>1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45592">
            <text:p>16345592</text:p>
          </table:table-cell>
          <table:table-cell office:value-type="float" office:value="218381158">
            <text:p>218381158</text:p>
          </table:table-cell>
          <table:table-cell office:value-type="string">
            <text:p>2013-12-23</text:p>
          </table:table-cell>
          <table:table-cell office:value-type="string">
            <text:p>S</text:p>
          </table:table-cell>
          <table:table-cell office:value-type="string">
            <text:p>2013-12-20</text:p>
          </table:table-cell>
          <table:table-cell office:value-type="float" office:value="26435559768">
            <text:p>2643555976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70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table:style-name="ce1" office:value-type="float" office:value="1.7">
            <text:p>1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94887">
            <text:p>18894887</text:p>
          </table:table-cell>
          <table:table-cell office:value-type="float" office:value="173636738">
            <text:p>173636738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4-03</text:p>
          </table:table-cell>
          <table:table-cell office:value-type="float" office:value="35160588155">
            <text:p>351605881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3.04.201318 : 58 : Triglütseriidid 1.70 mmol/L</text:p>
          </table:table-cell>
          <table:table-cell office:value-type="string">
            <text:p>Triglütseriidid 1.70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7">
            <text:p>1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08581">
            <text:p>17708581</text:p>
          </table:table-cell>
          <table:table-cell office:value-type="float" office:value="172111579">
            <text:p>172111579</text:p>
          </table:table-cell>
          <table:table-cell office:value-type="string">
            <text:p>2013-04-15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92855431800">
            <text:p>928554318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0.04.201318 : 10 : Triglütseriidid 1.71 mmol/L</text:p>
          </table:table-cell>
          <table:table-cell office:value-type="string">
            <text:p>Triglütseriidid 1.71 mmol/L</text:p>
          </table:table-cell>
          <table:table-cell/>
          <table:table-cell office:value-type="string">
            <text:p>Triglütseriidid</text:p>
          </table:table-cell>
          <table:table-cell office:value-type="float" office:value="1.71">
            <text:p>1,7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38001">
            <text:p>5238001</text:p>
          </table:table-cell>
          <table:table-cell office:value-type="float" office:value="149960441">
            <text:p>149960441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99824254657">
            <text:p>998242546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71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71">
            <text:p>1,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3822">
            <text:p>703822</text:p>
          </table:table-cell>
          <table:table-cell office:value-type="float" office:value="90465425">
            <text:p>90465425</text:p>
          </table:table-cell>
          <table:table-cell office:value-type="string">
            <text:p>2012-03-29</text:p>
          </table:table-cell>
          <table:table-cell office:value-type="string">
            <text:p>S</text:p>
          </table:table-cell>
          <table:table-cell office:value-type="string">
            <text:p>2012-03-20</text:p>
          </table:table-cell>
          <table:table-cell office:value-type="float" office:value="67435432148">
            <text:p>674354321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72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72">
            <text:p>1,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12013">
            <text:p>18112013</text:p>
          </table:table-cell>
          <table:table-cell office:value-type="float" office:value="185770169">
            <text:p>185770169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2013-05-30</text:p>
          </table:table-cell>
          <table:table-cell office:value-type="float" office:value="673030383574">
            <text:p>6730303835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73 mmol/L</text:p>
          </table:table-cell>
          <table:table-cell/>
          <table:table-cell office:value-type="string">
            <text:p>Triglütseriidid</text:p>
          </table:table-cell>
          <table:table-cell office:value-type="float" office:value="1.73">
            <text:p>1,7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79033">
            <text:p>3679033</text:p>
          </table:table-cell>
          <table:table-cell office:value-type="float" office:value="141125752">
            <text:p>141125752</text:p>
          </table:table-cell>
          <table:table-cell office:value-type="string">
            <text:p>2012-10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802755204">
            <text:p>368027552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4,5 mmol/l , kreat-72 mkmol/l , trigl-1,74 </text:p>
          </table:table-cell>
          <table:table-cell office:value-type="string">
            <text:p>trigl-1,74 </text:p>
          </table:table-cell>
          <table:table-cell office:value-type="string">
            <text:p>HDL-1,0 , LDL-2,3 ( 2010 , a ) B</text:p>
          </table:table-cell>
          <table:table-cell office:value-type="string">
            <text:p>trigl</text:p>
          </table:table-cell>
          <table:table-cell office:value-type="float" office:value="1.74">
            <text:p>1,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5384">
            <text:p>685384</text:p>
          </table:table-cell>
          <table:table-cell office:value-type="float" office:value="134115718">
            <text:p>134115718</text:p>
          </table:table-cell>
          <table:table-cell office:value-type="string">
            <text:p>2012-08-19</text:p>
          </table:table-cell>
          <table:table-cell office:value-type="string">
            <text:p>S</text:p>
          </table:table-cell>
          <table:table-cell office:value-type="string">
            <text:p>2012-08-09</text:p>
          </table:table-cell>
          <table:table-cell office:value-type="float" office:value="76423490705">
            <text:p>764234907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74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74">
            <text:p>1,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94511">
            <text:p>24194511</text:p>
          </table:table-cell>
          <table:table-cell office:value-type="float" office:value="205394756">
            <text:p>205394756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05-31</text:p>
          </table:table-cell>
          <table:table-cell office:value-type="float" office:value="46831270772">
            <text:p>468312707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74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74">
            <text:p>1,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7848">
            <text:p>2187848</text:p>
          </table:table-cell>
          <table:table-cell office:value-type="float" office:value="87772165">
            <text:p>87772165</text:p>
          </table:table-cell>
          <table:table-cell office:value-type="string">
            <text:p>2012-03-28</text:p>
          </table:table-cell>
          <table:table-cell office:value-type="string">
            <text:p>A</text:p>
          </table:table-cell>
          <table:table-cell office:value-type="string">
            <text:p>2012-03-27</text:p>
          </table:table-cell>
          <table:table-cell office:value-type="float" office:value="54393914987">
            <text:p>543939149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7.03.201216 : 39 : Triglütseriidid 1.74 mmol/L</text:p>
          </table:table-cell>
          <table:table-cell office:value-type="string">
            <text:p>Triglütseriidid 1.74 mmol/L</text:p>
          </table:table-cell>
          <table:table-cell/>
          <table:table-cell office:value-type="string">
            <text:p>Triglütseriidid</text:p>
          </table:table-cell>
          <table:table-cell office:value-type="float" office:value="1.74">
            <text:p>1,7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59925">
            <text:p>17259925</text:p>
          </table:table-cell>
          <table:table-cell office:value-type="float" office:value="162313075">
            <text:p>162313075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87669633844">
            <text:p>876696338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1.02.201316 : 02 : Triglütseriidid 1.75 mmol/L</text:p>
          </table:table-cell>
          <table:table-cell office:value-type="string">
            <text:p>Triglütseriidid 1.75 mmol/L</text:p>
          </table:table-cell>
          <table:table-cell/>
          <table:table-cell office:value-type="string">
            <text:p>Triglütseriidid</text:p>
          </table:table-cell>
          <table:table-cell office:value-type="float" office:value="1.75">
            <text:p>1,7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9280">
            <text:p>2049280</text:p>
          </table:table-cell>
          <table:table-cell office:value-type="float" office:value="122680226">
            <text:p>122680226</text:p>
          </table:table-cell>
          <table:table-cell office:value-type="string">
            <text:p>2012-05-25</text:p>
          </table:table-cell>
          <table:table-cell office:value-type="string">
            <text:p>A</text:p>
          </table:table-cell>
          <table:table-cell office:value-type="string">
            <text:p>2012-05-23</text:p>
          </table:table-cell>
          <table:table-cell office:value-type="float" office:value="71263776778">
            <text:p>7126377677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3.05.201216 : 18 : Triglütseriidid 1.75 mmol/L</text:p>
          </table:table-cell>
          <table:table-cell office:value-type="string">
            <text:p>Triglütseriidid 1.75 mmol/L</text:p>
          </table:table-cell>
          <table:table-cell/>
          <table:table-cell office:value-type="string">
            <text:p>Triglütseriidid</text:p>
          </table:table-cell>
          <table:table-cell office:value-type="float" office:value="1.75">
            <text:p>1,7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99188">
            <text:p>16699188</text:p>
          </table:table-cell>
          <table:table-cell office:value-type="float" office:value="156249837">
            <text:p>156249837</text:p>
          </table:table-cell>
          <table:table-cell office:value-type="string">
            <text:p>2013-01-08</text:p>
          </table:table-cell>
          <table:table-cell office:value-type="string">
            <text:p>S</text:p>
          </table:table-cell>
          <table:table-cell office:value-type="string">
            <text:p>2013-01-02</text:p>
          </table:table-cell>
          <table:table-cell office:value-type="float" office:value="91441189508">
            <text:p>9144118950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76 ( </text:p>
          </table:table-cell>
          <table:table-cell office:value-type="string">
            <text:p>0.45 . 2.60 mmol/L ) eGFR 31 ( &gt;</text:p>
          </table:table-cell>
          <table:table-cell office:value-type="string">
            <text:p>Triglütseriidid</text:p>
          </table:table-cell>
          <table:table-cell office:value-type="float" office:value="1.76">
            <text:p>1,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66398">
            <text:p>4466398</text:p>
          </table:table-cell>
          <table:table-cell office:value-type="float" office:value="81681106">
            <text:p>81681106</text:p>
          </table:table-cell>
          <table:table-cell office:value-type="string">
            <text:p>2012-01-19</text:p>
          </table:table-cell>
          <table:table-cell office:value-type="string">
            <text:p>A</text:p>
          </table:table-cell>
          <table:table-cell office:value-type="string">
            <text:p>2012-01-09</text:p>
          </table:table-cell>
          <table:table-cell office:value-type="float" office:value="86779421679">
            <text:p>867794216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76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76">
            <text:p>1,7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40191">
            <text:p>22940191</text:p>
          </table:table-cell>
          <table:table-cell office:value-type="float" office:value="197801213">
            <text:p>197801213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9-05</text:p>
          </table:table-cell>
          <table:table-cell office:value-type="float" office:value="83720068584">
            <text:p>837200685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77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77">
            <text:p>1,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73933">
            <text:p>6673933</text:p>
          </table:table-cell>
          <table:table-cell office:value-type="float" office:value="138432556">
            <text:p>138432556</text:p>
          </table:table-cell>
          <table:table-cell office:value-type="string">
            <text:p>2012-09-19</text:p>
          </table:table-cell>
          <table:table-cell office:value-type="string">
            <text:p>S</text:p>
          </table:table-cell>
          <table:table-cell office:value-type="string">
            <text:p>2012-09-12</text:p>
          </table:table-cell>
          <table:table-cell office:value-type="float" office:value="84658884353">
            <text:p>8465888435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77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77">
            <text:p>1,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03646">
            <text:p>17503646</text:p>
          </table:table-cell>
          <table:table-cell office:value-type="float" office:value="190035788">
            <text:p>190035788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3-07-24</text:p>
          </table:table-cell>
          <table:table-cell office:value-type="float" office:value="73670426202">
            <text:p>7367042620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4.07.201312 : 28 : 59 : Triglütseriidid 1.78 mmol/L</text:p>
          </table:table-cell>
          <table:table-cell office:value-type="string">
            <text:p>Triglütseriidid 1.78 mmol/L</text:p>
          </table:table-cell>
          <table:table-cell/>
          <table:table-cell office:value-type="string">
            <text:p>Triglütseriidid</text:p>
          </table:table-cell>
          <table:table-cell office:value-type="float" office:value="1.78">
            <text:p>1,7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75470">
            <text:p>17575470</text:p>
          </table:table-cell>
          <table:table-cell office:value-type="float" office:value="180509283">
            <text:p>180509283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0664">
            <text:p>6730303306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4 mmol/l , LDL kol 4,9 mmol/l , trigl 1,79 mmol/l</text:p>
          </table:table-cell>
          <table:table-cell office:value-type="string">
            <text:p>trigl 1,79 mmol/l</text:p>
          </table:table-cell>
          <table:table-cell/>
          <table:table-cell office:value-type="string">
            <text:p>trigl</text:p>
          </table:table-cell>
          <table:table-cell office:value-type="float" office:value="1.79">
            <text:p>1,7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39882">
            <text:p>19039882</text:p>
          </table:table-cell>
          <table:table-cell office:value-type="float" office:value="218707460">
            <text:p>218707460</text:p>
          </table:table-cell>
          <table:table-cell office:value-type="string">
            <text:p>2013-12-27</text:p>
          </table:table-cell>
          <table:table-cell office:value-type="string">
            <text:p>A</text:p>
          </table:table-cell>
          <table:table-cell office:value-type="string">
            <text:p>2013-12-20</text:p>
          </table:table-cell>
          <table:table-cell office:value-type="float" office:value="673030395600">
            <text:p>6730303956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0.12.201314 : 17 : Triglütseriidid 1.8 mmol/L</text:p>
          </table:table-cell>
          <table:table-cell office:value-type="string">
            <text:p>Triglütseriidid 1.8 mmol/L</text:p>
          </table:table-cell>
          <table:table-cell office:value-type="string">
            <text:p><text:s/>[ norm .. - 2.0 ]</text:p>
          </table:table-cell>
          <table:table-cell office:value-type="string">
            <text:p>Triglütseriidid</text:p>
          </table:table-cell>
          <table:table-cell table:style-name="ce1" office:value-type="float" office:value="1.8">
            <text:p>1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13576">
            <text:p>17113576</text:p>
          </table:table-cell>
          <table:table-cell office:value-type="float" office:value="178138592">
            <text:p>178138592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5-10</text:p>
          </table:table-cell>
          <table:table-cell office:value-type="float" office:value="673030504540">
            <text:p>6730305045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0.05.201315 : 31 : Triglütseriidid 1.8 mmol/L</text:p>
          </table:table-cell>
          <table:table-cell office:value-type="string">
            <text:p>Triglütseriidid 1.8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1.8">
            <text:p>1,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03320">
            <text:p>17503320</text:p>
          </table:table-cell>
          <table:table-cell office:value-type="float" office:value="187020444">
            <text:p>187020444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office:value-type="string">
            <text:p>2013-07-01</text:p>
          </table:table-cell>
          <table:table-cell office:value-type="float" office:value="36652664440">
            <text:p>366526644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1.07.201315 : 43 : Triglütseriidid 1.81 mmol/L</text:p>
          </table:table-cell>
          <table:table-cell office:value-type="string">
            <text:p>Triglütseriidid 1.81 mmol/L</text:p>
          </table:table-cell>
          <table:table-cell/>
          <table:table-cell office:value-type="string">
            <text:p>Triglütseriidid</text:p>
          </table:table-cell>
          <table:table-cell office:value-type="float" office:value="1.81">
            <text:p>1,8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72676">
            <text:p>10572676</text:p>
          </table:table-cell>
          <table:table-cell office:value-type="float" office:value="179422779">
            <text:p>179422779</text:p>
          </table:table-cell>
          <table:table-cell office:value-type="string">
            <text:p>2013-05-23</text:p>
          </table:table-cell>
          <table:table-cell office:value-type="string">
            <text:p>S</text:p>
          </table:table-cell>
          <table:table-cell office:value-type="string">
            <text:p>2013-05-14</text:p>
          </table:table-cell>
          <table:table-cell office:value-type="float" office:value="37883280522">
            <text:p>3788328052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81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81">
            <text:p>1,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95834">
            <text:p>19195834</text:p>
          </table:table-cell>
          <table:table-cell office:value-type="float" office:value="213161154">
            <text:p>213161154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2-02</text:p>
          </table:table-cell>
          <table:table-cell office:value-type="float" office:value="673030585442">
            <text:p>6730305854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2.12.201316 : 04 : Triglütseriidid 1.81 mmol/L</text:p>
          </table:table-cell>
          <table:table-cell office:value-type="string">
            <text:p>Triglütseriidid 1.81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office:value-type="float" office:value="1.81">
            <text:p>1,8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7045">
            <text:p>677045</text:p>
          </table:table-cell>
          <table:table-cell office:value-type="float" office:value="123388174">
            <text:p>123388174</text:p>
          </table:table-cell>
          <table:table-cell office:value-type="string">
            <text:p>2012-05-23</text:p>
          </table:table-cell>
          <table:table-cell office:value-type="string">
            <text:p>S</text:p>
          </table:table-cell>
          <table:table-cell office:value-type="string">
            <text:p>2012-05-17</text:p>
          </table:table-cell>
          <table:table-cell office:value-type="float" office:value="76235651568">
            <text:p>7623565156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82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82">
            <text:p>1,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71834">
            <text:p>4271834</text:p>
          </table:table-cell>
          <table:table-cell office:value-type="float" office:value="124539675">
            <text:p>124539675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2011-11-29</text:p>
          </table:table-cell>
          <table:table-cell office:value-type="float" office:value="94988824190">
            <text:p>9498882419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82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82">
            <text:p>1,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06653">
            <text:p>16706653</text:p>
          </table:table-cell>
          <table:table-cell office:value-type="float" office:value="200298947">
            <text:p>200298947</text:p>
          </table:table-cell>
          <table:table-cell office:value-type="string">
            <text:p>2013-09-25</text:p>
          </table:table-cell>
          <table:table-cell office:value-type="string">
            <text:p>S</text:p>
          </table:table-cell>
          <table:table-cell office:value-type="string">
            <text:p>2013-09-19</text:p>
          </table:table-cell>
          <table:table-cell office:value-type="float" office:value="673033060238">
            <text:p>67303306023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3.04 ( 2.00 . 5.30 mmol/L ) Triglütseriidid 1.82 ( </text:p>
          </table:table-cell>
          <table:table-cell office:value-type="string">
            <text:p>Triglütseriidid 1.82 ( </text:p>
          </table:table-cell>
          <table:table-cell office:value-type="string">
            <text:p>0.45 . 2.60 mmol/L ) eGFR 62 ↓ (</text:p>
          </table:table-cell>
          <table:table-cell office:value-type="string">
            <text:p>Triglütseriidid</text:p>
          </table:table-cell>
          <table:table-cell office:value-type="float" office:value="1.82">
            <text:p>1,8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53457">
            <text:p>4553457</text:p>
          </table:table-cell>
          <table:table-cell office:value-type="float" office:value="79923849">
            <text:p>79923849</text:p>
          </table:table-cell>
          <table:table-cell office:value-type="string">
            <text:p>2011-12-29</text:p>
          </table:table-cell>
          <table:table-cell office:value-type="string">
            <text:p>A</text:p>
          </table:table-cell>
          <table:table-cell office:value-type="string">
            <text:p>2011-12-27</text:p>
          </table:table-cell>
          <table:table-cell office:value-type="float" office:value="48410418506">
            <text:p>4841041850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84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84">
            <text:p>1,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88329">
            <text:p>2688329</text:p>
          </table:table-cell>
          <table:table-cell office:value-type="float" office:value="148769833">
            <text:p>148769833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274238708">
            <text:p>3127423870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85 mmol/L</text:p>
          </table:table-cell>
          <table:table-cell office:value-type="string">
            <text:p><text:s/>; ASAT 22 U/L ; ALAT 25 U/L</text:p>
          </table:table-cell>
          <table:table-cell office:value-type="string">
            <text:p>Triglütseriidid</text:p>
          </table:table-cell>
          <table:table-cell office:value-type="float" office:value="1.85">
            <text:p>1,8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2913">
            <text:p>2402913</text:p>
          </table:table-cell>
          <table:table-cell office:value-type="float" office:value="136643059">
            <text:p>136643059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9-07</text:p>
          </table:table-cell>
          <table:table-cell office:value-type="float" office:value="49116760952">
            <text:p>491167609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7.09.201216 : 43 : Triglütseriidid 1.86 mmol/L</text:p>
          </table:table-cell>
          <table:table-cell office:value-type="string">
            <text:p>Triglütseriidid 1.86 mmol/L</text:p>
          </table:table-cell>
          <table:table-cell/>
          <table:table-cell office:value-type="string">
            <text:p>Triglütseriidid</text:p>
          </table:table-cell>
          <table:table-cell office:value-type="float" office:value="1.86">
            <text:p>1,8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68227">
            <text:p>4668227</text:p>
          </table:table-cell>
          <table:table-cell office:value-type="float" office:value="81680264">
            <text:p>81680264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2011-12-28</text:p>
          </table:table-cell>
          <table:table-cell office:value-type="float" office:value="72203987150">
            <text:p>722039871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86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86">
            <text:p>1,8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66209">
            <text:p>5066209</text:p>
          </table:table-cell>
          <table:table-cell office:value-type="float" office:value="138448614">
            <text:p>138448614</text:p>
          </table:table-cell>
          <table:table-cell office:value-type="string">
            <text:p>2012-09-14</text:p>
          </table:table-cell>
          <table:table-cell office:value-type="string">
            <text:p>A</text:p>
          </table:table-cell>
          <table:table-cell office:value-type="string">
            <text:p>2012-09-11</text:p>
          </table:table-cell>
          <table:table-cell office:value-type="float" office:value="69961952913">
            <text:p>699619529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87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87">
            <text:p>1,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5816">
            <text:p>1825816</text:p>
          </table:table-cell>
          <table:table-cell office:value-type="float" office:value="130195921">
            <text:p>130195921</text:p>
          </table:table-cell>
          <table:table-cell office:value-type="string">
            <text:p>2012-07-25</text:p>
          </table:table-cell>
          <table:table-cell office:value-type="string">
            <text:p>A</text:p>
          </table:table-cell>
          <table:table-cell office:value-type="string">
            <text:p>2012-07-20</text:p>
          </table:table-cell>
          <table:table-cell office:value-type="float" office:value="56497995587">
            <text:p>564979955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0.07.201216 : 32 : Triglütseriidid 1.87 mmol/L</text:p>
          </table:table-cell>
          <table:table-cell office:value-type="string">
            <text:p>Triglütseriidid 1.87 mmol/L</text:p>
          </table:table-cell>
          <table:table-cell/>
          <table:table-cell office:value-type="string">
            <text:p>Triglütseriidid</text:p>
          </table:table-cell>
          <table:table-cell office:value-type="float" office:value="1.87">
            <text:p>1,8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77553">
            <text:p>17977553</text:p>
          </table:table-cell>
          <table:table-cell office:value-type="float" office:value="161333791">
            <text:p>161333791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2986">
            <text:p>67303041298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88 mmol/L</text:p>
          </table:table-cell>
          <table:table-cell/>
          <table:table-cell office:value-type="string">
            <text:p>Triglütseriidid</text:p>
          </table:table-cell>
          <table:table-cell office:value-type="float" office:value="1.88">
            <text:p>1,8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71630">
            <text:p>16571630</text:p>
          </table:table-cell>
          <table:table-cell office:value-type="float" office:value="203194765">
            <text:p>203194765</text:p>
          </table:table-cell>
          <table:table-cell office:value-type="string">
            <text:p>2013-10-15</text:p>
          </table:table-cell>
          <table:table-cell office:value-type="string">
            <text:p>S</text:p>
          </table:table-cell>
          <table:table-cell office:value-type="string">
            <text:p>2013-10-01</text:p>
          </table:table-cell>
          <table:table-cell office:value-type="float" office:value="673037489508">
            <text:p>67303748950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3.99 ( 2.00 . 5.30 mmol/L ) Triglütseriidid 1.88 ( </text:p>
          </table:table-cell>
          <table:table-cell office:value-type="string">
            <text:p>Triglütseriidid 1.88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88">
            <text:p>1,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91041">
            <text:p>17591041</text:p>
          </table:table-cell>
          <table:table-cell office:value-type="float" office:value="174856420">
            <text:p>174856420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20895898678">
            <text:p>208958986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4.04.201312 : 33 : 01 : Triglütseriidid 1.89 mmol/L</text:p>
          </table:table-cell>
          <table:table-cell office:value-type="string">
            <text:p>Triglütseriidid 1.89 mmol/L</text:p>
          </table:table-cell>
          <table:table-cell/>
          <table:table-cell office:value-type="string">
            <text:p>Triglütseriidid</text:p>
          </table:table-cell>
          <table:table-cell office:value-type="float" office:value="1.89">
            <text:p>1,8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06609">
            <text:p>2506609</text:p>
          </table:table-cell>
          <table:table-cell office:value-type="float" office:value="151698562">
            <text:p>151698562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2-06</text:p>
          </table:table-cell>
          <table:table-cell office:value-type="float" office:value="68887429616">
            <text:p>688874296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6.12.201216 : 12 : Triglütseriidid 1.89 mmol/L</text:p>
          </table:table-cell>
          <table:table-cell office:value-type="string">
            <text:p>Triglütseriidid 1.89 mmol/L</text:p>
          </table:table-cell>
          <table:table-cell/>
          <table:table-cell office:value-type="string">
            <text:p>Triglütseriidid</text:p>
          </table:table-cell>
          <table:table-cell office:value-type="float" office:value="1.89">
            <text:p>1,8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29812">
            <text:p>5129812</text:p>
          </table:table-cell>
          <table:table-cell office:value-type="float" office:value="145884994">
            <text:p>145884994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office:value-type="string">
            <text:p>2012-04-17</text:p>
          </table:table-cell>
          <table:table-cell office:value-type="float" office:value="72188813382">
            <text:p>721888133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89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89">
            <text:p>1,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54234">
            <text:p>19954234</text:p>
          </table:table-cell>
          <table:table-cell office:value-type="float" office:value="216499090">
            <text:p>216499090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826191822">
            <text:p>138261918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<text:s/>, LDL kolesterool 3.5 mmol/l , Triglütseriidid 1.89 mmol/L</text:p>
          </table:table-cell>
          <table:table-cell office:value-type="string">
            <text:p>Triglütseriidid 1.89 mmol/L</text:p>
          </table:table-cell>
          <table:table-cell office:value-type="float" office:value="0">
            <text:p>0</text:p>
          </table:table-cell>
          <table:table-cell office:value-type="string">
            <text:p>Triglütseriidid</text:p>
          </table:table-cell>
          <table:table-cell office:value-type="float" office:value="1.89">
            <text:p>1,8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52350">
            <text:p>23552350</text:p>
          </table:table-cell>
          <table:table-cell office:value-type="float" office:value="195991492">
            <text:p>195991492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office:value-type="string">
            <text:p>2013-07-12</text:p>
          </table:table-cell>
          <table:table-cell office:value-type="float" office:value="34743311566">
            <text:p>347433115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90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table:style-name="ce1" office:value-type="float" office:value="1.9">
            <text:p>1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03816">
            <text:p>16403816</text:p>
          </table:table-cell>
          <table:table-cell office:value-type="float" office:value="218131798">
            <text:p>218131798</text:p>
          </table:table-cell>
          <table:table-cell office:value-type="string">
            <text:p>2013-12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2424324">
            <text:p>6730324243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91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91">
            <text:p>1,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11041">
            <text:p>4511041</text:p>
          </table:table-cell>
          <table:table-cell office:value-type="float" office:value="82572600">
            <text:p>82572600</text:p>
          </table:table-cell>
          <table:table-cell office:value-type="string">
            <text:p>2012-02-04</text:p>
          </table:table-cell>
          <table:table-cell office:value-type="string">
            <text:p>A</text:p>
          </table:table-cell>
          <table:table-cell office:value-type="string">
            <text:p>2012-01-26</text:p>
          </table:table-cell>
          <table:table-cell office:value-type="float" office:value="98736998770">
            <text:p>9873699877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92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92">
            <text:p>1,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37435">
            <text:p>16437435</text:p>
          </table:table-cell>
          <table:table-cell office:value-type="float" office:value="201547752">
            <text:p>201547752</text:p>
          </table:table-cell>
          <table:table-cell office:value-type="string">
            <text:p>2013-10-06</text:p>
          </table:table-cell>
          <table:table-cell office:value-type="string">
            <text:p>S</text:p>
          </table:table-cell>
          <table:table-cell office:value-type="string">
            <text:p>2013-10-04</text:p>
          </table:table-cell>
          <table:table-cell office:value-type="float" office:value="673044053523">
            <text:p>67304405352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9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92">
            <text:p>1,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91704">
            <text:p>16491704</text:p>
          </table:table-cell>
          <table:table-cell office:value-type="float" office:value="188959388">
            <text:p>188959388</text:p>
          </table:table-cell>
          <table:table-cell office:value-type="string">
            <text:p>2013-07-19</text:p>
          </table:table-cell>
          <table:table-cell office:value-type="string">
            <text:p>S</text:p>
          </table:table-cell>
          <table:table-cell office:value-type="string">
            <text:p>2013-07-17</text:p>
          </table:table-cell>
          <table:table-cell office:value-type="float" office:value="673040488569">
            <text:p>67304048856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9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92">
            <text:p>1,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94783">
            <text:p>13094783</text:p>
          </table:table-cell>
          <table:table-cell office:value-type="float" office:value="155400688">
            <text:p>155400688</text:p>
          </table:table-cell>
          <table:table-cell office:value-type="string">
            <text:p>2012-12-10</text:p>
          </table:table-cell>
          <table:table-cell office:value-type="string">
            <text:p>A</text:p>
          </table:table-cell>
          <table:table-cell office:value-type="string">
            <text:p>2012-12-07</text:p>
          </table:table-cell>
          <table:table-cell office:value-type="float" office:value="673038621317">
            <text:p>6730386213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92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92">
            <text:p>1,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33986">
            <text:p>16633986</text:p>
          </table:table-cell>
          <table:table-cell office:value-type="float" office:value="198186352">
            <text:p>198186352</text:p>
          </table:table-cell>
          <table:table-cell office:value-type="string">
            <text:p>2013-09-1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6067422166">
            <text:p>2606742216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93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93">
            <text:p>1,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65909">
            <text:p>19465909</text:p>
          </table:table-cell>
          <table:table-cell office:value-type="float" office:value="159732107">
            <text:p>159732107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3-01-28</text:p>
          </table:table-cell>
          <table:table-cell office:value-type="float" office:value="24745362777">
            <text:p>247453627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8.01.2013 Triglütseriidid 1.93 mmol/L</text:p>
          </table:table-cell>
          <table:table-cell office:value-type="string">
            <text:p>Triglütseriidid 1.93 mmol/L</text:p>
          </table:table-cell>
          <table:table-cell/>
          <table:table-cell office:value-type="string">
            <text:p>Triglütseriidid</text:p>
          </table:table-cell>
          <table:table-cell office:value-type="float" office:value="1.93">
            <text:p>1,9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3189">
            <text:p>1813189</text:p>
          </table:table-cell>
          <table:table-cell office:value-type="float" office:value="121637960">
            <text:p>121637960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2-04-20</text:p>
          </table:table-cell>
          <table:table-cell office:value-type="float" office:value="89729377863">
            <text:p>8972937786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0.04.201213 : 50 : Triglütseriidid 1.93 mmol/L</text:p>
          </table:table-cell>
          <table:table-cell office:value-type="string">
            <text:p>Triglütseriidid 1.93 mmol/L</text:p>
          </table:table-cell>
          <table:table-cell/>
          <table:table-cell office:value-type="string">
            <text:p>Triglütseriidid</text:p>
          </table:table-cell>
          <table:table-cell office:value-type="float" office:value="1.93">
            <text:p>1,9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65755">
            <text:p>16265755</text:p>
          </table:table-cell>
          <table:table-cell office:value-type="float" office:value="175400756">
            <text:p>175400756</text:p>
          </table:table-cell>
          <table:table-cell office:value-type="string">
            <text:p>2013-05-03</text:p>
          </table:table-cell>
          <table:table-cell office:value-type="string">
            <text:p>S</text:p>
          </table:table-cell>
          <table:table-cell office:value-type="string">
            <text:p>2013-04-01</text:p>
          </table:table-cell>
          <table:table-cell office:value-type="float" office:value="30922031417">
            <text:p>3092203141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93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93">
            <text:p>1,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8910">
            <text:p>1898910</text:p>
          </table:table-cell>
          <table:table-cell office:value-type="float" office:value="127045594">
            <text:p>127045594</text:p>
          </table:table-cell>
          <table:table-cell office:value-type="string">
            <text:p>2012-02-23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39924614717">
            <text:p>399246147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2.02.201217 : 36 : 31 : Triglütseriidid 1.94 mmol/L</text:p>
          </table:table-cell>
          <table:table-cell office:value-type="string">
            <text:p>Triglütseriidid 1.94 mmol/L</text:p>
          </table:table-cell>
          <table:table-cell/>
          <table:table-cell office:value-type="string">
            <text:p>Triglütseriidid</text:p>
          </table:table-cell>
          <table:table-cell office:value-type="float" office:value="1.94">
            <text:p>1,9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08325">
            <text:p>808325</text:p>
          </table:table-cell>
          <table:table-cell office:value-type="float" office:value="126792110">
            <text:p>126792110</text:p>
          </table:table-cell>
          <table:table-cell office:value-type="string">
            <text:p>2012-06-15</text:p>
          </table:table-cell>
          <table:table-cell office:value-type="string">
            <text:p>S</text:p>
          </table:table-cell>
          <table:table-cell office:value-type="string">
            <text:p>2012-06-14</text:p>
          </table:table-cell>
          <table:table-cell office:value-type="float" office:value="97663632350">
            <text:p>9766363235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1.94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1.94">
            <text:p>1,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877133">
            <text:p>23877133</text:p>
          </table:table-cell>
          <table:table-cell office:value-type="float" office:value="170479334">
            <text:p>170479334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3-28</text:p>
          </table:table-cell>
          <table:table-cell office:value-type="float" office:value="26709864644">
            <text:p>267098646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94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94">
            <text:p>1,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38815">
            <text:p>11038815</text:p>
          </table:table-cell>
          <table:table-cell office:value-type="float" office:value="174411397">
            <text:p>174411397</text:p>
          </table:table-cell>
          <table:table-cell office:value-type="string">
            <text:p>2013-04-29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64109285250">
            <text:p>6410928525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95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95">
            <text:p>1,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7111">
            <text:p>1867111</text:p>
          </table:table-cell>
          <table:table-cell office:value-type="float" office:value="123043191">
            <text:p>123043191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5368613728">
            <text:p>853686137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; LDL kolesterool 3.54 mmol/l ; Triglütseriidid 1.95 mmol/L</text:p>
          </table:table-cell>
          <table:table-cell office:value-type="string">
            <text:p>Triglütseriidid 1.95 mmol/L</text:p>
          </table:table-cell>
          <table:table-cell office:value-type="string">
            <text:p><text:s/>; Kreatiini kinaas 184 U/L ; eG</text:p>
          </table:table-cell>
          <table:table-cell office:value-type="string">
            <text:p>Triglütseriidid</text:p>
          </table:table-cell>
          <table:table-cell office:value-type="float" office:value="1.95">
            <text:p>1,9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44033">
            <text:p>16544033</text:p>
          </table:table-cell>
          <table:table-cell office:value-type="float" office:value="188532331">
            <text:p>188532331</text:p>
          </table:table-cell>
          <table:table-cell office:value-type="string">
            <text:p>2013-07-17</text:p>
          </table:table-cell>
          <table:table-cell office:value-type="string">
            <text:p>S</text:p>
          </table:table-cell>
          <table:table-cell office:value-type="string">
            <text:p>2013-07-02</text:p>
          </table:table-cell>
          <table:table-cell office:value-type="float" office:value="72101733048">
            <text:p>7210173304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1.97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1.97">
            <text:p>1,9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07729">
            <text:p>19907729</text:p>
          </table:table-cell>
          <table:table-cell office:value-type="float" office:value="193297385">
            <text:p>193297385</text:p>
          </table:table-cell>
          <table:table-cell office:value-type="string">
            <text:p>2013-08-21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24951746095">
            <text:p>249517460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4.08.201316 : 29 : Triglütseriidid 1.98 mmol/L</text:p>
          </table:table-cell>
          <table:table-cell office:value-type="string">
            <text:p>Triglütseriidid 1.98 mmol/L</text:p>
          </table:table-cell>
          <table:table-cell/>
          <table:table-cell office:value-type="string">
            <text:p>Triglütseriidid</text:p>
          </table:table-cell>
          <table:table-cell office:value-type="float" office:value="1.98">
            <text:p>1,9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78791">
            <text:p>1978791</text:p>
          </table:table-cell>
          <table:table-cell office:value-type="float" office:value="123794735">
            <text:p>123794735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office:value-type="string">
            <text:p>2012-01-25</text:p>
          </table:table-cell>
          <table:table-cell office:value-type="float" office:value="26090469375">
            <text:p>260904693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5.01.201210 : 47 : 22 : Triglütseriidid 2 mmol/L</text:p>
          </table:table-cell>
          <table:table-cell office:value-type="string">
            <text:p>Triglütseriidid 2 mmol/L</text:p>
          </table:table-cell>
          <table:table-cell/>
          <table:table-cell office:value-type="string">
            <text:p>Triglütseriidid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3103">
            <text:p>1903103</text:p>
          </table:table-cell>
          <table:table-cell office:value-type="float" office:value="93016138">
            <text:p>93016138</text:p>
          </table:table-cell>
          <table:table-cell office:value-type="string">
            <text:p>2012-04-13</text:p>
          </table:table-cell>
          <table:table-cell office:value-type="string">
            <text:p>A</text:p>
          </table:table-cell>
          <table:table-cell office:value-type="string">
            <text:p>2012-04-02</text:p>
          </table:table-cell>
          <table:table-cell office:value-type="float" office:value="91017912634">
            <text:p>910179126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 - 2,01</text:p>
          </table:table-cell>
          <table:table-cell/>
          <table:table-cell office:value-type="string">
            <text:p>Trigl</text:p>
          </table:table-cell>
          <table:table-cell table:style-name="ce1" office:value-type="float" office:value="2.01">
            <text:p>2,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72685">
            <text:p>19872685</text:p>
          </table:table-cell>
          <table:table-cell office:value-type="float" office:value="170304780">
            <text:p>170304780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225243661">
            <text:p>962252436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01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2.01">
            <text:p>2,0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5645">
            <text:p>285645</text:p>
          </table:table-cell>
          <table:table-cell office:value-type="float" office:value="131445731">
            <text:p>131445731</text:p>
          </table:table-cell>
          <table:table-cell office:value-type="string">
            <text:p>2012-07-04</text:p>
          </table:table-cell>
          <table:table-cell office:value-type="string">
            <text:p>S</text:p>
          </table:table-cell>
          <table:table-cell office:value-type="string">
            <text:p>2012-06-26</text:p>
          </table:table-cell>
          <table:table-cell office:value-type="float" office:value="31641067168">
            <text:p>3164106716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03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2.03">
            <text:p>2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70954">
            <text:p>16370954</text:p>
          </table:table-cell>
          <table:table-cell office:value-type="float" office:value="212351307">
            <text:p>212351307</text:p>
          </table:table-cell>
          <table:table-cell office:value-type="string">
            <text:p>2013-09-13</text:p>
          </table:table-cell>
          <table:table-cell office:value-type="string">
            <text:p>S</text:p>
          </table:table-cell>
          <table:table-cell office:value-type="string">
            <text:p>2013-08-27</text:p>
          </table:table-cell>
          <table:table-cell office:value-type="float" office:value="57501467121">
            <text:p>575014671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04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table:style-name="ce1" office:value-type="float" office:value="2.04">
            <text:p>2,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90217">
            <text:p>21590217</text:p>
          </table:table-cell>
          <table:table-cell office:value-type="float" office:value="215520819">
            <text:p>215520819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23244825524">
            <text:p>232448255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4.51 ( 2.00 . 5.30 mmol/L ) Triglütseriidid 2.04 ( </text:p>
          </table:table-cell>
          <table:table-cell office:value-type="string">
            <text:p>Triglütseriidid 2.04 ( </text:p>
          </table:table-cell>
          <table:table-cell office:value-type="string">
            <text:p>0.45 . 2.60 mmol/L ) Kusihape 23</text:p>
          </table:table-cell>
          <table:table-cell office:value-type="string">
            <text:p>Triglütseriidid</text:p>
          </table:table-cell>
          <table:table-cell table:style-name="ce1" office:value-type="float" office:value="2.04">
            <text:p>2,0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13530">
            <text:p>19413530</text:p>
          </table:table-cell>
          <table:table-cell office:value-type="float" office:value="166225621">
            <text:p>166225621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13-02-27</text:p>
          </table:table-cell>
          <table:table-cell office:value-type="float" office:value="673030484315">
            <text:p>6730304843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7.02.201318 : 26 : Triglütseriidid 2.05 mmol/L</text:p>
          </table:table-cell>
          <table:table-cell office:value-type="string">
            <text:p>Triglütseriidid 2.05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2.05">
            <text:p>2,0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67087">
            <text:p>20367087</text:p>
          </table:table-cell>
          <table:table-cell office:value-type="float" office:value="179031827">
            <text:p>179031827</text:p>
          </table:table-cell>
          <table:table-cell office:value-type="string">
            <text:p>2013-05-22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76222478159">
            <text:p>762224781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,49 mmol/L ; LDL 4,78 mmol/L ; Trigl 2,07 mmol/L</text:p>
          </table:table-cell>
          <table:table-cell office:value-type="string">
            <text:p>Trigl 2,07 mmol/L</text:p>
          </table:table-cell>
          <table:table-cell office:value-type="string">
            <text:p><text:s/>; CRP 9,9 mg/l ( natuke kõrge )</text:p>
          </table:table-cell>
          <table:table-cell office:value-type="string">
            <text:p>Trigl</text:p>
          </table:table-cell>
          <table:table-cell table:style-name="ce1" office:value-type="float" office:value="2.07">
            <text:p>2,0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55712">
            <text:p>23255712</text:p>
          </table:table-cell>
          <table:table-cell office:value-type="float" office:value="181600025">
            <text:p>181600025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3-15</text:p>
          </table:table-cell>
          <table:table-cell office:value-type="float" office:value="93453896417">
            <text:p>934538964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2.67 ( 1.40 . 4.70 mmol/L ) Triglütseriidid 2.08 ( </text:p>
          </table:table-cell>
          <table:table-cell office:value-type="string">
            <text:p>Triglütseriidid 2.08 ( </text:p>
          </table:table-cell>
          <table:table-cell office:value-type="string">
            <text:p>0.45 . 2.60 mmol/L ) eGFR 86 ( &gt;</text:p>
          </table:table-cell>
          <table:table-cell office:value-type="string">
            <text:p>Triglütseriidid</text:p>
          </table:table-cell>
          <table:table-cell table:style-name="ce1" office:value-type="float" office:value="2.08">
            <text:p>2,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2450">
            <text:p>552450</text:p>
          </table:table-cell>
          <table:table-cell office:value-type="float" office:value="142695116">
            <text:p>142695116</text:p>
          </table:table-cell>
          <table:table-cell office:value-type="string">
            <text:p>2012-10-11</text:p>
          </table:table-cell>
          <table:table-cell office:value-type="string">
            <text:p>S</text:p>
          </table:table-cell>
          <table:table-cell office:value-type="string">
            <text:p>2012-10-06</text:p>
          </table:table-cell>
          <table:table-cell office:value-type="float" office:value="68916024884">
            <text:p>6891602488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10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2.1">
            <text:p>2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15321">
            <text:p>4515321</text:p>
          </table:table-cell>
          <table:table-cell office:value-type="float" office:value="79941638">
            <text:p>79941638</text:p>
          </table:table-cell>
          <table:table-cell office:value-type="string">
            <text:p>2011-12-27</text:p>
          </table:table-cell>
          <table:table-cell office:value-type="string">
            <text:p>A</text:p>
          </table:table-cell>
          <table:table-cell office:value-type="string">
            <text:p>2011-11-11</text:p>
          </table:table-cell>
          <table:table-cell office:value-type="float" office:value="30657330628">
            <text:p>306573306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12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2.12">
            <text:p>2,1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01208">
            <text:p>18201208</text:p>
          </table:table-cell>
          <table:table-cell office:value-type="float" office:value="161096364">
            <text:p>161096364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673030396499">
            <text:p>6730303964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9.01.201311 : 59 : triglütseriidid 2.12 mmol/L</text:p>
          </table:table-cell>
          <table:table-cell office:value-type="string">
            <text:p>triglütseriidid 2.12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2.12">
            <text:p>2,1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8736">
            <text:p>348736</text:p>
          </table:table-cell>
          <table:table-cell office:value-type="float" office:value="90495284">
            <text:p>90495284</text:p>
          </table:table-cell>
          <table:table-cell office:value-type="string">
            <text:p>2012-03-23</text:p>
          </table:table-cell>
          <table:table-cell office:value-type="string">
            <text:p>S</text:p>
          </table:table-cell>
          <table:table-cell office:value-type="string">
            <text:p>2012-03-22</text:p>
          </table:table-cell>
          <table:table-cell office:value-type="float" office:value="36978421074">
            <text:p>3697842107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16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2.16">
            <text:p>2,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51967">
            <text:p>13351967</text:p>
          </table:table-cell>
          <table:table-cell office:value-type="float" office:value="215567015">
            <text:p>215567015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72171324820">
            <text:p>721713248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4.61 ( 2.00 . 5.30 mmol/L ) Triglütseriidid 2.17 ( </text:p>
          </table:table-cell>
          <table:table-cell office:value-type="string">
            <text:p>Triglütseriidid 2.17 ( </text:p>
          </table:table-cell>
          <table:table-cell office:value-type="string">
            <text:p>0.45 . 2.60 mmol/L ) Kusihape 27</text:p>
          </table:table-cell>
          <table:table-cell office:value-type="string">
            <text:p>Triglütseriidid</text:p>
          </table:table-cell>
          <table:table-cell office:value-type="float" office:value="2.17">
            <text:p>2,1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2337">
            <text:p>2392337</text:p>
          </table:table-cell>
          <table:table-cell office:value-type="float" office:value="147306040">
            <text:p>147306040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59312043239">
            <text:p>5931204323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7.11.201216 : 49 : Triglütseriidid 2.19 mmol/L</text:p>
          </table:table-cell>
          <table:table-cell office:value-type="string">
            <text:p>Triglütseriidid 2.19 mmol/L</text:p>
          </table:table-cell>
          <table:table-cell/>
          <table:table-cell office:value-type="string">
            <text:p>Triglütseriidid</text:p>
          </table:table-cell>
          <table:table-cell office:value-type="float" office:value="2.19">
            <text:p>2,1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64385">
            <text:p>12864385</text:p>
          </table:table-cell>
          <table:table-cell office:value-type="float" office:value="184395337">
            <text:p>184395337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office:value-type="string">
            <text:p>2013-06-19</text:p>
          </table:table-cell>
          <table:table-cell office:value-type="float" office:value="51349394745">
            <text:p>513493947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20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table:style-name="ce1" office:value-type="float" office:value="2.2">
            <text:p>2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93372">
            <text:p>17393372</text:p>
          </table:table-cell>
          <table:table-cell office:value-type="float" office:value="197808836">
            <text:p>197808836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673030434312">
            <text:p>6730304343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1.09.201310 : 04 : triglütseriidid 2.20 ( </text:p>
          </table:table-cell>
          <table:table-cell office:value-type="string">
            <text:p>triglütseriidid 2.20 ( </text:p>
          </table:table-cell>
          <table:table-cell office:value-type="string">
            <text:p>2.20 ) mmol/L</text:p>
          </table:table-cell>
          <table:table-cell office:value-type="string">
            <text:p>triglütseriidid</text:p>
          </table:table-cell>
          <table:table-cell table:style-name="ce1" office:value-type="float" office:value="2.2">
            <text:p>2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87173">
            <text:p>7187173</text:p>
          </table:table-cell>
          <table:table-cell office:value-type="float" office:value="123420774">
            <text:p>123420774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office:value-type="string">
            <text:p>2012-05-28</text:p>
          </table:table-cell>
          <table:table-cell office:value-type="float" office:value="39802295195">
            <text:p>3980229519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20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2.2">
            <text:p>2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82565">
            <text:p>17682565</text:p>
          </table:table-cell>
          <table:table-cell office:value-type="float" office:value="164311973">
            <text:p>164311973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0345187364">
            <text:p>203451873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<text:s/>; HDL kolesterool 1.2 mmol/l ; Triglütseriidid 2.20 mmol/L</text:p>
          </table:table-cell>
          <table:table-cell office:value-type="string">
            <text:p>Triglütseriidid 2.20 mmol/L</text:p>
          </table:table-cell>
          <table:table-cell office:value-type="string">
            <text:p><text:s/>; HbA1c 5.9 %</text:p>
          </table:table-cell>
          <table:table-cell office:value-type="string">
            <text:p>Triglütseriidid</text:p>
          </table:table-cell>
          <table:table-cell table:style-name="ce1" office:value-type="float" office:value="2.2">
            <text:p>2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3801">
            <text:p>1913801</text:p>
          </table:table-cell>
          <table:table-cell office:value-type="float" office:value="127947595">
            <text:p>127947595</text:p>
          </table:table-cell>
          <table:table-cell office:value-type="string">
            <text:p>2012-07-04</text:p>
          </table:table-cell>
          <table:table-cell office:value-type="string">
            <text:p>A</text:p>
          </table:table-cell>
          <table:table-cell office:value-type="string">
            <text:p>2012-07-03</text:p>
          </table:table-cell>
          <table:table-cell office:value-type="float" office:value="65273984148">
            <text:p>652739841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3.07.201213 : 18 : Triglütseriidid 2.22 mmol/L</text:p>
          </table:table-cell>
          <table:table-cell office:value-type="string">
            <text:p>Triglütseriidid 2.22 mmol/L</text:p>
          </table:table-cell>
          <table:table-cell/>
          <table:table-cell office:value-type="string">
            <text:p>Triglütseriidid</text:p>
          </table:table-cell>
          <table:table-cell office:value-type="float" office:value="2.22">
            <text:p>2,2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31279">
            <text:p>16931279</text:p>
          </table:table-cell>
          <table:table-cell office:value-type="float" office:value="184091479">
            <text:p>184091479</text:p>
          </table:table-cell>
          <table:table-cell office:value-type="string">
            <text:p>2013-06-19</text:p>
          </table:table-cell>
          <table:table-cell office:value-type="string">
            <text:p>S</text:p>
          </table:table-cell>
          <table:table-cell office:value-type="string">
            <text:p>2013-06-04</text:p>
          </table:table-cell>
          <table:table-cell office:value-type="float" office:value="18589356355">
            <text:p>185893563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23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2.23">
            <text:p>2,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36949">
            <text:p>4636949</text:p>
          </table:table-cell>
          <table:table-cell office:value-type="float" office:value="85858506">
            <text:p>85858506</text:p>
          </table:table-cell>
          <table:table-cell office:value-type="string">
            <text:p>2012-03-06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24092266416">
            <text:p>240922664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24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2.24">
            <text:p>2,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40587">
            <text:p>16840587</text:p>
          </table:table-cell>
          <table:table-cell office:value-type="float" office:value="155231813">
            <text:p>155231813</text:p>
          </table:table-cell>
          <table:table-cell office:value-type="string">
            <text:p>2012-12-17</text:p>
          </table:table-cell>
          <table:table-cell office:value-type="string">
            <text:p>S</text:p>
          </table:table-cell>
          <table:table-cell office:value-type="string">
            <text:p>2012-12-11</text:p>
          </table:table-cell>
          <table:table-cell office:value-type="float" office:value="75051255183">
            <text:p>7505125518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24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2.24">
            <text:p>2,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51277">
            <text:p>21551277</text:p>
          </table:table-cell>
          <table:table-cell office:value-type="float" office:value="184258850">
            <text:p>184258850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673033528840">
            <text:p>6730335288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3.53 ( 1.40 . 4.70 mmol/L ) Triglütseriidid 2.25 ( </text:p>
          </table:table-cell>
          <table:table-cell office:value-type="string">
            <text:p>Triglütseriidid 2.25 ( </text:p>
          </table:table-cell>
          <table:table-cell office:value-type="string">
            <text:p>0.45 . 2.60 mmol/L ) TSH 2.22 ( </text:p>
          </table:table-cell>
          <table:table-cell office:value-type="string">
            <text:p>Triglütseriidid</text:p>
          </table:table-cell>
          <table:table-cell office:value-type="float" office:value="2.25">
            <text:p>2,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69188">
            <text:p>2769188</text:p>
          </table:table-cell>
          <table:table-cell office:value-type="float" office:value="150626758">
            <text:p>150626758</text:p>
          </table:table-cell>
          <table:table-cell office:value-type="string">
            <text:p>2012-11-08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83208566785">
            <text:p>832085667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7.11.201218 : 05 : Triglütseriidid 2.25 mmol/L</text:p>
          </table:table-cell>
          <table:table-cell office:value-type="string">
            <text:p>Triglütseriidid 2.25 mmol/L</text:p>
          </table:table-cell>
          <table:table-cell/>
          <table:table-cell office:value-type="string">
            <text:p>Triglütseriidid</text:p>
          </table:table-cell>
          <table:table-cell office:value-type="float" office:value="2.25">
            <text:p>2,2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72402">
            <text:p>16472402</text:p>
          </table:table-cell>
          <table:table-cell office:value-type="float" office:value="217303816">
            <text:p>217303816</text:p>
          </table:table-cell>
          <table:table-cell office:value-type="string">
            <text:p>2013-12-19</text:p>
          </table:table-cell>
          <table:table-cell office:value-type="string">
            <text:p>S</text:p>
          </table:table-cell>
          <table:table-cell office:value-type="string">
            <text:p>2013-12-09</text:p>
          </table:table-cell>
          <table:table-cell office:value-type="float" office:value="46888954323">
            <text:p>4688895432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2.21 ( 2.00 . 5.30 mmol/L ) Triglütseriidid 2.25 ( </text:p>
          </table:table-cell>
          <table:table-cell office:value-type="string">
            <text:p>Triglütseriidid 2.25 ( </text:p>
          </table:table-cell>
          <table:table-cell office:value-type="string">
            <text:p>0.45 . 2.60 mmol/L ) eGFR 131 ( </text:p>
          </table:table-cell>
          <table:table-cell office:value-type="string">
            <text:p>Triglütseriidid</text:p>
          </table:table-cell>
          <table:table-cell office:value-type="float" office:value="2.25">
            <text:p>2,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516088">
            <text:p>16516088</text:p>
          </table:table-cell>
          <table:table-cell office:value-type="float" office:value="196969144">
            <text:p>196969144</text:p>
          </table:table-cell>
          <table:table-cell office:value-type="string">
            <text:p>2013-09-11</text:p>
          </table:table-cell>
          <table:table-cell office:value-type="string">
            <text:p>S</text:p>
          </table:table-cell>
          <table:table-cell office:value-type="string">
            <text:p>2013-08-25</text:p>
          </table:table-cell>
          <table:table-cell office:value-type="float" office:value="20812572318">
            <text:p>208125723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27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2.27">
            <text:p>2,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9188">
            <text:p>789188</text:p>
          </table:table-cell>
          <table:table-cell office:value-type="float" office:value="84612350">
            <text:p>84612350</text:p>
          </table:table-cell>
          <table:table-cell office:value-type="string">
            <text:p>2012-02-14</text:p>
          </table:table-cell>
          <table:table-cell office:value-type="string">
            <text:p>S</text:p>
          </table:table-cell>
          <table:table-cell office:value-type="string">
            <text:p>2012-02-02</text:p>
          </table:table-cell>
          <table:table-cell office:value-type="float" office:value="50561629055">
            <text:p>5056162905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27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2.27">
            <text:p>2,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82709">
            <text:p>19582709</text:p>
          </table:table-cell>
          <table:table-cell office:value-type="float" office:value="208066199">
            <text:p>208066199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0-21</text:p>
          </table:table-cell>
          <table:table-cell office:value-type="float" office:value="673030547867">
            <text:p>6730305478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1.10.201310 : 18 : 00 : Triglütseriidid 2.27 mmol/L</text:p>
          </table:table-cell>
          <table:table-cell office:value-type="string">
            <text:p>Triglütseriidid 2.27 mmol/L</text:p>
          </table:table-cell>
          <table:table-cell/>
          <table:table-cell office:value-type="string">
            <text:p>Triglütseriidid</text:p>
          </table:table-cell>
          <table:table-cell office:value-type="float" office:value="2.27">
            <text:p>2,2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86218">
            <text:p>17786218</text:p>
          </table:table-cell>
          <table:table-cell office:value-type="float" office:value="156863590">
            <text:p>156863590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92025113410">
            <text:p>920251134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4.01.201318 : 54 : Triglütseriidid 2.27 mmol/L</text:p>
          </table:table-cell>
          <table:table-cell office:value-type="string">
            <text:p>Triglütseriidid 2.27 mmol/L</text:p>
          </table:table-cell>
          <table:table-cell/>
          <table:table-cell office:value-type="string">
            <text:p>Triglütseriidid</text:p>
          </table:table-cell>
          <table:table-cell office:value-type="float" office:value="2.27">
            <text:p>2,2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74773">
            <text:p>21774773</text:p>
          </table:table-cell>
          <table:table-cell office:value-type="float" office:value="168075058">
            <text:p>168075058</text:p>
          </table:table-cell>
          <table:table-cell office:value-type="string">
            <text:p>2013-03-21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41265975249">
            <text:p>412659752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29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2.29">
            <text:p>2,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718255">
            <text:p>24718255</text:p>
          </table:table-cell>
          <table:table-cell office:value-type="float" office:value="210231304">
            <text:p>210231304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1-13</text:p>
          </table:table-cell>
          <table:table-cell office:value-type="float" office:value="68929846988">
            <text:p>689298469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29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2.29">
            <text:p>2,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40100">
            <text:p>16940100</text:p>
          </table:table-cell>
          <table:table-cell office:value-type="float" office:value="218526426">
            <text:p>218526426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50912560398">
            <text:p>509125603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0.12.201314 : 48 : Triglütseriidid 2.29 mmol/L</text:p>
          </table:table-cell>
          <table:table-cell office:value-type="string">
            <text:p>Triglütseriidid 2.29 mmol/L</text:p>
          </table:table-cell>
          <table:table-cell office:value-type="string">
            <text:p><text:s/>[ norm 0.45 - 2.60 ]</text:p>
          </table:table-cell>
          <table:table-cell office:value-type="string">
            <text:p>Triglütseriidid</text:p>
          </table:table-cell>
          <table:table-cell office:value-type="float" office:value="2.29">
            <text:p>2,2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34752">
            <text:p>734752</text:p>
          </table:table-cell>
          <table:table-cell office:value-type="float" office:value="141693068">
            <text:p>141693068</text:p>
          </table:table-cell>
          <table:table-cell office:value-type="string">
            <text:p>2012-10-02</text:p>
          </table:table-cell>
          <table:table-cell office:value-type="string">
            <text:p>S</text:p>
          </table:table-cell>
          <table:table-cell office:value-type="string">
            <text:p>2012-09-25</text:p>
          </table:table-cell>
          <table:table-cell office:value-type="float" office:value="41349524594">
            <text:p>4134952459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29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2.29">
            <text:p>2,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60300">
            <text:p>11960300</text:p>
          </table:table-cell>
          <table:table-cell office:value-type="float" office:value="178138885">
            <text:p>178138885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55973277464">
            <text:p>559732774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33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2.33">
            <text:p>2,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98022">
            <text:p>12498022</text:p>
          </table:table-cell>
          <table:table-cell office:value-type="float" office:value="183104511">
            <text:p>183104511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4-29</text:p>
          </table:table-cell>
          <table:table-cell office:value-type="float" office:value="72916310147">
            <text:p>729163101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34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2.34">
            <text:p>2,3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40894">
            <text:p>18940894</text:p>
          </table:table-cell>
          <table:table-cell office:value-type="float" office:value="175871257">
            <text:p>175871257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5-03</text:p>
          </table:table-cell>
          <table:table-cell office:value-type="float" office:value="65409249298">
            <text:p>654092492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3.05.201320 : 28 : Triglütseriidid 2.35 mmol/L</text:p>
          </table:table-cell>
          <table:table-cell office:value-type="string">
            <text:p>Triglütseriidid 2.35 mmol/L</text:p>
          </table:table-cell>
          <table:table-cell/>
          <table:table-cell office:value-type="string">
            <text:p>Triglütseriidid</text:p>
          </table:table-cell>
          <table:table-cell office:value-type="float" office:value="2.35">
            <text:p>2,3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278153">
            <text:p>17278153</text:p>
          </table:table-cell>
          <table:table-cell office:value-type="float" office:value="173700182">
            <text:p>173700182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4-04</text:p>
          </table:table-cell>
          <table:table-cell office:value-type="float" office:value="673030417441">
            <text:p>6730304174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4.04.201312 : 13 : triglütseriidid 2.35 mmol/L</text:p>
          </table:table-cell>
          <table:table-cell office:value-type="string">
            <text:p>triglütseriidid 2.35 mmol/L</text:p>
          </table:table-cell>
          <table:table-cell/>
          <table:table-cell office:value-type="string">
            <text:p>triglütseriidid</text:p>
          </table:table-cell>
          <table:table-cell office:value-type="float" office:value="2.35">
            <text:p>2,3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34646">
            <text:p>18434646</text:p>
          </table:table-cell>
          <table:table-cell office:value-type="float" office:value="178660626">
            <text:p>178660626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95303199051">
            <text:p>953031990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4.05.201313 : 44 : triglütseriidid 2.35 mmol/L</text:p>
          </table:table-cell>
          <table:table-cell office:value-type="string">
            <text:p>triglütseriidid 2.35 mmol/L</text:p>
          </table:table-cell>
          <table:table-cell/>
          <table:table-cell office:value-type="string">
            <text:p>triglütseriidid</text:p>
          </table:table-cell>
          <table:table-cell office:value-type="float" office:value="2.35">
            <text:p>2,3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08723">
            <text:p>19808723</text:p>
          </table:table-cell>
          <table:table-cell office:value-type="float" office:value="181200928">
            <text:p>181200928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673030345208">
            <text:p>67303034520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2.05.201315 : 05 : 12 : Triglütseriidid 2.36 mmol/L</text:p>
          </table:table-cell>
          <table:table-cell office:value-type="string">
            <text:p>Triglütseriidid 2.36 mmol/L</text:p>
          </table:table-cell>
          <table:table-cell/>
          <table:table-cell office:value-type="string">
            <text:p>Triglütseriidid</text:p>
          </table:table-cell>
          <table:table-cell office:value-type="float" office:value="2.36">
            <text:p>2,3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76288">
            <text:p>17076288</text:p>
          </table:table-cell>
          <table:table-cell office:value-type="float" office:value="172858487">
            <text:p>172858487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673030493160">
            <text:p>6730304931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7.04.201318 : 22 : Triglütseriidid 2.36 mmol/L</text:p>
          </table:table-cell>
          <table:table-cell office:value-type="string">
            <text:p>Triglütseriidid 2.36 mmol/L</text:p>
          </table:table-cell>
          <table:table-cell/>
          <table:table-cell office:value-type="string">
            <text:p>Triglütseriidid</text:p>
          </table:table-cell>
          <table:table-cell office:value-type="float" office:value="2.36">
            <text:p>2,3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90458">
            <text:p>4390458</text:p>
          </table:table-cell>
          <table:table-cell office:value-type="float" office:value="123621100">
            <text:p>123621100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office:value-type="string">
            <text:p>2012-05-09</text:p>
          </table:table-cell>
          <table:table-cell office:value-type="float" office:value="75246346043">
            <text:p>752463460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36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2.36">
            <text:p>2,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87977">
            <text:p>17487977</text:p>
          </table:table-cell>
          <table:table-cell office:value-type="float" office:value="214550269">
            <text:p>214550269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2-06</text:p>
          </table:table-cell>
          <table:table-cell office:value-type="float" office:value="673030577337">
            <text:p>6730305773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6.12.201316 : 24 : Triglütseriidid 2.38 mmol/L</text:p>
          </table:table-cell>
          <table:table-cell office:value-type="string">
            <text:p>Triglütseriidid 2.38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office:value-type="float" office:value="2.38">
            <text:p>2,3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57601">
            <text:p>22957601</text:p>
          </table:table-cell>
          <table:table-cell office:value-type="float" office:value="206877616">
            <text:p>206877616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55943770664">
            <text:p>559437706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39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2.39">
            <text:p>2,3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52042">
            <text:p>23052042</text:p>
          </table:table-cell>
          <table:table-cell office:value-type="float" office:value="196945178">
            <text:p>196945178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54314540825">
            <text:p>543145408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3.95 ( 1.40 . 4.70 mmol/L ) Triglütseriidid 2.40 ( </text:p>
          </table:table-cell>
          <table:table-cell office:value-type="string">
            <text:p>Triglütseriidid 2.40 ( </text:p>
          </table:table-cell>
          <table:table-cell office:value-type="string">
            <text:p>0.45 . 2.60 mmol/L ) Kusihape 29</text:p>
          </table:table-cell>
          <table:table-cell office:value-type="string">
            <text:p>Triglütseriidid</text:p>
          </table:table-cell>
          <table:table-cell table:style-name="ce1" office:value-type="float" office:value="2.4">
            <text:p>2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45472">
            <text:p>18445472</text:p>
          </table:table-cell>
          <table:table-cell office:value-type="float" office:value="218092597">
            <text:p>218092597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2-19</text:p>
          </table:table-cell>
          <table:table-cell office:value-type="float" office:value="82022996579">
            <text:p>820229965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9.12.201316 : 08 : Triglütseriidid 2.46 mmol/L</text:p>
          </table:table-cell>
          <table:table-cell office:value-type="string">
            <text:p>Triglütseriidid 2.46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office:value-type="float" office:value="2.46">
            <text:p>2,4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65397">
            <text:p>24665397</text:p>
          </table:table-cell>
          <table:table-cell office:value-type="float" office:value="207967773">
            <text:p>207967773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42042989127">
            <text:p>420429891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46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2.46">
            <text:p>2,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10995">
            <text:p>20610995</text:p>
          </table:table-cell>
          <table:table-cell office:value-type="float" office:value="190492709">
            <text:p>190492709</text:p>
          </table:table-cell>
          <table:table-cell office:value-type="string">
            <text:p>2013-07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462838829">
            <text:p>314628388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A1c -9,7 % peale aanalüüsidi- - trigl - 2,5 mmol / l</text:p>
          </table:table-cell>
          <table:table-cell office:value-type="string">
            <text:p>trigl - 2,5 mmol / l</text:p>
          </table:table-cell>
          <table:table-cell office:value-type="string">
            <text:p><text:s/>Soovitan Tabl Metforal 1.0 * 3 </text:p>
          </table:table-cell>
          <table:table-cell office:value-type="string">
            <text:p>trigl</text:p>
          </table:table-cell>
          <table:table-cell table:style-name="ce1" office:value-type="float" office:value="2.5">
            <text:p>2,5</text:p>
          </table:table-cell>
          <table:table-cell table:number-columns-repeated="2" office:value-type="string">
            <text:p>NULL</text:p>
          </table:table-cell>
          <table:table-cell office:value-type="string">
            <text:p>mmol / 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4189">
            <text:p>784189</text:p>
          </table:table-cell>
          <table:table-cell office:value-type="float" office:value="126782978">
            <text:p>126782978</text:p>
          </table:table-cell>
          <table:table-cell office:value-type="string">
            <text:p>2012-06-11</text:p>
          </table:table-cell>
          <table:table-cell office:value-type="string">
            <text:p>S</text:p>
          </table:table-cell>
          <table:table-cell office:value-type="string">
            <text:p>2012-06-04</text:p>
          </table:table-cell>
          <table:table-cell office:value-type="float" office:value="10965330504">
            <text:p>1096533050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53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2.53">
            <text:p>2,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55412">
            <text:p>10355412</text:p>
          </table:table-cell>
          <table:table-cell office:value-type="float" office:value="163339537">
            <text:p>163339537</text:p>
          </table:table-cell>
          <table:table-cell office:value-type="string">
            <text:p>2013-02-18</text:p>
          </table:table-cell>
          <table:table-cell office:value-type="string">
            <text:p>S</text:p>
          </table:table-cell>
          <table:table-cell office:value-type="string">
            <text:p>2013-02-11</text:p>
          </table:table-cell>
          <table:table-cell office:value-type="float" office:value="76363330877">
            <text:p>7636333087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54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2.54">
            <text:p>2,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63025">
            <text:p>19563025</text:p>
          </table:table-cell>
          <table:table-cell office:value-type="float" office:value="197473124">
            <text:p>197473124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673030489595">
            <text:p>6730304895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0.09.201311 : 11 : 59 : Triglütseriidid 2.59 mmol/L</text:p>
          </table:table-cell>
          <table:table-cell office:value-type="string">
            <text:p>Triglütseriidid 2.59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office:value-type="float" office:value="2.59">
            <text:p>2,5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93249">
            <text:p>3593249</text:p>
          </table:table-cell>
          <table:table-cell office:value-type="float" office:value="135718191">
            <text:p>135718191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office:value-type="string">
            <text:p>2012-08-16</text:p>
          </table:table-cell>
          <table:table-cell office:value-type="float" office:value="78406655537">
            <text:p>784066555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Kolesterool 06.20128,4 Trigl 2,6 </text:p>
          </table:table-cell>
          <table:table-cell office:value-type="string">
            <text:p>Trigl 2,6 </text:p>
          </table:table-cell>
          <table:table-cell office:value-type="string">
            <text:p>TSH 2,511.06.2012 Võtis kaalus a</text:p>
          </table:table-cell>
          <table:table-cell office:value-type="string">
            <text:p>Trigl</text:p>
          </table:table-cell>
          <table:table-cell table:style-name="ce1" office:value-type="float" office:value="2.6">
            <text:p>2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43145">
            <text:p>2543145</text:p>
          </table:table-cell>
          <table:table-cell office:value-type="float" office:value="153973514">
            <text:p>153973514</text:p>
          </table:table-cell>
          <table:table-cell office:value-type="string">
            <text:p>2012-12-21</text:p>
          </table:table-cell>
          <table:table-cell office:value-type="string">
            <text:p>A</text:p>
          </table:table-cell>
          <table:table-cell office:value-type="string">
            <text:p>2012-12-07</text:p>
          </table:table-cell>
          <table:table-cell office:value-type="float" office:value="83523434639">
            <text:p>8352343463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7.12.2012 Triglütseriidid 2.60 mmol/L</text:p>
          </table:table-cell>
          <table:table-cell office:value-type="string">
            <text:p>Triglütseriidid 2.60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2.6">
            <text:p>2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10808">
            <text:p>8710808</text:p>
          </table:table-cell>
          <table:table-cell office:value-type="float" office:value="139669192">
            <text:p>139669192</text:p>
          </table:table-cell>
          <table:table-cell office:value-type="string">
            <text:p>2012-08-22</text:p>
          </table:table-cell>
          <table:table-cell office:value-type="string">
            <text:p>A</text:p>
          </table:table-cell>
          <table:table-cell office:value-type="string">
            <text:p>2012-08-14</text:p>
          </table:table-cell>
          <table:table-cell office:value-type="float" office:value="59671336528">
            <text:p>5967133652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61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2.61">
            <text:p>2,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751147">
            <text:p>7751147</text:p>
          </table:table-cell>
          <table:table-cell office:value-type="float" office:value="82536134">
            <text:p>82536134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02</text:p>
          </table:table-cell>
          <table:table-cell office:value-type="float" office:value="93377658223">
            <text:p>9337765822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62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2.62">
            <text:p>2,6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93501">
            <text:p>593501</text:p>
          </table:table-cell>
          <table:table-cell office:value-type="float" office:value="151123037">
            <text:p>151123037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office:value-type="string">
            <text:p>2012-11-22</text:p>
          </table:table-cell>
          <table:table-cell office:value-type="float" office:value="42034053889">
            <text:p>4203405388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64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2.64">
            <text:p>2,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06462">
            <text:p>14506462</text:p>
          </table:table-cell>
          <table:table-cell office:value-type="float" office:value="214811655">
            <text:p>214811655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673030576457">
            <text:p>67303057645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65 </text:p>
          </table:table-cell>
          <table:table-cell office:value-type="string">
            <text:p>↑ ( 0.45 . 2.60 mmol/L )</text:p>
          </table:table-cell>
          <table:table-cell office:value-type="string">
            <text:p>Triglütseriidid</text:p>
          </table:table-cell>
          <table:table-cell office:value-type="float" office:value="2.65">
            <text:p>2,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81457">
            <text:p>10881457</text:p>
          </table:table-cell>
          <table:table-cell office:value-type="float" office:value="181041955">
            <text:p>181041955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86744096670">
            <text:p>867440966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mol/l HbA1c 01.02.201314 : 08 : Triglütseriidid 2.67 mmol/L</text:p>
          </table:table-cell>
          <table:table-cell office:value-type="string">
            <text:p>Triglütseriidid 2.67 mmol/L</text:p>
          </table:table-cell>
          <table:table-cell office:value-type="string">
            <text:p><text:s/>01.02.201313 : 52 : HbA1c 9.2 %</text:p>
          </table:table-cell>
          <table:table-cell office:value-type="string">
            <text:p>Triglütseriidid</text:p>
          </table:table-cell>
          <table:table-cell office:value-type="float" office:value="2.67">
            <text:p>2,6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76891">
            <text:p>4776891</text:p>
          </table:table-cell>
          <table:table-cell office:value-type="float" office:value="143441304">
            <text:p>143441304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office:value-type="string">
            <text:p>2012-10-16</text:p>
          </table:table-cell>
          <table:table-cell office:value-type="float" office:value="52456824320">
            <text:p>524568243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67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2.67">
            <text:p>2,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43362">
            <text:p>4743362</text:p>
          </table:table-cell>
          <table:table-cell office:value-type="float" office:value="150002678">
            <text:p>150002678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1-19</text:p>
          </table:table-cell>
          <table:table-cell office:value-type="float" office:value="22264927046">
            <text:p>222649270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68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2.68">
            <text:p>2,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124476">
            <text:p>14124476</text:p>
          </table:table-cell>
          <table:table-cell office:value-type="float" office:value="185695786">
            <text:p>185695786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2013-06-25</text:p>
          </table:table-cell>
          <table:table-cell office:value-type="float" office:value="88559398944">
            <text:p>8855939894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69 </text:p>
          </table:table-cell>
          <table:table-cell office:value-type="string">
            <text:p>↑ ( 0.45 . 2.60 mmol/L )</text:p>
          </table:table-cell>
          <table:table-cell office:value-type="string">
            <text:p>Triglütseriidid</text:p>
          </table:table-cell>
          <table:table-cell office:value-type="float" office:value="2.69">
            <text:p>2,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49949">
            <text:p>6049949</text:p>
          </table:table-cell>
          <table:table-cell office:value-type="float" office:value="88421052">
            <text:p>88421052</text:p>
          </table:table-cell>
          <table:table-cell office:value-type="string">
            <text:p>2012-04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5854954826">
            <text:p>3585495482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<text:s/>Neut 0,97 -&gt; 1,42 ; Chol 5,8 ; Trigl 2,71 </text:p>
          </table:table-cell>
          <table:table-cell office:value-type="string">
            <text:p>Trigl 2,71 </text:p>
          </table:table-cell>
          <table:table-cell office:value-type="string">
            <text:p>; LDL 3,36 .</text:p>
          </table:table-cell>
          <table:table-cell office:value-type="string">
            <text:p>Trigl</text:p>
          </table:table-cell>
          <table:table-cell office:value-type="float" office:value="2.71">
            <text:p>2,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93444">
            <text:p>16793444</text:p>
          </table:table-cell>
          <table:table-cell office:value-type="float" office:value="196387083">
            <text:p>196387083</text:p>
          </table:table-cell>
          <table:table-cell office:value-type="string">
            <text:p>2013-09-09</text:p>
          </table:table-cell>
          <table:table-cell office:value-type="string">
            <text:p>S</text:p>
          </table:table-cell>
          <table:table-cell office:value-type="string">
            <text:p>2013-09-03</text:p>
          </table:table-cell>
          <table:table-cell office:value-type="float" office:value="27791632038">
            <text:p>2779163203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72 </text:p>
          </table:table-cell>
          <table:table-cell office:value-type="string">
            <text:p>↑ ( 0.45 . 2.60 mmol/L )</text:p>
          </table:table-cell>
          <table:table-cell office:value-type="string">
            <text:p>Triglütseriidid</text:p>
          </table:table-cell>
          <table:table-cell office:value-type="float" office:value="2.72">
            <text:p>2,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3518">
            <text:p>663518</text:p>
          </table:table-cell>
          <table:table-cell office:value-type="float" office:value="90498380">
            <text:p>90498380</text:p>
          </table:table-cell>
          <table:table-cell office:value-type="string">
            <text:p>2012-04-12</text:p>
          </table:table-cell>
          <table:table-cell office:value-type="string">
            <text:p>S</text:p>
          </table:table-cell>
          <table:table-cell office:value-type="string">
            <text:p>2012-04-04</text:p>
          </table:table-cell>
          <table:table-cell office:value-type="float" office:value="78181391640">
            <text:p>7818139164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73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2.73">
            <text:p>2,7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29365">
            <text:p>19829365</text:p>
          </table:table-cell>
          <table:table-cell office:value-type="float" office:value="208911411">
            <text:p>208911411</text:p>
          </table:table-cell>
          <table:table-cell office:value-type="string">
            <text:p>2013-11-13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673030515528">
            <text:p>6730305155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2.11.201313 : 56 : Triglütseriidid 2.74 mmol/L</text:p>
          </table:table-cell>
          <table:table-cell office:value-type="string">
            <text:p>Triglütseriidid 2.74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office:value-type="float" office:value="2.74">
            <text:p>2,7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922727">
            <text:p>16922727</text:p>
          </table:table-cell>
          <table:table-cell office:value-type="float" office:value="213432170">
            <text:p>213432170</text:p>
          </table:table-cell>
          <table:table-cell office:value-type="string">
            <text:p>2013-12-04</text:p>
          </table:table-cell>
          <table:table-cell office:value-type="string">
            <text:p>S</text:p>
          </table:table-cell>
          <table:table-cell office:value-type="string">
            <text:p>2013-11-19</text:p>
          </table:table-cell>
          <table:table-cell office:value-type="float" office:value="45769425957">
            <text:p>4576942595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77 </text:p>
          </table:table-cell>
          <table:table-cell office:value-type="string">
            <text:p>↑ ( 0.45 . 2.60 mmol/L )</text:p>
          </table:table-cell>
          <table:table-cell office:value-type="string">
            <text:p>Triglütseriidid</text:p>
          </table:table-cell>
          <table:table-cell office:value-type="float" office:value="2.77">
            <text:p>2,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89452">
            <text:p>16689452</text:p>
          </table:table-cell>
          <table:table-cell office:value-type="float" office:value="185688069">
            <text:p>185688069</text:p>
          </table:table-cell>
          <table:table-cell office:value-type="string">
            <text:p>2013-06-25</text:p>
          </table:table-cell>
          <table:table-cell office:value-type="string">
            <text:p>S</text:p>
          </table:table-cell>
          <table:table-cell office:value-type="string">
            <text:p>2013-06-19</text:p>
          </table:table-cell>
          <table:table-cell office:value-type="float" office:value="53090412579">
            <text:p>5309041257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2.78 </text:p>
          </table:table-cell>
          <table:table-cell office:value-type="string">
            <text:p>↑ ( 0.45 . 2.60 mmol/L )</text:p>
          </table:table-cell>
          <table:table-cell office:value-type="string">
            <text:p>Triglütseriidid</text:p>
          </table:table-cell>
          <table:table-cell office:value-type="float" office:value="2.78">
            <text:p>2,7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19293">
            <text:p>17819293</text:p>
          </table:table-cell>
          <table:table-cell office:value-type="float" office:value="158989854">
            <text:p>158989854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57745352465">
            <text:p>577453524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4.01.201319 : 31 : Triglütseriidid 2.84 mmol/L</text:p>
          </table:table-cell>
          <table:table-cell office:value-type="string">
            <text:p>Triglütseriidid 2.84 mmol/L</text:p>
          </table:table-cell>
          <table:table-cell/>
          <table:table-cell office:value-type="string">
            <text:p>Triglütseriidid</text:p>
          </table:table-cell>
          <table:table-cell office:value-type="float" office:value="2.84">
            <text:p>2,84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24703">
            <text:p>16724703</text:p>
          </table:table-cell>
          <table:table-cell office:value-type="float" office:value="199686538">
            <text:p>199686538</text:p>
          </table:table-cell>
          <table:table-cell office:value-type="string">
            <text:p>2013-09-20</text:p>
          </table:table-cell>
          <table:table-cell office:value-type="string">
            <text:p>S</text:p>
          </table:table-cell>
          <table:table-cell office:value-type="string">
            <text:p>2013-09-04</text:p>
          </table:table-cell>
          <table:table-cell office:value-type="float" office:value="673040067065">
            <text:p>67304006706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 2.78 ( 2.00 . 5.30 mmol/L ) ; Triglütseriidid 2.85 ( </text:p>
          </table:table-cell>
          <table:table-cell office:value-type="string">
            <text:p>Triglütseriidid 2.85 ( </text:p>
          </table:table-cell>
          <table:table-cell office:value-type="string">
            <text:p>0.45 . 2.60 mmol/L ) ; eGFR 4 ( </text:p>
          </table:table-cell>
          <table:table-cell office:value-type="string">
            <text:p>Triglütseriidid</text:p>
          </table:table-cell>
          <table:table-cell office:value-type="float" office:value="2.85">
            <text:p>2,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760052">
            <text:p>18760052</text:p>
          </table:table-cell>
          <table:table-cell office:value-type="float" office:value="180428265">
            <text:p>180428265</text:p>
          </table:table-cell>
          <table:table-cell office:value-type="string">
            <text:p>2013-05-30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673030351763">
            <text:p>6730303517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4.05.201316 : 55 : Triglütseriidid 2.89 mmol/L</text:p>
          </table:table-cell>
          <table:table-cell office:value-type="string">
            <text:p>Triglütseriidid 2.89 mmol/L</text:p>
          </table:table-cell>
          <table:table-cell/>
          <table:table-cell office:value-type="string">
            <text:p>Triglütseriidid</text:p>
          </table:table-cell>
          <table:table-cell office:value-type="float" office:value="2.89">
            <text:p>2,8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7035">
            <text:p>347035</text:p>
          </table:table-cell>
          <table:table-cell office:value-type="float" office:value="148390211">
            <text:p>148390211</text:p>
          </table:table-cell>
          <table:table-cell office:value-type="string">
            <text:p>2012-11-14</text:p>
          </table:table-cell>
          <table:table-cell office:value-type="string">
            <text:p>S</text:p>
          </table:table-cell>
          <table:table-cell office:value-type="string">
            <text:p>2012-09-27</text:p>
          </table:table-cell>
          <table:table-cell office:value-type="float" office:value="64347065692">
            <text:p>6434706569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90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2.9">
            <text:p>2,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514713">
            <text:p>7514713</text:p>
          </table:table-cell>
          <table:table-cell office:value-type="float" office:value="84709332">
            <text:p>84709332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office:value-type="string">
            <text:p>2012-01-02</text:p>
          </table:table-cell>
          <table:table-cell office:value-type="float" office:value="45346848087">
            <text:p>4534684808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2.95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2.95">
            <text:p>2,9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66629">
            <text:p>18166629</text:p>
          </table:table-cell>
          <table:table-cell office:value-type="float" office:value="183203947">
            <text:p>183203947</text:p>
          </table:table-cell>
          <table:table-cell office:value-type="string">
            <text:p>2013-06-13</text:p>
          </table:table-cell>
          <table:table-cell office:value-type="string">
            <text:p>A</text:p>
          </table:table-cell>
          <table:table-cell office:value-type="string">
            <text:p>2013-06-07</text:p>
          </table:table-cell>
          <table:table-cell office:value-type="float" office:value="49367589592">
            <text:p>493675895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7.06.201316 : 02 : Triglütseriidid 3.0 mmol/L</text:p>
          </table:table-cell>
          <table:table-cell office:value-type="string">
            <text:p>Triglütseriidid 3.0 mmol/L</text:p>
          </table:table-cell>
          <table:table-cell/>
          <table:table-cell office:value-type="string">
            <text:p>Triglütseriidid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95587">
            <text:p>19695587</text:p>
          </table:table-cell>
          <table:table-cell office:value-type="float" office:value="216541075">
            <text:p>216541075</text:p>
          </table:table-cell>
          <table:table-cell office:value-type="string">
            <text:p>2013-12-18</text:p>
          </table:table-cell>
          <table:table-cell office:value-type="string">
            <text:p>A</text:p>
          </table:table-cell>
          <table:table-cell office:value-type="string">
            <text:p>2013-11-28</text:p>
          </table:table-cell>
          <table:table-cell office:value-type="float" office:value="673030554694">
            <text:p>6730305546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8.11.201317 : 22 : 00 : Triglütseriidid 3.03 mmol/L</text:p>
          </table:table-cell>
          <table:table-cell office:value-type="string">
            <text:p>Triglütseriidid 3.03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table:style-name="ce1" office:value-type="float" office:value="3.03">
            <text:p>3,0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8120">
            <text:p>718120</text:p>
          </table:table-cell>
          <table:table-cell office:value-type="float" office:value="126790092">
            <text:p>126790092</text:p>
          </table:table-cell>
          <table:table-cell office:value-type="string">
            <text:p>2012-06-20</text:p>
          </table:table-cell>
          <table:table-cell office:value-type="string">
            <text:p>S</text:p>
          </table:table-cell>
          <table:table-cell office:value-type="string">
            <text:p>2012-06-08</text:p>
          </table:table-cell>
          <table:table-cell office:value-type="float" office:value="16586490160">
            <text:p>1658649016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hol 4.69 ( 2.00 . 5.30 mmol/L ) fS , fP-Triglütseriidid 3.07 ( </text:p>
          </table:table-cell>
          <table:table-cell office:value-type="string">
            <text:p>fS , fP-Triglütseriidid 3.07 ( </text:p>
          </table:table-cell>
          <table:table-cell office:value-type="string">
            <text:p>0.45 . 2.60 mmol/L ) Glomerulaar</text:p>
          </table:table-cell>
          <table:table-cell office:value-type="string">
            <text:p>fS , fP-Triglütseriidid</text:p>
          </table:table-cell>
          <table:table-cell table:style-name="ce1" office:value-type="float" office:value="3.07">
            <text:p>3,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64171">
            <text:p>2364171</text:p>
          </table:table-cell>
          <table:table-cell office:value-type="float" office:value="81601904">
            <text:p>81601904</text:p>
          </table:table-cell>
          <table:table-cell office:value-type="string">
            <text:p>2012-01-27</text:p>
          </table:table-cell>
          <table:table-cell office:value-type="string">
            <text:p>A</text:p>
          </table:table-cell>
          <table:table-cell office:value-type="string">
            <text:p>2012-01-06</text:p>
          </table:table-cell>
          <table:table-cell office:value-type="float" office:value="19018612865">
            <text:p>190186128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6.01.201213 : 23 : 36 : Triglütseriidid 3.08 mmol/L</text:p>
          </table:table-cell>
          <table:table-cell office:value-type="string">
            <text:p>Triglütseriidid 3.08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3.08">
            <text:p>3,0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95827">
            <text:p>18995827</text:p>
          </table:table-cell>
          <table:table-cell office:value-type="float" office:value="197514654">
            <text:p>197514654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20551192373">
            <text:p>205511923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.09.201309 : 34 Triglütseriidid S-Trigl 3,1 mmol/l</text:p>
          </table:table-cell>
          <table:table-cell office:value-type="string">
            <text:p>S-Trigl 3,1 mmol/l</text:p>
          </table:table-cell>
          <table:table-cell office:value-type="string">
            <text:p><text:s/>0.45 - 2.4</text:p>
          </table:table-cell>
          <table:table-cell office:value-type="string">
            <text:p>S-Trigl</text:p>
          </table:table-cell>
          <table:table-cell table:style-name="ce1" office:value-type="float" office:value="3.1">
            <text:p>3,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34672">
            <text:p>19634672</text:p>
          </table:table-cell>
          <table:table-cell office:value-type="float" office:value="172865794">
            <text:p>172865794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4-17</text:p>
          </table:table-cell>
          <table:table-cell office:value-type="float" office:value="53277543254">
            <text:p>532775432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7.04.201319 : 11 : Triglütseriidid 3.18 mmol/L</text:p>
          </table:table-cell>
          <table:table-cell office:value-type="string">
            <text:p>Triglütseriidid 3.18 mmol/L</text:p>
          </table:table-cell>
          <table:table-cell/>
          <table:table-cell office:value-type="string">
            <text:p>Triglütseriidid</text:p>
          </table:table-cell>
          <table:table-cell office:value-type="float" office:value="3.18">
            <text:p>3,1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15127">
            <text:p>7115127</text:p>
          </table:table-cell>
          <table:table-cell office:value-type="float" office:value="125145633">
            <text:p>125145633</text:p>
          </table:table-cell>
          <table:table-cell office:value-type="string">
            <text:p>2012-05-31</text:p>
          </table:table-cell>
          <table:table-cell office:value-type="string">
            <text:p>A</text:p>
          </table:table-cell>
          <table:table-cell office:value-type="string">
            <text:p>2012-05-28</text:p>
          </table:table-cell>
          <table:table-cell office:value-type="float" office:value="99607013253">
            <text:p>9960701325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3.18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3.18">
            <text:p>3,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698620">
            <text:p>18698620</text:p>
          </table:table-cell>
          <table:table-cell office:value-type="float" office:value="208150085">
            <text:p>208150085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10-23</text:p>
          </table:table-cell>
          <table:table-cell office:value-type="float" office:value="70468137261">
            <text:p>704681372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3.10.201317 : 10 : Triglütseriidid 3.20 mmol/L</text:p>
          </table:table-cell>
          <table:table-cell office:value-type="string">
            <text:p>Triglütseriidid 3.20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table:style-name="ce1" office:value-type="float" office:value="3.2">
            <text:p>3,2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26626">
            <text:p>4526626</text:p>
          </table:table-cell>
          <table:table-cell office:value-type="float" office:value="84636391">
            <text:p>84636391</text:p>
          </table:table-cell>
          <table:table-cell office:value-type="string">
            <text:p>2012-02-14</text:p>
          </table:table-cell>
          <table:table-cell office:value-type="string">
            <text:p>A</text:p>
          </table:table-cell>
          <table:table-cell office:value-type="string">
            <text:p>2012-02-02</text:p>
          </table:table-cell>
          <table:table-cell office:value-type="float" office:value="43807218604">
            <text:p>438072186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3.20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table:style-name="ce1" office:value-type="float" office:value="3.2">
            <text:p>3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03899">
            <text:p>24103899</text:p>
          </table:table-cell>
          <table:table-cell office:value-type="float" office:value="183955955">
            <text:p>183955955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673041942877">
            <text:p>6730419428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4.78 ( 2.00 . 5.30 mmol/L ) Triglütseriidid 3.20 ( </text:p>
          </table:table-cell>
          <table:table-cell office:value-type="string">
            <text:p>Triglütseriidid 3.20 ( </text:p>
          </table:table-cell>
          <table:table-cell office:value-type="string">
            <text:p>0.45 . 2.60 mmol/L ) CK 199 ( &lt;1</text:p>
          </table:table-cell>
          <table:table-cell office:value-type="string">
            <text:p>Triglütseriidid</text:p>
          </table:table-cell>
          <table:table-cell table:style-name="ce1" office:value-type="float" office:value="3.2">
            <text:p>3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30400">
            <text:p>23730400</text:p>
          </table:table-cell>
          <table:table-cell office:value-type="float" office:value="170727867">
            <text:p>170727867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office:value-type="string">
            <text:p>2013-03-12</text:p>
          </table:table-cell>
          <table:table-cell office:value-type="float" office:value="673037313695">
            <text:p>6730373136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3.24 ( </text:p>
          </table:table-cell>
          <table:table-cell office:value-type="string">
            <text:p>0.45 . 2.60 mmol/L )</text:p>
          </table:table-cell>
          <table:table-cell office:value-type="string">
            <text:p>Triglütseriidid</text:p>
          </table:table-cell>
          <table:table-cell office:value-type="float" office:value="3.24">
            <text:p>3,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757015">
            <text:p>17757015</text:p>
          </table:table-cell>
          <table:table-cell office:value-type="float" office:value="162340275">
            <text:p>162340275</text:p>
          </table:table-cell>
          <table:table-cell office:value-type="string">
            <text:p>2013-02-08</text:p>
          </table:table-cell>
          <table:table-cell office:value-type="string">
            <text:p>A</text:p>
          </table:table-cell>
          <table:table-cell office:value-type="string">
            <text:p>2013-02-06</text:p>
          </table:table-cell>
          <table:table-cell office:value-type="float" office:value="673032233594">
            <text:p>67303223359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6.02.201312 : 36 : triglütseriidid 3.27 mmol/L</text:p>
          </table:table-cell>
          <table:table-cell office:value-type="string">
            <text:p>triglütseriidid 3.27 mmol/L</text:p>
          </table:table-cell>
          <table:table-cell/>
          <table:table-cell office:value-type="string">
            <text:p>triglütseriidid</text:p>
          </table:table-cell>
          <table:table-cell office:value-type="float" office:value="3.27">
            <text:p>3,2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92661">
            <text:p>18092661</text:p>
          </table:table-cell>
          <table:table-cell office:value-type="float" office:value="200583344">
            <text:p>200583344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82023880469">
            <text:p>820238804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6.09.201311 : 56 : triglütseriidid 3.28 mmol/L</text:p>
          </table:table-cell>
          <table:table-cell office:value-type="string">
            <text:p>triglütseriidid 3.28 mmol/L</text:p>
          </table:table-cell>
          <table:table-cell office:value-type="string">
            <text:p><text:s/>[ norm 0.1 - 2.2 ]</text:p>
          </table:table-cell>
          <table:table-cell office:value-type="string">
            <text:p>triglütseriidid</text:p>
          </table:table-cell>
          <table:table-cell office:value-type="float" office:value="3.28">
            <text:p>3,2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89628">
            <text:p>19889628</text:p>
          </table:table-cell>
          <table:table-cell office:value-type="float" office:value="213205748">
            <text:p>213205748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6355">
            <text:p>6730304163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L-1,04mmol/l , LDL-5,17mmol/l , trigl -3,33</text:p>
          </table:table-cell>
          <table:table-cell office:value-type="string">
            <text:p>trigl -3,33</text:p>
          </table:table-cell>
          <table:table-cell office:value-type="string">
            <text:p>Pt olemas aeg gastroenteroloogi </text:p>
          </table:table-cell>
          <table:table-cell office:value-type="string">
            <text:p>trigl</text:p>
          </table:table-cell>
          <table:table-cell office:value-type="float" office:value="3.33">
            <text:p>3,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143142">
            <text:p>24143142</text:p>
          </table:table-cell>
          <table:table-cell office:value-type="float" office:value="181235699">
            <text:p>181235699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89606485705">
            <text:p>896064857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3.43 </text:p>
          </table:table-cell>
          <table:table-cell office:value-type="string">
            <text:p>↑ ( 0.45 . 2.60 mmol/L )</text:p>
          </table:table-cell>
          <table:table-cell office:value-type="string">
            <text:p>Triglütseriidid</text:p>
          </table:table-cell>
          <table:table-cell office:value-type="float" office:value="3.43">
            <text:p>3,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7540">
            <text:p>2267540</text:p>
          </table:table-cell>
          <table:table-cell office:value-type="float" office:value="89402411">
            <text:p>89402411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4-02</text:p>
          </table:table-cell>
          <table:table-cell office:value-type="float" office:value="98713892297">
            <text:p>987138922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2.04.201215 : 29 : 44 : Triglütseriidid 3.43 mmol/L</text:p>
          </table:table-cell>
          <table:table-cell office:value-type="string">
            <text:p>Triglütseriidid 3.43 mmol/L</text:p>
          </table:table-cell>
          <table:table-cell/>
          <table:table-cell office:value-type="string">
            <text:p>Triglütseriidid</text:p>
          </table:table-cell>
          <table:table-cell office:value-type="float" office:value="3.43">
            <text:p>3,4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18732">
            <text:p>24618732</text:p>
          </table:table-cell>
          <table:table-cell office:value-type="float" office:value="177486009">
            <text:p>177486009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4-15</text:p>
          </table:table-cell>
          <table:table-cell office:value-type="float" office:value="74758143190">
            <text:p>747581431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3.39 ( 1.40 . 4.70 mmol/L ) Triglütseriidid 3.45 ( </text:p>
          </table:table-cell>
          <table:table-cell office:value-type="string">
            <text:p>Triglütseriidid 3.45 ( </text:p>
          </table:table-cell>
          <table:table-cell office:value-type="string">
            <text:p>0.45 . 2.60 mmol/L ) Kusihape 45</text:p>
          </table:table-cell>
          <table:table-cell office:value-type="string">
            <text:p>Triglütseriidid</text:p>
          </table:table-cell>
          <table:table-cell office:value-type="float" office:value="3.45">
            <text:p>3,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1709">
            <text:p>461709</text:p>
          </table:table-cell>
          <table:table-cell office:value-type="float" office:value="136342005">
            <text:p>136342005</text:p>
          </table:table-cell>
          <table:table-cell office:value-type="string">
            <text:p>2012-08-30</text:p>
          </table:table-cell>
          <table:table-cell office:value-type="string">
            <text:p>S</text:p>
          </table:table-cell>
          <table:table-cell office:value-type="string">
            <text:p>2012-08-26</text:p>
          </table:table-cell>
          <table:table-cell office:value-type="float" office:value="53578777857">
            <text:p>5357877785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3.46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3.46">
            <text:p>3,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561273">
            <text:p>19561273</text:p>
          </table:table-cell>
          <table:table-cell office:value-type="float" office:value="175457247">
            <text:p>175457247</text:p>
          </table:table-cell>
          <table:table-cell office:value-type="string">
            <text:p>2013-04-08</text:p>
          </table:table-cell>
          <table:table-cell office:value-type="string">
            <text:p>A</text:p>
          </table:table-cell>
          <table:table-cell office:value-type="string">
            <text:p>2013-04-05</text:p>
          </table:table-cell>
          <table:table-cell office:value-type="float" office:value="64640279024">
            <text:p>646402790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5.04.201318 : 35 : Triglütseriidid 3.55 mmol/L</text:p>
          </table:table-cell>
          <table:table-cell office:value-type="string">
            <text:p>Triglütseriidid 3.55 mmol/L</text:p>
          </table:table-cell>
          <table:table-cell/>
          <table:table-cell office:value-type="string">
            <text:p>Triglütseriidid</text:p>
          </table:table-cell>
          <table:table-cell office:value-type="float" office:value="3.55">
            <text:p>3,5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34524">
            <text:p>19334524</text:p>
          </table:table-cell>
          <table:table-cell office:value-type="float" office:value="212085098">
            <text:p>212085098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1-20</text:p>
          </table:table-cell>
          <table:table-cell office:value-type="float" office:value="673030356107">
            <text:p>6730303561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0.11.201315 : 41 : 59 : Triglütseriidid 3.55 mmol/L</text:p>
          </table:table-cell>
          <table:table-cell office:value-type="string">
            <text:p>Triglütseriidid 3.55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office:value-type="float" office:value="3.55">
            <text:p>3,5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98142">
            <text:p>7098142</text:p>
          </table:table-cell>
          <table:table-cell office:value-type="float" office:value="123444431">
            <text:p>123444431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5-25</text:p>
          </table:table-cell>
          <table:table-cell office:value-type="float" office:value="34330957183">
            <text:p>3433095718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3.68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3.68">
            <text:p>3,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89366">
            <text:p>2689366</text:p>
          </table:table-cell>
          <table:table-cell office:value-type="float" office:value="153407899">
            <text:p>153407899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29590935743">
            <text:p>295909357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3.12.201212 : 22 : triglütseriidid 3.70 mmol/L</text:p>
          </table:table-cell>
          <table:table-cell office:value-type="string">
            <text:p>triglütseriidid 3.70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3.7">
            <text:p>3,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389858">
            <text:p>17389858</text:p>
          </table:table-cell>
          <table:table-cell office:value-type="float" office:value="215879401">
            <text:p>215879401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12-02</text:p>
          </table:table-cell>
          <table:table-cell office:value-type="float" office:value="673030466270">
            <text:p>6730304662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2.12.201314 : 23 : Triglütseriidid 3.75 mmol/L</text:p>
          </table:table-cell>
          <table:table-cell office:value-type="string">
            <text:p>Triglütseriidid 3.75 mmol/L</text:p>
          </table:table-cell>
          <table:table-cell office:value-type="string">
            <text:p><text:s/>[ norm .. - 1.7 ]</text:p>
          </table:table-cell>
          <table:table-cell office:value-type="string">
            <text:p>Triglütseriidid</text:p>
          </table:table-cell>
          <table:table-cell office:value-type="float" office:value="3.75">
            <text:p>3,7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35910">
            <text:p>2635910</text:p>
          </table:table-cell>
          <table:table-cell office:value-type="float" office:value="134845046">
            <text:p>134845046</text:p>
          </table:table-cell>
          <table:table-cell office:value-type="string">
            <text:p>2012-07-19</text:p>
          </table:table-cell>
          <table:table-cell office:value-type="string">
            <text:p>A</text:p>
          </table:table-cell>
          <table:table-cell office:value-type="string">
            <text:p>2012-06-15</text:p>
          </table:table-cell>
          <table:table-cell office:value-type="float" office:value="22272839085">
            <text:p>222728390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5.06.201211 : 08 : Triglütseriidid 3.90 mmol/L</text:p>
          </table:table-cell>
          <table:table-cell office:value-type="string">
            <text:p>Triglütseriidid 3.90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3.9">
            <text:p>3,9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76223">
            <text:p>16776223</text:p>
          </table:table-cell>
          <table:table-cell office:value-type="float" office:value="195448145">
            <text:p>195448145</text:p>
          </table:table-cell>
          <table:table-cell office:value-type="string">
            <text:p>2013-08-30</text:p>
          </table:table-cell>
          <table:table-cell office:value-type="string">
            <text:p>S</text:p>
          </table:table-cell>
          <table:table-cell office:value-type="string">
            <text:p>2013-08-29</text:p>
          </table:table-cell>
          <table:table-cell office:value-type="float" office:value="59499823456">
            <text:p>5949982345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4.01 </text:p>
          </table:table-cell>
          <table:table-cell office:value-type="string">
            <text:p>↑ ( 0.45 . 2.60 mmol/L )</text:p>
          </table:table-cell>
          <table:table-cell office:value-type="string">
            <text:p>Triglütseriidid</text:p>
          </table:table-cell>
          <table:table-cell table:style-name="ce1" office:value-type="float" office:value="4.01">
            <text:p>4,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876207">
            <text:p>17876207</text:p>
          </table:table-cell>
          <table:table-cell office:value-type="float" office:value="174000288">
            <text:p>174000288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90896026983">
            <text:p>908960269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4.04.2013 Triglütseriidid 4.17 mmol/L</text:p>
          </table:table-cell>
          <table:table-cell office:value-type="string">
            <text:p>Triglütseriidid 4.17 mmol/L</text:p>
          </table:table-cell>
          <table:table-cell/>
          <table:table-cell office:value-type="string">
            <text:p>Triglütseriidid</text:p>
          </table:table-cell>
          <table:table-cell office:value-type="float" office:value="4.17">
            <text:p>4,1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88859">
            <text:p>16788859</text:p>
          </table:table-cell>
          <table:table-cell office:value-type="float" office:value="190615121">
            <text:p>190615121</text:p>
          </table:table-cell>
          <table:table-cell office:value-type="string">
            <text:p>2013-07-31</text:p>
          </table:table-cell>
          <table:table-cell office:value-type="string">
            <text:p>S</text:p>
          </table:table-cell>
          <table:table-cell office:value-type="string">
            <text:p>2013-07-24</text:p>
          </table:table-cell>
          <table:table-cell office:value-type="float" office:value="87721992788">
            <text:p>8772199278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4.24 </text:p>
          </table:table-cell>
          <table:table-cell office:value-type="string">
            <text:p>↑ ( 0.45 . 2.60 mmol/L )</text:p>
          </table:table-cell>
          <table:table-cell office:value-type="string">
            <text:p>Triglütseriidid</text:p>
          </table:table-cell>
          <table:table-cell office:value-type="float" office:value="4.24">
            <text:p>4,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322027">
            <text:p>19322027</text:p>
          </table:table-cell>
          <table:table-cell office:value-type="float" office:value="198109010">
            <text:p>198109010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11527653815">
            <text:p>115276538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3.09.201317 : 05 : Triglütseriidid 4.30 mmol/L</text:p>
          </table:table-cell>
          <table:table-cell office:value-type="string">
            <text:p>Triglütseriidid 4.30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4.3">
            <text:p>4,3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20670">
            <text:p>17120670</text:p>
          </table:table-cell>
          <table:table-cell office:value-type="float" office:value="158917451">
            <text:p>158917451</text:p>
          </table:table-cell>
          <table:table-cell office:value-type="string">
            <text:p>2013-01-25</text:p>
          </table:table-cell>
          <table:table-cell office:value-type="string">
            <text:p>A</text:p>
          </table:table-cell>
          <table:table-cell office:value-type="string">
            <text:p>2013-01-22</text:p>
          </table:table-cell>
          <table:table-cell office:value-type="float" office:value="44456248764">
            <text:p>444562487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22.01.201319 : 05 : Triglütseriidid 4.47 mmol/L</text:p>
          </table:table-cell>
          <table:table-cell office:value-type="string">
            <text:p>Triglütseriidid 4.47 mmol/L</text:p>
          </table:table-cell>
          <table:table-cell/>
          <table:table-cell office:value-type="string">
            <text:p>Triglütseriidid</text:p>
          </table:table-cell>
          <table:table-cell office:value-type="float" office:value="4.47">
            <text:p>4,47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28782">
            <text:p>17628782</text:p>
          </table:table-cell>
          <table:table-cell office:value-type="float" office:value="179643260">
            <text:p>179643260</text:p>
          </table:table-cell>
          <table:table-cell office:value-type="string">
            <text:p>2012-06-06</text:p>
          </table:table-cell>
          <table:table-cell office:value-type="string">
            <text:p>A</text:p>
          </table:table-cell>
          <table:table-cell office:value-type="string">
            <text:p>2012-06-05</text:p>
          </table:table-cell>
          <table:table-cell office:value-type="float" office:value="74372583923">
            <text:p>743725839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5.06.201216 : 39 : Triglütseriidid 4.51 mmol/L</text:p>
          </table:table-cell>
          <table:table-cell office:value-type="string">
            <text:p>Triglütseriidid 4.51 mmol/L</text:p>
          </table:table-cell>
          <table:table-cell/>
          <table:table-cell office:value-type="string">
            <text:p>Triglütseriidid</text:p>
          </table:table-cell>
          <table:table-cell office:value-type="float" office:value="4.51">
            <text:p>4,51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99749">
            <text:p>13199749</text:p>
          </table:table-cell>
          <table:table-cell office:value-type="float" office:value="211701510">
            <text:p>211701510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0-08</text:p>
          </table:table-cell>
          <table:table-cell office:value-type="float" office:value="673037458847">
            <text:p>67303745884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3.18 ( 2.00 . 5.30 mmol/L ) Triglütseriidid 4.56 </text:p>
          </table:table-cell>
          <table:table-cell office:value-type="string">
            <text:p>Triglütseriidid 4.56 </text:p>
          </table:table-cell>
          <table:table-cell office:value-type="string">
            <text:p>↑ ( 0.45 . 2.60 mmol/L ) Kusihap</text:p>
          </table:table-cell>
          <table:table-cell office:value-type="string">
            <text:p>Triglütseriidid</text:p>
          </table:table-cell>
          <table:table-cell office:value-type="float" office:value="4.56">
            <text:p>4,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444894">
            <text:p>16444894</text:p>
          </table:table-cell>
          <table:table-cell office:value-type="float" office:value="207629463">
            <text:p>207629463</text:p>
          </table:table-cell>
          <table:table-cell office:value-type="string">
            <text:p>2013-11-07</text:p>
          </table:table-cell>
          <table:table-cell office:value-type="string">
            <text:p>S</text:p>
          </table:table-cell>
          <table:table-cell office:value-type="string">
            <text:p>2013-11-05</text:p>
          </table:table-cell>
          <table:table-cell office:value-type="float" office:value="92603514075">
            <text:p>926035140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4.66 </text:p>
          </table:table-cell>
          <table:table-cell office:value-type="string">
            <text:p>↑ ( 0.45 . 2.60 mmol/L )</text:p>
          </table:table-cell>
          <table:table-cell office:value-type="string">
            <text:p>Triglütseriidid</text:p>
          </table:table-cell>
          <table:table-cell office:value-type="float" office:value="4.66">
            <text:p>4,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27643">
            <text:p>10627643</text:p>
          </table:table-cell>
          <table:table-cell office:value-type="float" office:value="201438728">
            <text:p>201438728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office:value-type="string">
            <text:p>2013-08-13</text:p>
          </table:table-cell>
          <table:table-cell office:value-type="float" office:value="673030559927">
            <text:p>6730305599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 4.46 ↑ ( 1.20 . 4.30 mmol/L ) Triglütseriidid 4.70 </text:p>
          </table:table-cell>
          <table:table-cell office:value-type="string">
            <text:p>Triglütseriidid 4.70 </text:p>
          </table:table-cell>
          <table:table-cell office:value-type="string">
            <text:p>↑ ( 0.45 . 2.60 mmol/L ) Kusihap</text:p>
          </table:table-cell>
          <table:table-cell office:value-type="string">
            <text:p>Triglütseriidid</text:p>
          </table:table-cell>
          <table:table-cell table:style-name="ce1" office:value-type="float" office:value="4.7">
            <text:p>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45305">
            <text:p>8745305</text:p>
          </table:table-cell>
          <table:table-cell office:value-type="float" office:value="138482330">
            <text:p>138482330</text:p>
          </table:table-cell>
          <table:table-cell office:value-type="string">
            <text:p>2012-09-13</text:p>
          </table:table-cell>
          <table:table-cell office:value-type="string">
            <text:p>A</text:p>
          </table:table-cell>
          <table:table-cell office:value-type="string">
            <text:p>2012-09-12</text:p>
          </table:table-cell>
          <table:table-cell office:value-type="float" office:value="44373235418">
            <text:p>4437323541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fS , fP-Triglütseriidid 4.91 ( </text:p>
          </table:table-cell>
          <table:table-cell office:value-type="string">
            <text:p>0.45 . 2.60 mmol/L )</text:p>
          </table:table-cell>
          <table:table-cell office:value-type="string">
            <text:p>fS , fP-Triglütseriidid</text:p>
          </table:table-cell>
          <table:table-cell office:value-type="float" office:value="4.91">
            <text:p>4,9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044717">
            <text:p>23044717</text:p>
          </table:table-cell>
          <table:table-cell office:value-type="float" office:value="172122465">
            <text:p>172122465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3-28</text:p>
          </table:table-cell>
          <table:table-cell office:value-type="float" office:value="82959273689">
            <text:p>829592736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/lHDL 0,93 mmol/lLDL 3,28 mmol/lTriglütseriidid 4,95 mmol/l</text:p>
          </table:table-cell>
          <table:table-cell office:value-type="string">
            <text:p>Triglütseriidid 4,95 mmol/l</text:p>
          </table:table-cell>
          <table:table-cell office:value-type="string">
            <text:p>Kusihape 462 pmol/lPSA 0,221 pg/</text:p>
          </table:table-cell>
          <table:table-cell office:value-type="string">
            <text:p>Triglütseriidid</text:p>
          </table:table-cell>
          <table:table-cell office:value-type="float" office:value="4.95">
            <text:p>4,95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09635">
            <text:p>17509635</text:p>
          </table:table-cell>
          <table:table-cell office:value-type="float" office:value="197875865">
            <text:p>197875865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16480083218">
            <text:p>164800832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13.09.201317 : 48 : 34 : Triglütseriidid 5.18 mmol/L</text:p>
          </table:table-cell>
          <table:table-cell office:value-type="string">
            <text:p>Triglütseriidid 5.18 mmol/L</text:p>
          </table:table-cell>
          <table:table-cell/>
          <table:table-cell office:value-type="string">
            <text:p>Triglütseriidid</text:p>
          </table:table-cell>
          <table:table-cell office:value-type="float" office:value="5.18">
            <text:p>5,1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62676">
            <text:p>13662676</text:p>
          </table:table-cell>
          <table:table-cell office:value-type="float" office:value="214821144">
            <text:p>214821144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17124624999">
            <text:p>171246249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LDL 3.93 ( 1.20 . 4.30 mmol/L ) Triglütseriidid 5.79 </text:p>
          </table:table-cell>
          <table:table-cell office:value-type="string">
            <text:p>Triglütseriidid 5.79 </text:p>
          </table:table-cell>
          <table:table-cell office:value-type="string">
            <text:p>↑ ( 0.45 . 2.60 mmol/L ) Kusihap</text:p>
          </table:table-cell>
          <table:table-cell office:value-type="string">
            <text:p>Triglütseriidid</text:p>
          </table:table-cell>
          <table:table-cell office:value-type="float" office:value="5.79">
            <text:p>5,7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56363">
            <text:p>2556363</text:p>
          </table:table-cell>
          <table:table-cell office:value-type="float" office:value="142539449">
            <text:p>142539449</text:p>
          </table:table-cell>
          <table:table-cell office:value-type="string">
            <text:p>2012-10-18</text:p>
          </table:table-cell>
          <table:table-cell office:value-type="string">
            <text:p>A</text:p>
          </table:table-cell>
          <table:table-cell office:value-type="string">
            <text:p>2012-10-15</text:p>
          </table:table-cell>
          <table:table-cell office:value-type="float" office:value="42003294586">
            <text:p>420032945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(\s*(?P&lt;unit&gt;((mmoo?l?i?|mm|MMOL|mol)(\s*[-/]\s*(L|l))?|MMOL/L)))?</text:p>
          </table:table-cell>
          <table:table-cell office:value-type="string">
            <text:p>NULL</text:p>
          </table:table-cell>
          <table:table-cell office:value-type="string">
            <text:p>.5 mmol/l , 15.10.201220 : 07 : Triglütseriidid 5.86 mmol/L</text:p>
          </table:table-cell>
          <table:table-cell office:value-type="string">
            <text:p>Triglütseriidid 5.86 mmol/L</text:p>
          </table:table-cell>
          <table:table-cell office:value-type="string">
            <text:p><text:s/>( Anal teinud söönuna , TG kõrg</text:p>
          </table:table-cell>
          <table:table-cell office:value-type="string">
            <text:p>Triglütseriidid</text:p>
          </table:table-cell>
          <table:table-cell office:value-type="float" office:value="5.86">
            <text:p>5,8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45418">
            <text:p>16345418</text:p>
          </table:table-cell>
          <table:table-cell office:value-type="float" office:value="189160000">
            <text:p>189160000</text:p>
          </table:table-cell>
          <table:table-cell office:value-type="string">
            <text:p>2013-07-22</text:p>
          </table:table-cell>
          <table:table-cell office:value-type="string">
            <text:p>S</text:p>
          </table:table-cell>
          <table:table-cell office:value-type="string">
            <text:p>2013-07-17</text:p>
          </table:table-cell>
          <table:table-cell office:value-type="float" office:value="673036009787">
            <text:p>67303600978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table:number-columns-repeated="2" office:value-type="string">
            <text:p>Triglütseriidid 5.98 </text:p>
          </table:table-cell>
          <table:table-cell office:value-type="string">
            <text:p>↑ ( 0.45 . 2.60 mmol/L )</text:p>
          </table:table-cell>
          <table:table-cell office:value-type="string">
            <text:p>Triglütseriidid</text:p>
          </table:table-cell>
          <table:table-cell office:value-type="float" office:value="5.98">
            <text:p>5,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36650">
            <text:p>17436650</text:p>
          </table:table-cell>
          <table:table-cell office:value-type="float" office:value="201967570">
            <text:p>201967570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2272210405">
            <text:p>722722104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<text:s/>; LDL kolesterool 5.0 mmol/l ; Triglütseriidid 6.08 mmol/L</text:p>
          </table:table-cell>
          <table:table-cell office:value-type="string">
            <text:p>Triglütseriidid 6.08 mmol/L</text:p>
          </table:table-cell>
          <table:table-cell office:value-type="string">
            <text:p><text:s/>;</text:p>
          </table:table-cell>
          <table:table-cell office:value-type="string">
            <text:p>Triglütseriidid</text:p>
          </table:table-cell>
          <table:table-cell table:style-name="ce1" office:value-type="float" office:value="6.08">
            <text:p>6,08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27265">
            <text:p>18427265</text:p>
          </table:table-cell>
          <table:table-cell office:value-type="float" office:value="200196886">
            <text:p>200196886</text:p>
          </table:table-cell>
          <table:table-cell office:value-type="string">
            <text:p>2013-09-29</text:p>
          </table:table-cell>
          <table:table-cell office:value-type="string">
            <text:p>A</text:p>
          </table:table-cell>
          <table:table-cell office:value-type="string">
            <text:p>2013-09-03</text:p>
          </table:table-cell>
          <table:table-cell office:value-type="float" office:value="673030339940">
            <text:p>67303033994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TRIGLÜTSERIIDID</text:p>
          </table:table-cell>
          <table:table-cell office:value-type="string">
            <text:p>(?P&lt;key&gt;((f)?[Ss]\s*(,\s*(f)?P\s*)?\-?|PlrF-)?(([Tt]riglütseriidid|[Tt]rigl)))[-=. ]*(?P&lt;value&gt;([0-9])+(\s?[,.]\s?[0-9]+)?)\s*\(?\s*(?P&lt;unit&gt;((mmoo?l?i?|mm|MMOL|mol)(\s*[-/]\s*(L|l))?|MMOL/L))?</text:p>
          </table:table-cell>
          <table:table-cell office:value-type="string">
            <text:p>NULL</text:p>
          </table:table-cell>
          <table:table-cell office:value-type="string">
            <text:p>03.09.201319 : 13 : Triglütseriidid 7.60 mmol/L</text:p>
          </table:table-cell>
          <table:table-cell office:value-type="string">
            <text:p>Triglütseriidid 7.60 mmol/L</text:p>
          </table:table-cell>
          <table:table-cell/>
          <table:table-cell office:value-type="string">
            <text:p>Triglütseriidid</text:p>
          </table:table-cell>
          <table:table-cell table:style-name="ce1" office:value-type="float" office:value="7.6">
            <text:p>7,6</text:p>
          </table:table-cell>
          <table:table-cell table:number-columns-repeated="2" office:value-type="string">
            <text:p>NULL</text:p>
          </table:table-cell>
          <table:table-cell office:value-type="string">
            <text:p>mmol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T1048576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7T15:38:09.03</dc:date>
    <meta:document-statistic meta:table-count="1" meta:cell-count="14861" meta:object-count="0"/>
    <meta:generator>LibreOffice/4.0.0.3$Windows_x86 LibreOffice_project/7545bee9c2a0782548772a21bc84a9dcc583b89</meta:generator>
  </office:meta>
</office:document-meta>
</file>